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8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959480" table:style-name="ce7">
            <text:p>10.959.480</text:p>
          </table:table-cell>
          <table:table-cell office:value-type="float" office:value="672000" table:style-name="ce7">
            <text:p>672.000</text:p>
          </table:table-cell>
          <table:table-cell office:value-type="float" office:value="2819500" table:style-name="ce7">
            <text:p>2.8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321680" table:style-name="ce9">
            <text:p>16.321.680</text:p>
          </table:table-cell>
          <table:table-cell office:value-type="float" office:value="16016523.5" table:style-name="ce9">
            <text:p>16.016.524</text:p>
          </table:table-cell>
          <table:table-cell office:value-type="percentage" office:value="0.98130360967743513" table:style-name="ce10">
            <text:p>98,1%</text:p>
          </table:table-cell>
          <table:table-cell office:value-type="float" office:value="7409327" table:style-name="ce8">
            <text:p>7.409.327</text:p>
          </table:table-cell>
          <table:table-cell office:value-type="float" office:value="6895758" table:style-name="ce8">
            <text:p>6.895.758</text:p>
          </table:table-cell>
          <table:table-cell office:value-type="float" office:value="3050136" table:style-name="ce8">
            <text:p>3.050.136</text:p>
          </table:table-cell>
          <table:table-cell office:value-type="date" office:date-value="2022-01-26T00:00:00" table:style-name="ce11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73981" table:style-name="ce7">
            <text:p>1.773.981</text:p>
          </table:table-cell>
          <table:table-cell office:value-type="float" office:value="96000" table:style-name="ce7">
            <text:p>96.000</text:p>
          </table:table-cell>
          <table:table-cell office:value-type="float" office:value="448490" table:style-name="ce7">
            <text:p>448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632361" table:style-name="ce14">
            <text:p>2.632.361</text:p>
          </table:table-cell>
          <table:table-cell office:value-type="float" office:value="2523583" table:style-name="ce14">
            <text:p>2.523.583</text:p>
          </table:table-cell>
          <table:table-cell office:value-type="percentage" office:value="0.95867664047598333" table:style-name="ce15">
            <text:p>95,9%</text:p>
          </table:table-cell>
          <table:table-cell office:value-type="float" office:value="1139441" table:style-name="ce13">
            <text:p>1.139.441</text:p>
          </table:table-cell>
          <table:table-cell office:value-type="float" office:value="1072970" table:style-name="ce13">
            <text:p>1.072.970</text:p>
          </table:table-cell>
          <table:table-cell office:value-type="float" office:value="597029" table:style-name="ce13">
            <text:p>597.029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03185" table:style-name="ce7">
            <text:p>1.503.185</text:p>
          </table:table-cell>
          <table:table-cell office:value-type="float" office:value="54000" table:style-name="ce7">
            <text:p>54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337125" table:style-name="ce14">
            <text:p>2.337.125</text:p>
          </table:table-cell>
          <table:table-cell office:value-type="float" office:value="2201909" table:style-name="ce14">
            <text:p>2.201.909</text:p>
          </table:table-cell>
          <table:table-cell office:value-type="percentage" office:value="0.94214430122479542" table:style-name="ce15">
            <text:p>94,2%</text:p>
          </table:table-cell>
          <table:table-cell office:value-type="float" office:value="921542" table:style-name="ce13">
            <text:p>921.542</text:p>
          </table:table-cell>
          <table:table-cell office:value-type="float" office:value="871694" table:style-name="ce13">
            <text:p>871.694</text:p>
          </table:table-cell>
          <table:table-cell office:value-type="float" office:value="662740" table:style-name="ce13">
            <text:p>662.740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90000" table:style-name="ce7">
            <text:p>90.000</text:p>
          </table:table-cell>
          <table:table-cell office:value-type="float" office:value="529070" table:style-name="ce7">
            <text:p>529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19874" table:style-name="ce14">
            <text:p>2.219.874</text:p>
          </table:table-cell>
          <table:table-cell office:value-type="float" office:value="1958715.5" table:style-name="ce14">
            <text:p>1.958.716</text:p>
          </table:table-cell>
          <table:table-cell office:value-type="percentage" office:value="0.88235435885099789" table:style-name="ce15">
            <text:p>88,2%</text:p>
          </table:table-cell>
          <table:table-cell office:value-type="float" office:value="921596" table:style-name="ce13">
            <text:p>921.596</text:p>
          </table:table-cell>
          <table:table-cell office:value-type="float" office:value="877144" table:style-name="ce13">
            <text:p>877.144</text:p>
          </table:table-cell>
          <table:table-cell office:value-type="float" office:value="398170" table:style-name="ce13">
            <text:p>398.170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623110" table:style-name="ce7">
            <text:p>2.623.110</text:p>
          </table:table-cell>
          <table:table-cell office:value-type="float" office:value="144000" table:style-name="ce7">
            <text:p>144.000</text:p>
          </table:table-cell>
          <table:table-cell office:value-type="float" office:value="724700" table:style-name="ce7">
            <text:p>7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081260" table:style-name="ce14">
            <text:p>4.081.260</text:p>
          </table:table-cell>
          <table:table-cell office:value-type="float" office:value="3939797" table:style-name="ce14">
            <text:p>3.939.797</text:p>
          </table:table-cell>
          <table:table-cell office:value-type="percentage" office:value="0.9653384003959562" table:style-name="ce15">
            <text:p>96,5%</text:p>
          </table:table-cell>
          <table:table-cell office:value-type="float" office:value="1802216" table:style-name="ce13">
            <text:p>1.802.216</text:p>
          </table:table-cell>
          <table:table-cell office:value-type="float" office:value="1678033" table:style-name="ce13">
            <text:p>1.678.033</text:p>
          </table:table-cell>
          <table:table-cell office:value-type="float" office:value="826004" table:style-name="ce13">
            <text:p>826.004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82915" table:style-name="ce7">
            <text:p>882.915</text:p>
          </table:table-cell>
          <table:table-cell office:value-type="float" office:value="42000" table:style-name="ce7">
            <text:p>42.000</text:p>
          </table:table-cell>
          <table:table-cell office:value-type="float" office:value="170400" table:style-name="ce7">
            <text:p>170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37950" table:style-name="ce14">
            <text:p>1.237.950</text:p>
          </table:table-cell>
          <table:table-cell office:value-type="float" office:value="1185569.5" table:style-name="ce14">
            <text:p>1.185.570</text:p>
          </table:table-cell>
          <table:table-cell office:value-type="percentage" office:value="0.95768770951977056" table:style-name="ce15">
            <text:p>95,8%</text:p>
          </table:table-cell>
          <table:table-cell office:value-type="float" office:value="514929" table:style-name="ce13">
            <text:p>514.929</text:p>
          </table:table-cell>
          <table:table-cell office:value-type="float" office:value="487470" table:style-name="ce13">
            <text:p>487.470</text:p>
          </table:table-cell>
          <table:table-cell office:value-type="float" office:value="298491" table:style-name="ce13">
            <text:p>298.491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44000" table:style-name="ce7">
            <text:p>14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304958" table:style-name="ce14">
            <text:p>5.304.958</text:p>
          </table:table-cell>
          <table:table-cell office:value-type="float" office:value="5073893" table:style-name="ce14">
            <text:p>5.073.893</text:p>
          </table:table-cell>
          <table:table-cell office:value-type="percentage" office:value="0.95644357599061103" table:style-name="ce15">
            <text:p>95,6%</text:p>
          </table:table-cell>
          <table:table-cell office:value-type="float" office:value="2133826" table:style-name="ce13">
            <text:p>2.133.826</text:p>
          </table:table-cell>
          <table:table-cell office:value-type="float" office:value="2005926" table:style-name="ce13">
            <text:p>2.005.926</text:p>
          </table:table-cell>
          <table:table-cell office:value-type="float" office:value="1296522" table:style-name="ce13">
            <text:p>1.296.522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48745" table:style-name="ce7">
            <text:p>2.648.745</text:p>
          </table:table-cell>
          <table:table-cell office:value-type="float" office:value="156000" table:style-name="ce7">
            <text:p>156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118125" table:style-name="ce14">
            <text:p>4.118.125</text:p>
          </table:table-cell>
          <table:table-cell office:value-type="float" office:value="3762906.5" table:style-name="ce14">
            <text:p>3.762.907</text:p>
          </table:table-cell>
          <table:table-cell office:value-type="percentage" office:value="0.91374266201244503" table:style-name="ce15">
            <text:p>91,4%</text:p>
          </table:table-cell>
          <table:table-cell office:value-type="float" office:value="1746303" table:style-name="ce13">
            <text:p>1.746.303</text:p>
          </table:table-cell>
          <table:table-cell office:value-type="float" office:value="1599708" table:style-name="ce13">
            <text:p>1.599.708</text:p>
          </table:table-cell>
          <table:table-cell office:value-type="float" office:value="871989" table:style-name="ce13">
            <text:p>871.989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72580" table:style-name="ce7">
            <text:p>8.572.580</text:p>
          </table:table-cell>
          <table:table-cell office:value-type="float" office:value="600000" table:style-name="ce7">
            <text:p>600.000</text:p>
          </table:table-cell>
          <table:table-cell office:value-type="float" office:value="3208880" table:style-name="ce7">
            <text:p>3.2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222930" table:style-name="ce14">
            <text:p>14.222.930</text:p>
          </table:table-cell>
          <table:table-cell office:value-type="float" office:value="13608143" table:style-name="ce14">
            <text:p>13.608.143</text:p>
          </table:table-cell>
          <table:table-cell office:value-type="percentage" office:value="0.9567749401846174" table:style-name="ce15">
            <text:p>95,7%</text:p>
          </table:table-cell>
          <table:table-cell office:value-type="float" office:value="6441972" table:style-name="ce13">
            <text:p>6.441.972</text:p>
          </table:table-cell>
          <table:table-cell office:value-type="float" office:value="6076125" table:style-name="ce13">
            <text:p>6.076.125</text:p>
          </table:table-cell>
          <table:table-cell office:value-type="float" office:value="3210518" table:style-name="ce13">
            <text:p>3.210.518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58040" table:style-name="ce7">
            <text:p>6.558.040</text:p>
          </table:table-cell>
          <table:table-cell office:value-type="float" office:value="582000" table:style-name="ce7">
            <text:p>582.000</text:p>
          </table:table-cell>
          <table:table-cell office:value-type="float" office:value="2043640" table:style-name="ce7">
            <text:p>2.043.6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260705" table:style-name="ce14">
            <text:p>10.260.705</text:p>
          </table:table-cell>
          <table:table-cell office:value-type="float" office:value="9533987.5" table:style-name="ce14">
            <text:p>9.533.988</text:p>
          </table:table-cell>
          <table:table-cell office:value-type="percentage" office:value="0.92917470095865728" table:style-name="ce15">
            <text:p>92,9%</text:p>
          </table:table-cell>
          <table:table-cell office:value-type="float" office:value="4385134" table:style-name="ce13">
            <text:p>4.385.134</text:p>
          </table:table-cell>
          <table:table-cell office:value-type="float" office:value="4092972" table:style-name="ce13">
            <text:p>4.092.972</text:p>
          </table:table-cell>
          <table:table-cell office:value-type="float" office:value="2257360" table:style-name="ce13">
            <text:p>2.257.360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26243" table:style-name="ce7">
            <text:p>1.526.243</text:p>
          </table:table-cell>
          <table:table-cell office:value-type="float" office:value="72000" table:style-name="ce7">
            <text:p>72.000</text:p>
          </table:table-cell>
          <table:table-cell office:value-type="float" office:value="291770" table:style-name="ce7">
            <text:p>29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112798" table:style-name="ce14">
            <text:p>2.112.798</text:p>
          </table:table-cell>
          <table:table-cell office:value-type="float" office:value="2156402" table:style-name="ce14">
            <text:p>2.156.402</text:p>
          </table:table-cell>
          <table:table-cell office:value-type="percentage" office:value="1" table:style-name="ce15">
            <text:p>100,0%</text:p>
          </table:table-cell>
          <table:table-cell office:value-type="float" office:value="954661" table:style-name="ce13">
            <text:p>954.661</text:p>
          </table:table-cell>
          <table:table-cell office:value-type="float" office:value="895053" table:style-name="ce13">
            <text:p>895.053</text:p>
          </table:table-cell>
          <table:table-cell office:value-type="float" office:value="497202" table:style-name="ce13">
            <text:p>497.202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029019" table:style-name="ce7">
            <text:p>4.029.019</text:p>
          </table:table-cell>
          <table:table-cell office:value-type="float" office:value="162000" table:style-name="ce7">
            <text:p>162.000</text:p>
          </table:table-cell>
          <table:table-cell office:value-type="float" office:value="959980" table:style-name="ce7">
            <text:p>95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845384" table:style-name="ce14">
            <text:p>5.845.384</text:p>
          </table:table-cell>
          <table:table-cell office:value-type="float" office:value="5853747" table:style-name="ce14">
            <text:p>5.853.747</text:p>
          </table:table-cell>
          <table:table-cell office:value-type="percentage" office:value="1" table:style-name="ce15">
            <text:p>100,0%</text:p>
          </table:table-cell>
          <table:table-cell office:value-type="float" office:value="2462813" table:style-name="ce13">
            <text:p>2.462.813</text:p>
          </table:table-cell>
          <table:table-cell office:value-type="float" office:value="2318877" table:style-name="ce13">
            <text:p>2.318.877</text:p>
          </table:table-cell>
          <table:table-cell office:value-type="float" office:value="1776607" table:style-name="ce13">
            <text:p>1.776.607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9985" table:style-name="ce7">
            <text:p>439.985</text:p>
          </table:table-cell>
          <table:table-cell office:value-type="float" office:value="24000" table:style-name="ce7">
            <text:p>24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42025" table:style-name="ce14">
            <text:p>642.025</text:p>
          </table:table-cell>
          <table:table-cell office:value-type="float" office:value="605714.5" table:style-name="ce14">
            <text:p>605.715</text:p>
          </table:table-cell>
          <table:table-cell office:value-type="percentage" office:value="0.94344379112962895" table:style-name="ce15">
            <text:p>94,3%</text:p>
          </table:table-cell>
          <table:table-cell office:value-type="float" office:value="281316" table:style-name="ce13">
            <text:p>281.316</text:p>
          </table:table-cell>
          <table:table-cell office:value-type="float" office:value="261391" table:style-name="ce13">
            <text:p>261.391</text:p>
          </table:table-cell>
          <table:table-cell office:value-type="float" office:value="135628" table:style-name="ce13">
            <text:p>135.628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601765" table:style-name="ce7">
            <text:p>8.601.765</text:p>
          </table:table-cell>
          <table:table-cell office:value-type="float" office:value="312000" table:style-name="ce7">
            <text:p>312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628115" table:style-name="ce14">
            <text:p>12.628.115</text:p>
          </table:table-cell>
          <table:table-cell office:value-type="float" office:value="12428953" table:style-name="ce14">
            <text:p>12.428.953</text:p>
          </table:table-cell>
          <table:table-cell office:value-type="percentage" office:value="0.98422868337831892" table:style-name="ce15">
            <text:p>98,4%</text:p>
          </table:table-cell>
          <table:table-cell office:value-type="float" office:value="5725060" table:style-name="ce13">
            <text:p>5.725.060</text:p>
          </table:table-cell>
          <table:table-cell office:value-type="float" office:value="5363890" table:style-name="ce13">
            <text:p>5.363.890</text:p>
          </table:table-cell>
          <table:table-cell office:value-type="float" office:value="2775019" table:style-name="ce13">
            <text:p>2.775.019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32000" table:style-name="ce7">
            <text:p>132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764175" table:style-name="ce14">
            <text:p>2.764.175</text:p>
          </table:table-cell>
          <table:table-cell office:value-type="float" office:value="2671394.5" table:style-name="ce14">
            <text:p>2.671.395</text:p>
          </table:table-cell>
          <table:table-cell office:value-type="percentage" office:value="0.96643465048341726" table:style-name="ce15">
            <text:p>96,6%</text:p>
          </table:table-cell>
          <table:table-cell office:value-type="float" office:value="1292349" table:style-name="ce13">
            <text:p>1.292.349</text:p>
          </table:table-cell>
          <table:table-cell office:value-type="float" office:value="1198209" table:style-name="ce13">
            <text:p>1.198.209</text:p>
          </table:table-cell>
          <table:table-cell office:value-type="float" office:value="558503" table:style-name="ce13">
            <text:p>558.503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57937" table:style-name="ce7">
            <text:p>857.937</text:p>
          </table:table-cell>
          <table:table-cell office:value-type="float" office:value="54000" table:style-name="ce7">
            <text:p>54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45557" table:style-name="ce14">
            <text:p>1.345.557</text:p>
          </table:table-cell>
          <table:table-cell office:value-type="float" office:value="1243701.5" table:style-name="ce14">
            <text:p>1.243.702</text:p>
          </table:table-cell>
          <table:table-cell office:value-type="percentage" office:value="0.92430235211143041" table:style-name="ce15">
            <text:p>92,4%</text:p>
          </table:table-cell>
          <table:table-cell office:value-type="float" office:value="563777" table:style-name="ce13">
            <text:p>563.777</text:p>
          </table:table-cell>
          <table:table-cell office:value-type="float" office:value="532869" table:style-name="ce13">
            <text:p>532.869</text:p>
          </table:table-cell>
          <table:table-cell office:value-type="float" office:value="294666" table:style-name="ce13">
            <text:p>294.666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42370" table:style-name="ce7">
            <text:p>2.942.370</text:p>
          </table:table-cell>
          <table:table-cell office:value-type="float" office:value="156000" table:style-name="ce7">
            <text:p>156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61775" table:style-name="ce14">
            <text:p>4.461.775</text:p>
          </table:table-cell>
          <table:table-cell office:value-type="float" office:value="4242622.5" table:style-name="ce14">
            <text:p>4.242.623</text:p>
          </table:table-cell>
          <table:table-cell office:value-type="percentage" office:value="0.95088221615836743" table:style-name="ce15">
            <text:p>95,1%</text:p>
          </table:table-cell>
          <table:table-cell office:value-type="float" office:value="1935710" table:style-name="ce13">
            <text:p>1.935.710</text:p>
          </table:table-cell>
          <table:table-cell office:value-type="float" office:value="1824610" table:style-name="ce13">
            <text:p>1.824.610</text:p>
          </table:table-cell>
          <table:table-cell office:value-type="float" office:value="1051125" table:style-name="ce13">
            <text:p>1.051.125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0104" table:style-name="ce7">
            <text:p>100.104</text:p>
          </table:table-cell>
          <table:table-cell office:value-type="float" office:value="12000" table:style-name="ce7">
            <text:p>12.000</text:p>
          </table:table-cell>
          <table:table-cell office:value-type="float" office:value="28110" table:style-name="ce7">
            <text:p>28.1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2249" table:style-name="ce14">
            <text:p>162.249</text:p>
          </table:table-cell>
          <table:table-cell office:value-type="float" office:value="144315" table:style-name="ce14">
            <text:p>144.315</text:p>
          </table:table-cell>
          <table:table-cell office:value-type="percentage" office:value="0.88946619085479728" table:style-name="ce15">
            <text:p>88,9%</text:p>
          </table:table-cell>
          <table:table-cell office:value-type="float" office:value="68954" table:style-name="ce13">
            <text:p>68.954</text:p>
          </table:table-cell>
          <table:table-cell office:value-type="float" office:value="63370" table:style-name="ce13">
            <text:p>63.370</text:p>
          </table:table-cell>
          <table:table-cell office:value-type="float" office:value="27134" table:style-name="ce13">
            <text:p>27.134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9090" table:style-name="ce7">
            <text:p>99.09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5440" table:style-name="ce14">
            <text:p>155.440</text:p>
          </table:table-cell>
          <table:table-cell office:value-type="float" office:value="131921" table:style-name="ce14">
            <text:p>131.921</text:p>
          </table:table-cell>
          <table:table-cell office:value-type="percentage" office:value="0.84869402985074627" table:style-name="ce15">
            <text:p>84,9%</text:p>
          </table:table-cell>
          <table:table-cell office:value-type="float" office:value="64287" table:style-name="ce13">
            <text:p>64.287</text:p>
          </table:table-cell>
          <table:table-cell office:value-type="float" office:value="59076" table:style-name="ce13">
            <text:p>59.076</text:p>
          </table:table-cell>
          <table:table-cell office:value-type="float" office:value="23380" table:style-name="ce13">
            <text:p>23.380</text:p>
          </table:table-cell>
          <table:table-cell office:value-type="date" office:date-value="2022-01-26T00:00:00" table:style-name="ce17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12917.5" table:style-name="ce14">
            <text:p>212.918</text:p>
          </table:table-cell>
          <table:table-cell office:value-type="percentage" office:value="1" table:style-name="ce15">
            <text:p>100,0%</text:p>
          </table:table-cell>
          <table:table-cell office:value-type="float" office:value="95432" table:style-name="ce13">
            <text:p>95.432</text:p>
          </table:table-cell>
          <table:table-cell office:value-type="float" office:value="92554" table:style-name="ce13">
            <text:p>92.554</text:p>
          </table:table-cell>
          <table:table-cell office:value-type="float" office:value="53200" table:style-name="ce13">
            <text:p>53.200</text:p>
          </table:table-cell>
          <table:table-cell office:value-type="date" office:date-value="2022-01-26T00:00:00" table:style-name="ce17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090" table:style-name="ce7">
            <text:p>7.090</text:p>
          </table:table-cell>
          <table:table-cell office:value-type="float" office:value="0" table:style-name="ce7">
            <text:p>0</text:p>
          </table:table-cell>
          <table:table-cell office:value-type="float" office:value="4685" table:style-name="ce13">
            <text:p>4.685</text:p>
          </table:table-cell>
          <table:table-cell office:value-type="float" office:value="11775" table:style-name="ce14">
            <text:p>11.775</text:p>
          </table:table-cell>
          <table:table-cell office:value-type="float" office:value="11523" table:style-name="ce14">
            <text:p>11.523</text:p>
          </table:table-cell>
          <table:table-cell office:value-type="percentage" office:value="0.97859872611464971" table:style-name="ce15">
            <text:p>97,9%</text:p>
          </table:table-cell>
          <table:table-cell office:value-type="float" office:value="7931" table:style-name="ce13">
            <text:p>7.931</text:p>
          </table:table-cell>
          <table:table-cell office:value-type="float" office:value="7465" table:style-name="ce13">
            <text:p>7.465</text:p>
          </table:table-cell>
          <table:table-cell office:value-type="float" office:value="1714" table:style-name="ce13">
            <text:p>1.714</text:p>
          </table:table-cell>
          <table:table-cell office:value-type="date" office:date-value="2022-01-26T00:00:00" table:style-name="ce17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1161627" table:style-name="ce19">
            <text:p>61.161.627</text:p>
          </table:table-cell>
          <table:table-cell office:value-type="float" office:value="3516000" table:style-name="ce19">
            <text:p>3.516.000</text:p>
          </table:table-cell>
          <table:table-cell office:value-type="float" office:value="17277760" table:style-name="ce20">
            <text:p>17.277.76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20" table:style-name="ce22">
            <text:p>2.113.620</text:p>
          </table:table-cell>
          <table:table-cell office:value-type="float" office:value="93078787" table:style-name="ce23">
            <text:p>93.078.787</text:p>
          </table:table-cell>
          <table:table-cell office:value-type="float" office:value="89508239" table:style-name="ce23">
            <text:p>89.508.239</text:p>
          </table:table-cell>
          <table:table-cell office:value-type="percentage" office:value="0.96163950868848347" table:style-name="ce24">
            <text:p>96,2%</text:p>
          </table:table-cell>
          <table:table-cell office:value-type="float" office:value="40868576" table:style-name="ce23">
            <text:p>40.868.576</text:p>
          </table:table-cell>
          <table:table-cell office:value-type="float" office:value="38275164" table:style-name="ce23">
            <text:p>38.275.164</text:p>
          </table:table-cell>
          <table:table-cell office:value-type="float" office:value="20663137" table:style-name="ce23">
            <text:p>20.663.137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20076" table:style-name="ce31">
            <text:p>7.020.076</text:p>
          </table:table-cell>
          <table:table-cell office:value-type="percentage" office:value="0.93501216368396134" table:style-name="ce32">
            <text:p>93,5%</text:p>
          </table:table-cell>
          <table:table-cell office:value-type="float" office:value="6895758" table:style-name="ce31">
            <text:p>6.895.758</text:p>
          </table:table-cell>
          <table:table-cell office:value-type="percentage" office:value="0.91845410332038935" table:style-name="ce32">
            <text:p>91,8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2057" table:style-name="ce31">
            <text:p>1.092.057</text:p>
          </table:table-cell>
          <table:table-cell office:value-type="percentage" office:value="0.91815171917458094" table:style-name="ce32">
            <text:p>91,8%</text:p>
          </table:table-cell>
          <table:table-cell office:value-type="float" office:value="1072970" table:style-name="ce31">
            <text:p>1.072.970</text:p>
          </table:table-cell>
          <table:table-cell office:value-type="percentage" office:value="0.90210424009255019" table:style-name="ce32">
            <text:p>90,2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2939" table:style-name="ce31">
            <text:p>882.939</text:p>
          </table:table-cell>
          <table:table-cell office:value-type="percentage" office:value="0.94894067045194408" table:style-name="ce32">
            <text:p>94,9%</text:p>
          </table:table-cell>
          <table:table-cell office:value-type="float" office:value="871694" table:style-name="ce31">
            <text:p>871.694</text:p>
          </table:table-cell>
          <table:table-cell office:value-type="percentage" office:value="0.93685508148234131" table:style-name="ce32">
            <text:p>93,7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4113" table:style-name="ce31">
            <text:p>894.113</text:p>
          </table:table-cell>
          <table:table-cell office:value-type="percentage" office:value="0.82544657570668778" table:style-name="ce32">
            <text:p>82,5%</text:p>
          </table:table-cell>
          <table:table-cell office:value-type="float" office:value="877144" table:style-name="ce31">
            <text:p>877.144</text:p>
          </table:table-cell>
          <table:table-cell office:value-type="percentage" office:value="0.80978076730979964" table:style-name="ce32">
            <text:p>81,0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35012" table:style-name="ce31">
            <text:p>1.735.012</text:p>
          </table:table-cell>
          <table:table-cell office:value-type="percentage" office:value="0.85320920003953749" table:style-name="ce32">
            <text:p>85,3%</text:p>
          </table:table-cell>
          <table:table-cell office:value-type="float" office:value="1678033" table:style-name="ce31">
            <text:p>1.678.033</text:p>
          </table:table-cell>
          <table:table-cell office:value-type="percentage" office:value="0.82518921688722913" table:style-name="ce32">
            <text:p>82,5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2659" table:style-name="ce31">
            <text:p>492.659</text:p>
          </table:table-cell>
          <table:table-cell office:value-type="percentage" office:value="0.9347268442801796" table:style-name="ce32">
            <text:p>93,5%</text:p>
          </table:table-cell>
          <table:table-cell office:value-type="float" office:value="487470" table:style-name="ce31">
            <text:p>487.470</text:p>
          </table:table-cell>
          <table:table-cell office:value-type="percentage" office:value="0.92488170272188097" table:style-name="ce32">
            <text:p>92,5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2336" table:style-name="ce31">
            <text:p>2.042.336</text:p>
          </table:table-cell>
          <table:table-cell office:value-type="percentage" office:value="0.94023752514215186" table:style-name="ce32">
            <text:p>94,0%</text:p>
          </table:table-cell>
          <table:table-cell office:value-type="float" office:value="2005926" table:style-name="ce31">
            <text:p>2.005.926</text:p>
          </table:table-cell>
          <table:table-cell office:value-type="percentage" office:value="0.92347532328583348" table:style-name="ce32">
            <text:p>92,3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8300" table:style-name="ce31">
            <text:p>1.658.300</text:p>
          </table:table-cell>
          <table:table-cell office:value-type="percentage" office:value="0.9131195617819019" table:style-name="ce32">
            <text:p>91,3%</text:p>
          </table:table-cell>
          <table:table-cell office:value-type="float" office:value="1599708" table:style-name="ce31">
            <text:p>1.599.708</text:p>
          </table:table-cell>
          <table:table-cell office:value-type="percentage" office:value="0.88085670140445205" table:style-name="ce32">
            <text:p>88,1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26056" table:style-name="ce31">
            <text:p>6.226.056</text:p>
          </table:table-cell>
          <table:table-cell office:value-type="percentage" office:value="0.91797050430716853" table:style-name="ce32">
            <text:p>91,8%</text:p>
          </table:table-cell>
          <table:table-cell office:value-type="float" office:value="6076125" table:style-name="ce31">
            <text:p>6.076.125</text:p>
          </table:table-cell>
          <table:table-cell office:value-type="percentage" office:value="0.89586465821756089" table:style-name="ce32">
            <text:p>89,6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65468" table:style-name="ce31">
            <text:p>4.165.468</text:p>
          </table:table-cell>
          <table:table-cell office:value-type="percentage" office:value="0.92730273600375424" table:style-name="ce32">
            <text:p>92,7%</text:p>
          </table:table-cell>
          <table:table-cell office:value-type="float" office:value="4092972" table:style-name="ce31">
            <text:p>4.092.972</text:p>
          </table:table-cell>
          <table:table-cell office:value-type="percentage" office:value="0.91116391579211697" table:style-name="ce32">
            <text:p>91,1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7995" table:style-name="ce31">
            <text:p>907.995</text:p>
          </table:table-cell>
          <table:table-cell office:value-type="percentage" office:value="0.95589489309288445" table:style-name="ce32">
            <text:p>95,6%</text:p>
          </table:table-cell>
          <table:table-cell office:value-type="float" office:value="895053" table:style-name="ce31">
            <text:p>895.053</text:p>
          </table:table-cell>
          <table:table-cell office:value-type="percentage" office:value="0.94227015759719546" table:style-name="ce32">
            <text:p>94,2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8144" table:style-name="ce31">
            <text:p>2.338.144</text:p>
          </table:table-cell>
          <table:table-cell office:value-type="percentage" office:value="0.951963803174673" table:style-name="ce32">
            <text:p>95,2%</text:p>
          </table:table-cell>
          <table:table-cell office:value-type="float" office:value="2318877" table:style-name="ce31">
            <text:p>2.318.877</text:p>
          </table:table-cell>
          <table:table-cell office:value-type="percentage" office:value="0.94411933910583612" table:style-name="ce32">
            <text:p>94,4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7843" table:style-name="ce31">
            <text:p>267.843</text:p>
          </table:table-cell>
          <table:table-cell office:value-type="percentage" office:value="0.95155588871638741" table:style-name="ce32">
            <text:p>95,2%</text:p>
          </table:table-cell>
          <table:table-cell office:value-type="float" office:value="261391" table:style-name="ce31">
            <text:p>261.391</text:p>
          </table:table-cell>
          <table:table-cell office:value-type="percentage" office:value="0.92863410769542309" table:style-name="ce32">
            <text:p>92,9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07657" table:style-name="ce31">
            <text:p>5.507.657</text:p>
          </table:table-cell>
          <table:table-cell office:value-type="percentage" office:value="0.92241531773726881" table:style-name="ce32">
            <text:p>92,2%</text:p>
          </table:table-cell>
          <table:table-cell office:value-type="float" office:value="5363890" table:style-name="ce31">
            <text:p>5.363.890</text:p>
          </table:table-cell>
          <table:table-cell office:value-type="percentage" office:value="0.89833740529916051" table:style-name="ce32">
            <text:p>89,8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0306" table:style-name="ce31">
            <text:p>1.230.306</text:p>
          </table:table-cell>
          <table:table-cell office:value-type="percentage" office:value="0.93373780181449195" table:style-name="ce32">
            <text:p>93,4%</text:p>
          </table:table-cell>
          <table:table-cell office:value-type="float" office:value="1198209" table:style-name="ce31">
            <text:p>1.198.209</text:p>
          </table:table-cell>
          <table:table-cell office:value-type="percentage" office:value="0.90937786028381606" table:style-name="ce32">
            <text:p>90,9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8546" table:style-name="ce31">
            <text:p>538.546</text:p>
          </table:table-cell>
          <table:table-cell office:value-type="percentage" office:value="0.92824911147345457" table:style-name="ce32">
            <text:p>92,8%</text:p>
          </table:table-cell>
          <table:table-cell office:value-type="float" office:value="532869" table:style-name="ce31">
            <text:p>532.869</text:p>
          </table:table-cell>
          <table:table-cell office:value-type="percentage" office:value="0.91846411593763255" table:style-name="ce32">
            <text:p>91,8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8009" table:style-name="ce31">
            <text:p>1.858.009</text:p>
          </table:table-cell>
          <table:table-cell office:value-type="percentage" office:value="0.9502652597899095" table:style-name="ce32">
            <text:p>95,0%</text:p>
          </table:table-cell>
          <table:table-cell office:value-type="float" office:value="1824610" table:style-name="ce31">
            <text:p>1.824.610</text:p>
          </table:table-cell>
          <table:table-cell office:value-type="percentage" office:value="0.93318358289183034" table:style-name="ce32">
            <text:p>93,3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6192" table:style-name="ce31">
            <text:p>66.192</text:p>
          </table:table-cell>
          <table:table-cell office:value-type="percentage" office:value="0.93190105449886662" table:style-name="ce32">
            <text:p>93,2%</text:p>
          </table:table-cell>
          <table:table-cell office:value-type="float" office:value="63370" table:style-name="ce31">
            <text:p>63.370</text:p>
          </table:table-cell>
          <table:table-cell office:value-type="percentage" office:value="0.89217080347463718" table:style-name="ce32">
            <text:p>89,2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385" table:style-name="ce31">
            <text:p>61.385</text:p>
          </table:table-cell>
          <table:table-cell office:value-type="percentage" office:value="0.89920311721794155" table:style-name="ce32">
            <text:p>89,9%</text:p>
          </table:table-cell>
          <table:table-cell office:value-type="float" office:value="59076" table:style-name="ce31">
            <text:p>59.076</text:p>
          </table:table-cell>
          <table:table-cell office:value-type="percentage" office:value="0.86537954472211642" table:style-name="ce32">
            <text:p>86,5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432" table:style-name="ce31">
            <text:p>95.432</text:p>
          </table:table-cell>
          <table:table-cell office:value-type="string" table:style-name="ce32">
            <text:p>-</text:p>
          </table:table-cell>
          <table:table-cell office:value-type="float" office:value="92554" table:style-name="ce31">
            <text:p>92.554</text:p>
          </table:table-cell>
          <table:table-cell office:value-type="string" table:style-name="ce32">
            <text:p>-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931" table:style-name="ce31">
            <text:p>7.931</text:p>
          </table:table-cell>
          <table:table-cell office:value-type="string" table:style-name="ce32">
            <text:p>-</text:p>
          </table:table-cell>
          <table:table-cell office:value-type="float" office:value="7465" table:style-name="ce31">
            <text:p>7.465</text:p>
          </table:table-cell>
          <table:table-cell office:value-type="string" table:style-name="ce32">
            <text:p>-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9088456" table:style-name="ce34">
            <text:p>39.088.456</text:p>
          </table:table-cell>
          <table:table-cell office:value-type="percentage" office:value="0.92659536381066721" table:style-name="ce24">
            <text:p>92,7%</text:p>
          </table:table-cell>
          <table:table-cell office:value-type="float" office:value="38275164" table:style-name="ce34">
            <text:p>38.275.164</text:p>
          </table:table-cell>
          <table:table-cell office:value-type="percentage" office:value="0.90731620382992229" table:style-name="ce24">
            <text:p>90,7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345" table:style-name="ce43">
            <text:p>435.345</text:p>
          </table:table-cell>
          <table:table-cell office:value-type="percentage" office:value="1" table:style-name="ce44">
            <text:p>100,0%</text:p>
          </table:table-cell>
          <table:table-cell office:value-type="float" office:value="656270" table:style-name="ce43">
            <text:p>656.270</text:p>
          </table:table-cell>
          <table:table-cell office:value-type="percentage" office:value="1" table:style-name="ce44">
            <text:p>100,0%</text:p>
          </table:table-cell>
          <table:table-cell office:value-type="float" office:value="936835" table:style-name="ce43">
            <text:p>936.835</text:p>
          </table:table-cell>
          <table:table-cell office:value-type="percentage" office:value="0.97767339539922082" table:style-name="ce44">
            <text:p>97,8%</text:p>
          </table:table-cell>
          <table:table-cell office:value-type="float" office:value="1228275" table:style-name="ce43">
            <text:p>1.228.275</text:p>
          </table:table-cell>
          <table:table-cell office:value-type="percentage" office:value="0.95393257641595819" table:style-name="ce44">
            <text:p>95,4%</text:p>
          </table:table-cell>
          <table:table-cell office:value-type="float" office:value="1274697" table:style-name="ce43">
            <text:p>1.274.697</text:p>
          </table:table-cell>
          <table:table-cell office:value-type="percentage" office:value="0.92080029703771338" table:style-name="ce44">
            <text:p>92,1%</text:p>
          </table:table-cell>
          <table:table-cell office:value-type="float" office:value="964536" table:style-name="ce43">
            <text:p>964.536</text:p>
          </table:table-cell>
          <table:table-cell office:value-type="percentage" office:value="0.87543985920874812" table:style-name="ce44">
            <text:p>87,5%</text:p>
          </table:table-cell>
          <table:table-cell office:value-type="float" office:value="807783" table:style-name="ce43">
            <text:p>807.783</text:p>
          </table:table-cell>
          <table:table-cell office:value-type="percentage" office:value="0.87223035658754022" table:style-name="ce44">
            <text:p>87,2%</text:p>
          </table:table-cell>
          <table:table-cell office:value-type="float" office:value="716335" table:style-name="ce43">
            <text:p>716.335</text:p>
          </table:table-cell>
          <table:table-cell office:value-type="percentage" office:value="0.92687935241949881" table:style-name="ce44">
            <text:p>92,7%</text:p>
          </table:table-cell>
          <table:table-cell office:value-type="float" office:value="7020076" table:style-name="ce43">
            <text:p>7.020.076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501216368396134" table:style-name="ce44">
            <text:p>93,5%</text:p>
          </table:table-cell>
          <table:table-cell office:value-type="percentage" office:value="0.82567593840524178" table:style-name="ce44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36" table:style-name="ce46">
            <text:p>101.636</text:p>
          </table:table-cell>
          <table:table-cell office:value-type="percentage" office:value="1" table:style-name="ce47">
            <text:p>100,0%</text:p>
          </table:table-cell>
          <table:table-cell office:value-type="float" office:value="119772" table:style-name="ce46">
            <text:p>119.772</text:p>
          </table:table-cell>
          <table:table-cell office:value-type="percentage" office:value="1" table:style-name="ce47">
            <text:p>100,0%</text:p>
          </table:table-cell>
          <table:table-cell office:value-type="float" office:value="155850" table:style-name="ce46">
            <text:p>155.850</text:p>
          </table:table-cell>
          <table:table-cell office:value-type="percentage" office:value="0.96615212944020834" table:style-name="ce47">
            <text:p>96,6%</text:p>
          </table:table-cell>
          <table:table-cell office:value-type="float" office:value="188207" table:style-name="ce46">
            <text:p>188.207</text:p>
          </table:table-cell>
          <table:table-cell office:value-type="percentage" office:value="0.93649300890680198" table:style-name="ce47">
            <text:p>93,6%</text:p>
          </table:table-cell>
          <table:table-cell office:value-type="float" office:value="191729" table:style-name="ce46">
            <text:p>191.729</text:p>
          </table:table-cell>
          <table:table-cell office:value-type="percentage" office:value="0.89745222035508831" table:style-name="ce47">
            <text:p>89,7%</text:p>
          </table:table-cell>
          <table:table-cell office:value-type="float" office:value="131113" table:style-name="ce46">
            <text:p>131.113</text:p>
          </table:table-cell>
          <table:table-cell office:value-type="percentage" office:value="0.82837159933787385" table:style-name="ce47">
            <text:p>82,8%</text:p>
          </table:table-cell>
          <table:table-cell office:value-type="float" office:value="109775" table:style-name="ce46">
            <text:p>109.775</text:p>
          </table:table-cell>
          <table:table-cell office:value-type="percentage" office:value="0.83927124267955167" table:style-name="ce47">
            <text:p>83,9%</text:p>
          </table:table-cell>
          <table:table-cell office:value-type="float" office:value="93975" table:style-name="ce46">
            <text:p>93.975</text:p>
          </table:table-cell>
          <table:table-cell office:value-type="percentage" office:value="0.87796743182264081" table:style-name="ce47">
            <text:p>87,8%</text:p>
          </table:table-cell>
          <table:table-cell office:value-type="float" office:value="1092057" table:style-name="ce46">
            <text:p>1.092.057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815171917458094" table:style-name="ce47">
            <text:p>91,8%</text:p>
          </table:table-cell>
          <table:table-cell office:value-type="percentage" office:value="0.82039660950483539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201" table:style-name="ce46">
            <text:p>89.201</text:p>
          </table:table-cell>
          <table:table-cell office:value-type="percentage" office:value="1" table:style-name="ce47">
            <text:p>100,0%</text:p>
          </table:table-cell>
          <table:table-cell office:value-type="float" office:value="114679" table:style-name="ce46">
            <text:p>114.679</text:p>
          </table:table-cell>
          <table:table-cell office:value-type="percentage" office:value="1" table:style-name="ce47">
            <text:p>100,0%</text:p>
          </table:table-cell>
          <table:table-cell office:value-type="float" office:value="148975" table:style-name="ce46">
            <text:p>148.975</text:p>
          </table:table-cell>
          <table:table-cell office:value-type="percentage" office:value="0.98016316862951514" table:style-name="ce47">
            <text:p>98,0%</text:p>
          </table:table-cell>
          <table:table-cell office:value-type="float" office:value="154198" table:style-name="ce46">
            <text:p>154.198</text:p>
          </table:table-cell>
          <table:table-cell office:value-type="percentage" office:value="0.95135208504284841" table:style-name="ce47">
            <text:p>95,1%</text:p>
          </table:table-cell>
          <table:table-cell office:value-type="float" office:value="152176" table:style-name="ce46">
            <text:p>152.176</text:p>
          </table:table-cell>
          <table:table-cell office:value-type="percentage" office:value="0.91716489874638385" table:style-name="ce47">
            <text:p>91,7%</text:p>
          </table:table-cell>
          <table:table-cell office:value-type="float" office:value="92755" table:style-name="ce46">
            <text:p>92.755</text:p>
          </table:table-cell>
          <table:table-cell office:value-type="percentage" office:value="0.85416839332909722" table:style-name="ce47">
            <text:p>85,4%</text:p>
          </table:table-cell>
          <table:table-cell office:value-type="float" office:value="68496" table:style-name="ce46">
            <text:p>68.496</text:p>
          </table:table-cell>
          <table:table-cell office:value-type="percentage" office:value="0.86439009616112672" table:style-name="ce47">
            <text:p>86,4%</text:p>
          </table:table-cell>
          <table:table-cell office:value-type="float" office:value="62459" table:style-name="ce46">
            <text:p>62.459</text:p>
          </table:table-cell>
          <table:table-cell office:value-type="percentage" office:value="0.9571380409464264" table:style-name="ce47">
            <text:p>95,7%</text:p>
          </table:table-cell>
          <table:table-cell office:value-type="float" office:value="882939" table:style-name="ce46">
            <text:p>882.939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894067045194408" table:style-name="ce47">
            <text:p>94,9%</text:p>
          </table:table-cell>
          <table:table-cell office:value-type="percentage" office:value="0.87170361214308778" table:style-name="ce47">
            <text:p>8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828" table:style-name="ce46">
            <text:p>51.828</text:p>
          </table:table-cell>
          <table:table-cell office:value-type="percentage" office:value="0.9663453470810881" table:style-name="ce47">
            <text:p>96,6%</text:p>
          </table:table-cell>
          <table:table-cell office:value-type="float" office:value="79881" table:style-name="ce46">
            <text:p>79.881</text:p>
          </table:table-cell>
          <table:table-cell office:value-type="percentage" office:value="0.91570947107779077" table:style-name="ce47">
            <text:p>91,6%</text:p>
          </table:table-cell>
          <table:table-cell office:value-type="float" office:value="112094" table:style-name="ce46">
            <text:p>112.094</text:p>
          </table:table-cell>
          <table:table-cell office:value-type="percentage" office:value="0.87990705925757307" table:style-name="ce47">
            <text:p>88,0%</text:p>
          </table:table-cell>
          <table:table-cell office:value-type="float" office:value="153492" table:style-name="ce46">
            <text:p>153.492</text:p>
          </table:table-cell>
          <table:table-cell office:value-type="percentage" office:value="0.86470468936611311" table:style-name="ce47">
            <text:p>86,5%</text:p>
          </table:table-cell>
          <table:table-cell office:value-type="float" office:value="173538" table:style-name="ce46">
            <text:p>173.538</text:p>
          </table:table-cell>
          <table:table-cell office:value-type="percentage" office:value="0.8011060690693047" table:style-name="ce47">
            <text:p>80,1%</text:p>
          </table:table-cell>
          <table:table-cell office:value-type="float" office:value="135096" table:style-name="ce46">
            <text:p>135.096</text:p>
          </table:table-cell>
          <table:table-cell office:value-type="percentage" office:value="0.73402989453780831" table:style-name="ce47">
            <text:p>73,4%</text:p>
          </table:table-cell>
          <table:table-cell office:value-type="float" office:value="104519" table:style-name="ce46">
            <text:p>104.519</text:p>
          </table:table-cell>
          <table:table-cell office:value-type="percentage" office:value="0.76172811614059888" table:style-name="ce47">
            <text:p>76,2%</text:p>
          </table:table-cell>
          <table:table-cell office:value-type="float" office:value="83665" table:style-name="ce46">
            <text:p>83.665</text:p>
          </table:table-cell>
          <table:table-cell office:value-type="percentage" office:value="0.8405501527085677" table:style-name="ce47">
            <text:p>84,1%</text:p>
          </table:table-cell>
          <table:table-cell office:value-type="float" office:value="894113" table:style-name="ce46">
            <text:p>894.113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544657570668778" table:style-name="ce47">
            <text:p>82,5%</text:p>
          </table:table-cell>
          <table:table-cell office:value-type="percentage" office:value="0.73301469533315566" table:style-name="ce47">
            <text:p>7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679" table:style-name="ce46">
            <text:p>94.679</text:p>
          </table:table-cell>
          <table:table-cell office:value-type="percentage" office:value="0.94337498256312147" table:style-name="ce47">
            <text:p>94,3%</text:p>
          </table:table-cell>
          <table:table-cell office:value-type="float" office:value="155867" table:style-name="ce46">
            <text:p>155.867</text:p>
          </table:table-cell>
          <table:table-cell office:value-type="percentage" office:value="0.93084934844666345" table:style-name="ce47">
            <text:p>93,1%</text:p>
          </table:table-cell>
          <table:table-cell office:value-type="float" office:value="228894" table:style-name="ce46">
            <text:p>228.894</text:p>
          </table:table-cell>
          <table:table-cell office:value-type="percentage" office:value="0.90991632048657356" table:style-name="ce47">
            <text:p>91,0%</text:p>
          </table:table-cell>
          <table:table-cell office:value-type="float" office:value="325165" table:style-name="ce46">
            <text:p>325.165</text:p>
          </table:table-cell>
          <table:table-cell office:value-type="percentage" office:value="0.88300787243344825" table:style-name="ce47">
            <text:p>88,3%</text:p>
          </table:table-cell>
          <table:table-cell office:value-type="float" office:value="324124" table:style-name="ce46">
            <text:p>324.124</text:p>
          </table:table-cell>
          <table:table-cell office:value-type="percentage" office:value="0.82243057053323354" table:style-name="ce47">
            <text:p>82,2%</text:p>
          </table:table-cell>
          <table:table-cell office:value-type="float" office:value="238153" table:style-name="ce46">
            <text:p>238.153</text:p>
          </table:table-cell>
          <table:table-cell office:value-type="percentage" office:value="0.76120781686494365" table:style-name="ce47">
            <text:p>76,1%</text:p>
          </table:table-cell>
          <table:table-cell office:value-type="float" office:value="198487" table:style-name="ce46">
            <text:p>198.487</text:p>
          </table:table-cell>
          <table:table-cell office:value-type="percentage" office:value="0.77938595285682311" table:style-name="ce47">
            <text:p>77,9%</text:p>
          </table:table-cell>
          <table:table-cell office:value-type="float" office:value="169643" table:style-name="ce46">
            <text:p>169.643</text:p>
          </table:table-cell>
          <table:table-cell office:value-type="percentage" office:value="0.92064689441836489" table:style-name="ce47">
            <text:p>92,1%</text:p>
          </table:table-cell>
          <table:table-cell office:value-type="float" office:value="1735012" table:style-name="ce46">
            <text:p>1.735.012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5320920003953749" table:style-name="ce47">
            <text:p>85,3%</text:p>
          </table:table-cell>
          <table:table-cell office:value-type="percentage" office:value="0.77305113374850576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48" table:style-name="ce46">
            <text:p>42.548</text:p>
          </table:table-cell>
          <table:table-cell office:value-type="percentage" office:value="1" table:style-name="ce47">
            <text:p>100,0%</text:p>
          </table:table-cell>
          <table:table-cell office:value-type="float" office:value="56181" table:style-name="ce46">
            <text:p>56.181</text:p>
          </table:table-cell>
          <table:table-cell office:value-type="percentage" office:value="1" table:style-name="ce47">
            <text:p>100,0%</text:p>
          </table:table-cell>
          <table:table-cell office:value-type="float" office:value="77198" table:style-name="ce46">
            <text:p>77.198</text:p>
          </table:table-cell>
          <table:table-cell office:value-type="percentage" office:value="0.9740212221002561" table:style-name="ce47">
            <text:p>97,4%</text:p>
          </table:table-cell>
          <table:table-cell office:value-type="float" office:value="85059" table:style-name="ce46">
            <text:p>85.059</text:p>
          </table:table-cell>
          <table:table-cell office:value-type="percentage" office:value="0.93502253490161591" table:style-name="ce47">
            <text:p>93,5%</text:p>
          </table:table-cell>
          <table:table-cell office:value-type="float" office:value="89303" table:style-name="ce46">
            <text:p>89.303</text:p>
          </table:table-cell>
          <table:table-cell office:value-type="percentage" office:value="0.91700039019982338" table:style-name="ce47">
            <text:p>91,7%</text:p>
          </table:table-cell>
          <table:table-cell office:value-type="float" office:value="56562" table:style-name="ce46">
            <text:p>56.562</text:p>
          </table:table-cell>
          <table:table-cell office:value-type="percentage" office:value="0.84222281783257391" table:style-name="ce47">
            <text:p>84,2%</text:p>
          </table:table-cell>
          <table:table-cell office:value-type="float" office:value="43185" table:style-name="ce46">
            <text:p>43.185</text:p>
          </table:table-cell>
          <table:table-cell office:value-type="percentage" office:value="0.84887857999331673" table:style-name="ce47">
            <text:p>84,9%</text:p>
          </table:table-cell>
          <table:table-cell office:value-type="float" office:value="42623" table:style-name="ce46">
            <text:p>42.623</text:p>
          </table:table-cell>
          <table:table-cell office:value-type="percentage" office:value="0.94125830885762873" table:style-name="ce47">
            <text:p>94,1%</text:p>
          </table:table-cell>
          <table:table-cell office:value-type="float" office:value="492659" table:style-name="ce46">
            <text:p>492.659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47268442801796" table:style-name="ce47">
            <text:p>93,5%</text:p>
          </table:table-cell>
          <table:table-cell office:value-type="percentage" office:value="0.84409282881154102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68" table:style-name="ce46">
            <text:p>229.968</text:p>
          </table:table-cell>
          <table:table-cell office:value-type="percentage" office:value="1" table:style-name="ce47">
            <text:p>100,0%</text:p>
          </table:table-cell>
          <table:table-cell office:value-type="float" office:value="252288" table:style-name="ce46">
            <text:p>252.288</text:p>
          </table:table-cell>
          <table:table-cell office:value-type="percentage" office:value="1" table:style-name="ce47">
            <text:p>100,0%</text:p>
          </table:table-cell>
          <table:table-cell office:value-type="float" office:value="324466" table:style-name="ce46">
            <text:p>324.466</text:p>
          </table:table-cell>
          <table:table-cell office:value-type="percentage" office:value="0.99151395140614162" table:style-name="ce47">
            <text:p>99,2%</text:p>
          </table:table-cell>
          <table:table-cell office:value-type="float" office:value="357653" table:style-name="ce46">
            <text:p>357.653</text:p>
          </table:table-cell>
          <table:table-cell office:value-type="percentage" office:value="0.93822189227262109" table:style-name="ce47">
            <text:p>93,8%</text:p>
          </table:table-cell>
          <table:table-cell office:value-type="float" office:value="325679" table:style-name="ce46">
            <text:p>325.679</text:p>
          </table:table-cell>
          <table:table-cell office:value-type="percentage" office:value="0.90415655659879735" table:style-name="ce47">
            <text:p>90,4%</text:p>
          </table:table-cell>
          <table:table-cell office:value-type="float" office:value="218052" table:style-name="ce46">
            <text:p>218.052</text:p>
          </table:table-cell>
          <table:table-cell office:value-type="percentage" office:value="0.84221829109083746" table:style-name="ce47">
            <text:p>84,2%</text:p>
          </table:table-cell>
          <table:table-cell office:value-type="float" office:value="179820" table:style-name="ce46">
            <text:p>179.820</text:p>
          </table:table-cell>
          <table:table-cell office:value-type="percentage" office:value="0.84909268624367851" table:style-name="ce47">
            <text:p>84,9%</text:p>
          </table:table-cell>
          <table:table-cell office:value-type="float" office:value="154410" table:style-name="ce46">
            <text:p>154.410</text:p>
          </table:table-cell>
          <table:table-cell office:value-type="percentage" office:value="0.91802518460385973" table:style-name="ce47">
            <text:p>91,8%</text:p>
          </table:table-cell>
          <table:table-cell office:value-type="float" office:value="2042336" table:style-name="ce46">
            <text:p>2.042.336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4023752514215186" table:style-name="ce47">
            <text:p>94,0%</text:p>
          </table:table-cell>
          <table:table-cell office:value-type="percentage" office:value="0.85573370864337406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99" table:style-name="ce46">
            <text:p>139.399</text:p>
          </table:table-cell>
          <table:table-cell office:value-type="percentage" office:value="1" table:style-name="ce47">
            <text:p>100,0%</text:p>
          </table:table-cell>
          <table:table-cell office:value-type="float" office:value="159882" table:style-name="ce46">
            <text:p>159.882</text:p>
          </table:table-cell>
          <table:table-cell office:value-type="percentage" office:value="1" table:style-name="ce47">
            <text:p>100,0%</text:p>
          </table:table-cell>
          <table:table-cell office:value-type="float" office:value="226036" table:style-name="ce46">
            <text:p>226.036</text:p>
          </table:table-cell>
          <table:table-cell office:value-type="percentage" office:value="0.99126423070850944" table:style-name="ce47">
            <text:p>99,1%</text:p>
          </table:table-cell>
          <table:table-cell office:value-type="float" office:value="290491" table:style-name="ce46">
            <text:p>290.491</text:p>
          </table:table-cell>
          <table:table-cell office:value-type="percentage" office:value="0.93283387977791121" table:style-name="ce47">
            <text:p>93,3%</text:p>
          </table:table-cell>
          <table:table-cell office:value-type="float" office:value="292138" table:style-name="ce46">
            <text:p>292.138</text:p>
          </table:table-cell>
          <table:table-cell office:value-type="percentage" office:value="0.88344356041018379" table:style-name="ce47">
            <text:p>88,3%</text:p>
          </table:table-cell>
          <table:table-cell office:value-type="float" office:value="211667" table:style-name="ce46">
            <text:p>211.667</text:p>
          </table:table-cell>
          <table:table-cell office:value-type="percentage" office:value="0.82120728920547348" table:style-name="ce47">
            <text:p>82,1%</text:p>
          </table:table-cell>
          <table:table-cell office:value-type="float" office:value="179925" table:style-name="ce46">
            <text:p>179.925</text:p>
          </table:table-cell>
          <table:table-cell office:value-type="percentage" office:value="0.82160535544677427" table:style-name="ce47">
            <text:p>82,2%</text:p>
          </table:table-cell>
          <table:table-cell office:value-type="float" office:value="158762" table:style-name="ce46">
            <text:p>158.762</text:p>
          </table:table-cell>
          <table:table-cell office:value-type="percentage" office:value="0.89284428847797725" table:style-name="ce47">
            <text:p>89,3%</text:p>
          </table:table-cell>
          <table:table-cell office:value-type="float" office:value="1658300" table:style-name="ce46">
            <text:p>1.658.300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31195617819019" table:style-name="ce47">
            <text:p>91,3%</text:p>
          </table:table-cell>
          <table:table-cell office:value-type="percentage" office:value="0.80945751751392137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911" table:style-name="ce46">
            <text:p>460.911</text:p>
          </table:table-cell>
          <table:table-cell office:value-type="percentage" office:value="1" table:style-name="ce47">
            <text:p>100,0%</text:p>
          </table:table-cell>
          <table:table-cell office:value-type="float" office:value="621791" table:style-name="ce46">
            <text:p>621.791</text:p>
          </table:table-cell>
          <table:table-cell office:value-type="percentage" office:value="0.97806479419129955" table:style-name="ce47">
            <text:p>97,8%</text:p>
          </table:table-cell>
          <table:table-cell office:value-type="float" office:value="809360" table:style-name="ce46">
            <text:p>809.360</text:p>
          </table:table-cell>
          <table:table-cell office:value-type="percentage" office:value="0.94941371333655533" table:style-name="ce47">
            <text:p>94,9%</text:p>
          </table:table-cell>
          <table:table-cell office:value-type="float" office:value="1043773" table:style-name="ce46">
            <text:p>1.043.773</text:p>
          </table:table-cell>
          <table:table-cell office:value-type="percentage" office:value="0.95113181052322715" table:style-name="ce47">
            <text:p>95,1%</text:p>
          </table:table-cell>
          <table:table-cell office:value-type="float" office:value="1164442" table:style-name="ce46">
            <text:p>1.164.442</text:p>
          </table:table-cell>
          <table:table-cell office:value-type="percentage" office:value="0.91290835966225803" table:style-name="ce47">
            <text:p>91,3%</text:p>
          </table:table-cell>
          <table:table-cell office:value-type="float" office:value="829750" table:style-name="ce46">
            <text:p>829.750</text:p>
          </table:table-cell>
          <table:table-cell office:value-type="percentage" office:value="0.85839640482171009" table:style-name="ce47">
            <text:p>85,8%</text:p>
          </table:table-cell>
          <table:table-cell office:value-type="float" office:value="696096" table:style-name="ce46">
            <text:p>696.096</text:p>
          </table:table-cell>
          <table:table-cell office:value-type="percentage" office:value="0.8396319156045059" table:style-name="ce47">
            <text:p>84,0%</text:p>
          </table:table-cell>
          <table:table-cell office:value-type="float" office:value="599933" table:style-name="ce46">
            <text:p>599.933</text:p>
          </table:table-cell>
          <table:table-cell office:value-type="percentage" office:value="0.8936045030780666" table:style-name="ce47">
            <text:p>89,4%</text:p>
          </table:table-cell>
          <table:table-cell office:value-type="float" office:value="6226056" table:style-name="ce46">
            <text:p>6.226.056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797050430716853" table:style-name="ce47">
            <text:p>91,8%</text:p>
          </table:table-cell>
          <table:table-cell office:value-type="percentage" office:value="0.81160874240492398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8027" table:style-name="ce46">
            <text:p>298.027</text:p>
          </table:table-cell>
          <table:table-cell office:value-type="percentage" office:value="1" table:style-name="ce47">
            <text:p>100,0%</text:p>
          </table:table-cell>
          <table:table-cell office:value-type="float" office:value="436210" table:style-name="ce46">
            <text:p>436.210</text:p>
          </table:table-cell>
          <table:table-cell office:value-type="percentage" office:value="0.99189132649348755" table:style-name="ce47">
            <text:p>99,2%</text:p>
          </table:table-cell>
          <table:table-cell office:value-type="float" office:value="574402" table:style-name="ce46">
            <text:p>574.402</text:p>
          </table:table-cell>
          <table:table-cell office:value-type="percentage" office:value="0.96192182737716447" table:style-name="ce47">
            <text:p>96,2%</text:p>
          </table:table-cell>
          <table:table-cell office:value-type="float" office:value="721214" table:style-name="ce46">
            <text:p>721.214</text:p>
          </table:table-cell>
          <table:table-cell office:value-type="percentage" office:value="0.94610754877370473" table:style-name="ce47">
            <text:p>94,6%</text:p>
          </table:table-cell>
          <table:table-cell office:value-type="float" office:value="764887" table:style-name="ce46">
            <text:p>764.887</text:p>
          </table:table-cell>
          <table:table-cell office:value-type="percentage" office:value="0.90979668689925219" table:style-name="ce47">
            <text:p>91,0%</text:p>
          </table:table-cell>
          <table:table-cell office:value-type="float" office:value="528466" table:style-name="ce46">
            <text:p>528.466</text:p>
          </table:table-cell>
          <table:table-cell office:value-type="percentage" office:value="0.86080456605980249" table:style-name="ce47">
            <text:p>86,1%</text:p>
          </table:table-cell>
          <table:table-cell office:value-type="float" office:value="445503" table:style-name="ce46">
            <text:p>445.503</text:p>
          </table:table-cell>
          <table:table-cell office:value-type="percentage" office:value="0.86881134537114868" table:style-name="ce47">
            <text:p>86,9%</text:p>
          </table:table-cell>
          <table:table-cell office:value-type="float" office:value="396759" table:style-name="ce46">
            <text:p>396.759</text:p>
          </table:table-cell>
          <table:table-cell office:value-type="percentage" office:value="0.91679163710894263" table:style-name="ce47">
            <text:p>91,7%</text:p>
          </table:table-cell>
          <table:table-cell office:value-type="float" office:value="4165468" table:style-name="ce46">
            <text:p>4.165.468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730273600375424" table:style-name="ce47">
            <text:p>92,7%</text:p>
          </table:table-cell>
          <table:table-cell office:value-type="percentage" office:value="0.82532808801982149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94" table:style-name="ce46">
            <text:p>78.394</text:p>
          </table:table-cell>
          <table:table-cell office:value-type="percentage" office:value="1" table:style-name="ce47">
            <text:p>100,0%</text:p>
          </table:table-cell>
          <table:table-cell office:value-type="float" office:value="96131" table:style-name="ce46">
            <text:p>96.131</text:p>
          </table:table-cell>
          <table:table-cell office:value-type="percentage" office:value="1" table:style-name="ce47">
            <text:p>100,0%</text:p>
          </table:table-cell>
          <table:table-cell office:value-type="float" office:value="133395" table:style-name="ce46">
            <text:p>133.395</text:p>
          </table:table-cell>
          <table:table-cell office:value-type="percentage" office:value="1" table:style-name="ce47">
            <text:p>100,0%</text:p>
          </table:table-cell>
          <table:table-cell office:value-type="float" office:value="162252" table:style-name="ce46">
            <text:p>162.252</text:p>
          </table:table-cell>
          <table:table-cell office:value-type="percentage" office:value="0.96605597994677084" table:style-name="ce47">
            <text:p>96,6%</text:p>
          </table:table-cell>
          <table:table-cell office:value-type="float" office:value="147199" table:style-name="ce46">
            <text:p>147.199</text:p>
          </table:table-cell>
          <table:table-cell office:value-type="percentage" office:value="0.93438325208206374" table:style-name="ce47">
            <text:p>93,4%</text:p>
          </table:table-cell>
          <table:table-cell office:value-type="float" office:value="114570" table:style-name="ce46">
            <text:p>114.570</text:p>
          </table:table-cell>
          <table:table-cell office:value-type="percentage" office:value="0.88238012353475759" table:style-name="ce47">
            <text:p>88,2%</text:p>
          </table:table-cell>
          <table:table-cell office:value-type="float" office:value="95366" table:style-name="ce46">
            <text:p>95.366</text:p>
          </table:table-cell>
          <table:table-cell office:value-type="percentage" office:value="0.84765256964073032" table:style-name="ce47">
            <text:p>84,8%</text:p>
          </table:table-cell>
          <table:table-cell office:value-type="float" office:value="80688" table:style-name="ce46">
            <text:p>80.688</text:p>
          </table:table-cell>
          <table:table-cell office:value-type="percentage" office:value="0.94141805411333701" table:style-name="ce47">
            <text:p>94,1%</text:p>
          </table:table-cell>
          <table:table-cell office:value-type="float" office:value="907995" table:style-name="ce46">
            <text:p>907.995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589489309288445" table:style-name="ce47">
            <text:p>95,6%</text:p>
          </table:table-cell>
          <table:table-cell office:value-type="percentage" office:value="0.85821914765514906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996" table:style-name="ce46">
            <text:p>242.996</text:p>
          </table:table-cell>
          <table:table-cell office:value-type="percentage" office:value="1" table:style-name="ce47">
            <text:p>100,0%</text:p>
          </table:table-cell>
          <table:table-cell office:value-type="float" office:value="292281" table:style-name="ce46">
            <text:p>292.281</text:p>
          </table:table-cell>
          <table:table-cell office:value-type="percentage" office:value="1" table:style-name="ce47">
            <text:p>100,0%</text:p>
          </table:table-cell>
          <table:table-cell office:value-type="float" office:value="348105" table:style-name="ce46">
            <text:p>348.105</text:p>
          </table:table-cell>
          <table:table-cell office:value-type="percentage" office:value="0.9845545103318758" table:style-name="ce47">
            <text:p>98,5%</text:p>
          </table:table-cell>
          <table:table-cell office:value-type="float" office:value="393604" table:style-name="ce46">
            <text:p>393.604</text:p>
          </table:table-cell>
          <table:table-cell office:value-type="percentage" office:value="0.9618866080156403" table:style-name="ce47">
            <text:p>96,2%</text:p>
          </table:table-cell>
          <table:table-cell office:value-type="float" office:value="412174" table:style-name="ce46">
            <text:p>412.174</text:p>
          </table:table-cell>
          <table:table-cell office:value-type="percentage" office:value="0.93075781833947935" table:style-name="ce47">
            <text:p>93,1%</text:p>
          </table:table-cell>
          <table:table-cell office:value-type="float" office:value="268507" table:style-name="ce46">
            <text:p>268.507</text:p>
          </table:table-cell>
          <table:table-cell office:value-type="percentage" office:value="0.87008664994588425" table:style-name="ce47">
            <text:p>87,0%</text:p>
          </table:table-cell>
          <table:table-cell office:value-type="float" office:value="204083" table:style-name="ce46">
            <text:p>204.083</text:p>
          </table:table-cell>
          <table:table-cell office:value-type="percentage" office:value="0.88592302549899726" table:style-name="ce47">
            <text:p>88,6%</text:p>
          </table:table-cell>
          <table:table-cell office:value-type="float" office:value="176394" table:style-name="ce46">
            <text:p>176.394</text:p>
          </table:table-cell>
          <table:table-cell office:value-type="percentage" office:value="0.9620931145824243" table:style-name="ce47">
            <text:p>96,2%</text:p>
          </table:table-cell>
          <table:table-cell office:value-type="float" office:value="2338144" table:style-name="ce46">
            <text:p>2.338.144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1963803174673" table:style-name="ce47">
            <text:p>95,2%</text:p>
          </table:table-cell>
          <table:table-cell office:value-type="percentage" office:value="0.86698238999494226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56" table:style-name="ce46">
            <text:p>23.456</text:p>
          </table:table-cell>
          <table:table-cell office:value-type="percentage" office:value="1" table:style-name="ce47">
            <text:p>100,0%</text:p>
          </table:table-cell>
          <table:table-cell office:value-type="float" office:value="28767" table:style-name="ce46">
            <text:p>28.767</text:p>
          </table:table-cell>
          <table:table-cell office:value-type="percentage" office:value="1" table:style-name="ce47">
            <text:p>100,0%</text:p>
          </table:table-cell>
          <table:table-cell office:value-type="float" office:value="38465" table:style-name="ce46">
            <text:p>38.465</text:p>
          </table:table-cell>
          <table:table-cell office:value-type="percentage" office:value="0.99614129590304035" table:style-name="ce47">
            <text:p>99,6%</text:p>
          </table:table-cell>
          <table:table-cell office:value-type="float" office:value="45862" table:style-name="ce46">
            <text:p>45.862</text:p>
          </table:table-cell>
          <table:table-cell office:value-type="percentage" office:value="0.96551578947368422" table:style-name="ce47">
            <text:p>96,6%</text:p>
          </table:table-cell>
          <table:table-cell office:value-type="float" office:value="48356" table:style-name="ce46">
            <text:p>48.356</text:p>
          </table:table-cell>
          <table:table-cell office:value-type="percentage" office:value="0.93488515969375918" table:style-name="ce47">
            <text:p>93,5%</text:p>
          </table:table-cell>
          <table:table-cell office:value-type="float" office:value="32381" table:style-name="ce46">
            <text:p>32.381</text:p>
          </table:table-cell>
          <table:table-cell office:value-type="percentage" office:value="0.87431148072146025" table:style-name="ce47">
            <text:p>87,4%</text:p>
          </table:table-cell>
          <table:table-cell office:value-type="float" office:value="25624" table:style-name="ce46">
            <text:p>25.624</text:p>
          </table:table-cell>
          <table:table-cell office:value-type="percentage" office:value="0.84943313664390374" table:style-name="ce47">
            <text:p>84,9%</text:p>
          </table:table-cell>
          <table:table-cell office:value-type="float" office:value="24932" table:style-name="ce46">
            <text:p>24.932</text:p>
          </table:table-cell>
          <table:table-cell office:value-type="percentage" office:value="0.95947662112757359" table:style-name="ce47">
            <text:p>95,9%</text:p>
          </table:table-cell>
          <table:table-cell office:value-type="float" office:value="267843" table:style-name="ce46">
            <text:p>267.843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5155588871638741" table:style-name="ce47">
            <text:p>95,2%</text:p>
          </table:table-cell>
          <table:table-cell office:value-type="percentage" office:value="0.84713260968574466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602" table:style-name="ce46">
            <text:p>375.602</text:p>
          </table:table-cell>
          <table:table-cell office:value-type="percentage" office:value="1" table:style-name="ce47">
            <text:p>100,0%</text:p>
          </table:table-cell>
          <table:table-cell office:value-type="float" office:value="513471" table:style-name="ce46">
            <text:p>513.471</text:p>
          </table:table-cell>
          <table:table-cell office:value-type="percentage" office:value="0.97423584100180249" table:style-name="ce47">
            <text:p>97,4%</text:p>
          </table:table-cell>
          <table:table-cell office:value-type="float" office:value="695001" table:style-name="ce46">
            <text:p>695.001</text:p>
          </table:table-cell>
          <table:table-cell office:value-type="percentage" office:value="0.96466553220312634" table:style-name="ce47">
            <text:p>96,5%</text:p>
          </table:table-cell>
          <table:table-cell office:value-type="float" office:value="952157" table:style-name="ce46">
            <text:p>952.157</text:p>
          </table:table-cell>
          <table:table-cell office:value-type="percentage" office:value="0.9620089334878491" table:style-name="ce47">
            <text:p>96,2%</text:p>
          </table:table-cell>
          <table:table-cell office:value-type="float" office:value="1054952" table:style-name="ce46">
            <text:p>1.054.952</text:p>
          </table:table-cell>
          <table:table-cell office:value-type="percentage" office:value="0.91256218464351802" table:style-name="ce47">
            <text:p>91,3%</text:p>
          </table:table-cell>
          <table:table-cell office:value-type="float" office:value="782470" table:style-name="ce46">
            <text:p>782.470</text:p>
          </table:table-cell>
          <table:table-cell office:value-type="percentage" office:value="0.86859656055876489" table:style-name="ce47">
            <text:p>86,9%</text:p>
          </table:table-cell>
          <table:table-cell office:value-type="float" office:value="637568" table:style-name="ce46">
            <text:p>637.568</text:p>
          </table:table-cell>
          <table:table-cell office:value-type="percentage" office:value="0.86678258788917784" table:style-name="ce47">
            <text:p>86,7%</text:p>
          </table:table-cell>
          <table:table-cell office:value-type="float" office:value="496436" table:style-name="ce46">
            <text:p>496.436</text:p>
          </table:table-cell>
          <table:table-cell office:value-type="percentage" office:value="0.86981112240249503" table:style-name="ce47">
            <text:p>87,0%</text:p>
          </table:table-cell>
          <table:table-cell office:value-type="float" office:value="5507657" table:style-name="ce46">
            <text:p>5.507.657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241531773726881" table:style-name="ce47">
            <text:p>92,2%</text:p>
          </table:table-cell>
          <table:table-cell office:value-type="percentage" office:value="0.81524529635745613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73" table:style-name="ce46">
            <text:p>74.273</text:p>
          </table:table-cell>
          <table:table-cell office:value-type="percentage" office:value="1" table:style-name="ce47">
            <text:p>100,0%</text:p>
          </table:table-cell>
          <table:table-cell office:value-type="float" office:value="103959" table:style-name="ce46">
            <text:p>103.959</text:p>
          </table:table-cell>
          <table:table-cell office:value-type="percentage" office:value="1" table:style-name="ce47">
            <text:p>100,0%</text:p>
          </table:table-cell>
          <table:table-cell office:value-type="float" office:value="149891" table:style-name="ce46">
            <text:p>149.891</text:p>
          </table:table-cell>
          <table:table-cell office:value-type="percentage" office:value="0.97622784793638184" table:style-name="ce47">
            <text:p>97,6%</text:p>
          </table:table-cell>
          <table:table-cell office:value-type="float" office:value="209858" table:style-name="ce46">
            <text:p>209.858</text:p>
          </table:table-cell>
          <table:table-cell office:value-type="percentage" office:value="0.96219676024630563" table:style-name="ce47">
            <text:p>96,2%</text:p>
          </table:table-cell>
          <table:table-cell office:value-type="float" office:value="236551" table:style-name="ce46">
            <text:p>236.551</text:p>
          </table:table-cell>
          <table:table-cell office:value-type="percentage" office:value="0.93695438629846162" table:style-name="ce47">
            <text:p>93,7%</text:p>
          </table:table-cell>
          <table:table-cell office:value-type="float" office:value="174542" table:style-name="ce46">
            <text:p>174.542</text:p>
          </table:table-cell>
          <table:table-cell office:value-type="percentage" office:value="0.87676944251886235" table:style-name="ce47">
            <text:p>87,7%</text:p>
          </table:table-cell>
          <table:table-cell office:value-type="float" office:value="150034" table:style-name="ce46">
            <text:p>150.034</text:p>
          </table:table-cell>
          <table:table-cell office:value-type="percentage" office:value="0.86256676191078485" table:style-name="ce47">
            <text:p>86,3%</text:p>
          </table:table-cell>
          <table:table-cell office:value-type="float" office:value="131198" table:style-name="ce46">
            <text:p>131.198</text:p>
          </table:table-cell>
          <table:table-cell office:value-type="percentage" office:value="0.90721635227084141" table:style-name="ce47">
            <text:p>90,7%</text:p>
          </table:table-cell>
          <table:table-cell office:value-type="float" office:value="1230306" table:style-name="ce46">
            <text:p>1.230.306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373780181449195" table:style-name="ce47">
            <text:p>93,4%</text:p>
          </table:table-cell>
          <table:table-cell office:value-type="percentage" office:value="0.81311579854547955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72" table:style-name="ce46">
            <text:p>42.572</text:p>
          </table:table-cell>
          <table:table-cell office:value-type="percentage" office:value="1" table:style-name="ce47">
            <text:p>100,0%</text:p>
          </table:table-cell>
          <table:table-cell office:value-type="float" office:value="55999" table:style-name="ce46">
            <text:p>55.999</text:p>
          </table:table-cell>
          <table:table-cell office:value-type="percentage" office:value="0.98868290960451977" table:style-name="ce47">
            <text:p>98,9%</text:p>
          </table:table-cell>
          <table:table-cell office:value-type="float" office:value="72607" table:style-name="ce46">
            <text:p>72.607</text:p>
          </table:table-cell>
          <table:table-cell office:value-type="percentage" office:value="0.9595216069776662" table:style-name="ce47">
            <text:p>96,0%</text:p>
          </table:table-cell>
          <table:table-cell office:value-type="float" office:value="92504" table:style-name="ce46">
            <text:p>92.504</text:p>
          </table:table-cell>
          <table:table-cell office:value-type="percentage" office:value="0.94683616860119957" table:style-name="ce47">
            <text:p>94,7%</text:p>
          </table:table-cell>
          <table:table-cell office:value-type="float" office:value="96534" table:style-name="ce46">
            <text:p>96.534</text:p>
          </table:table-cell>
          <table:table-cell office:value-type="percentage" office:value="0.91308419170852129" table:style-name="ce47">
            <text:p>91,3%</text:p>
          </table:table-cell>
          <table:table-cell office:value-type="float" office:value="65903" table:style-name="ce46">
            <text:p>65.903</text:p>
          </table:table-cell>
          <table:table-cell office:value-type="percentage" office:value="0.85890601988817783" table:style-name="ce47">
            <text:p>85,9%</text:p>
          </table:table-cell>
          <table:table-cell office:value-type="float" office:value="59811" table:style-name="ce46">
            <text:p>59.811</text:p>
          </table:table-cell>
          <table:table-cell office:value-type="percentage" office:value="0.86932065928316038" table:style-name="ce47">
            <text:p>86,9%</text:p>
          </table:table-cell>
          <table:table-cell office:value-type="float" office:value="52616" table:style-name="ce46">
            <text:p>52.616</text:p>
          </table:table-cell>
          <table:table-cell office:value-type="percentage" office:value="0.91472679543123381" table:style-name="ce47">
            <text:p>91,5%</text:p>
          </table:table-cell>
          <table:table-cell office:value-type="float" office:value="538546" table:style-name="ce46">
            <text:p>538.546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824911147345457" table:style-name="ce47">
            <text:p>92,8%</text:p>
          </table:table-cell>
          <table:table-cell office:value-type="percentage" office:value="0.81888956807074842" table:style-name="ce47">
            <text:p>8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736" table:style-name="ce46">
            <text:p>164.736</text:p>
          </table:table-cell>
          <table:table-cell office:value-type="percentage" office:value="1" table:style-name="ce47">
            <text:p>100,0%</text:p>
          </table:table-cell>
          <table:table-cell office:value-type="float" office:value="214379" table:style-name="ce46">
            <text:p>214.379</text:p>
          </table:table-cell>
          <table:table-cell office:value-type="percentage" office:value="0.99081648687871482" table:style-name="ce47">
            <text:p>99,1%</text:p>
          </table:table-cell>
          <table:table-cell office:value-type="float" office:value="280171" table:style-name="ce46">
            <text:p>280.171</text:p>
          </table:table-cell>
          <table:table-cell office:value-type="percentage" office:value="0.98595172489029181" table:style-name="ce47">
            <text:p>98,6%</text:p>
          </table:table-cell>
          <table:table-cell office:value-type="float" office:value="326943" table:style-name="ce46">
            <text:p>326.943</text:p>
          </table:table-cell>
          <table:table-cell office:value-type="percentage" office:value="0.96881472855123607" table:style-name="ce47">
            <text:p>96,9%</text:p>
          </table:table-cell>
          <table:table-cell office:value-type="float" office:value="326173" table:style-name="ce46">
            <text:p>326.173</text:p>
          </table:table-cell>
          <table:table-cell office:value-type="percentage" office:value="0.93710639422634923" table:style-name="ce47">
            <text:p>93,7%</text:p>
          </table:table-cell>
          <table:table-cell office:value-type="float" office:value="211611" table:style-name="ce46">
            <text:p>211.611</text:p>
          </table:table-cell>
          <table:table-cell office:value-type="percentage" office:value="0.89048751236139456" table:style-name="ce47">
            <text:p>89,0%</text:p>
          </table:table-cell>
          <table:table-cell office:value-type="float" office:value="174844" table:style-name="ce46">
            <text:p>174.844</text:p>
          </table:table-cell>
          <table:table-cell office:value-type="percentage" office:value="0.87766483447531563" table:style-name="ce47">
            <text:p>87,8%</text:p>
          </table:table-cell>
          <table:table-cell office:value-type="float" office:value="159152" table:style-name="ce46">
            <text:p>159.152</text:p>
          </table:table-cell>
          <table:table-cell office:value-type="percentage" office:value="0.92092791797103291" table:style-name="ce47">
            <text:p>92,1%</text:p>
          </table:table-cell>
          <table:table-cell office:value-type="float" office:value="1858009" table:style-name="ce46">
            <text:p>1.858.009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502652597899095" table:style-name="ce47">
            <text:p>95,0%</text:p>
          </table:table-cell>
          <table:table-cell office:value-type="percentage" office:value="0.84999414430982456" table:style-name="ce47">
            <text:p>85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503" table:style-name="ce46">
            <text:p>2.503</text:p>
          </table:table-cell>
          <table:table-cell office:value-type="percentage" office:value="0.88227000352485019" table:style-name="ce47">
            <text:p>88,2%</text:p>
          </table:table-cell>
          <table:table-cell office:value-type="float" office:value="4097" table:style-name="ce46">
            <text:p>4.097</text:p>
          </table:table-cell>
          <table:table-cell office:value-type="percentage" office:value="0.9302906448683016" table:style-name="ce47">
            <text:p>93,0%</text:p>
          </table:table-cell>
          <table:table-cell office:value-type="float" office:value="8053" table:style-name="ce46">
            <text:p>8.053</text:p>
          </table:table-cell>
          <table:table-cell office:value-type="percentage" office:value="0.96686276863969267" table:style-name="ce47">
            <text:p>96,7%</text:p>
          </table:table-cell>
          <table:table-cell office:value-type="float" office:value="10974" table:style-name="ce46">
            <text:p>10.974</text:p>
          </table:table-cell>
          <table:table-cell office:value-type="percentage" office:value="0.94955438262524872" table:style-name="ce47">
            <text:p>95,0%</text:p>
          </table:table-cell>
          <table:table-cell office:value-type="float" office:value="11556" table:style-name="ce46">
            <text:p>11.556</text:p>
          </table:table-cell>
          <table:table-cell office:value-type="percentage" office:value="0.93517844136926442" table:style-name="ce47">
            <text:p>93,5%</text:p>
          </table:table-cell>
          <table:table-cell office:value-type="float" office:value="9697" table:style-name="ce46">
            <text:p>9.697</text:p>
          </table:table-cell>
          <table:table-cell office:value-type="percentage" office:value="0.85068865689972806" table:style-name="ce47">
            <text:p>85,1%</text:p>
          </table:table-cell>
          <table:table-cell office:value-type="float" office:value="9771" table:style-name="ce46">
            <text:p>9.771</text:p>
          </table:table-cell>
          <table:table-cell office:value-type="percentage" office:value="0.8993097100782329" table:style-name="ce47">
            <text:p>89,9%</text:p>
          </table:table-cell>
          <table:table-cell office:value-type="float" office:value="9541" table:style-name="ce46">
            <text:p>9.541</text:p>
          </table:table-cell>
          <table:table-cell office:value-type="percentage" office:value="1.0280142226053226" table:style-name="ce47">
            <text:p>102,8%</text:p>
          </table:table-cell>
          <table:table-cell office:value-type="float" office:value="66192" table:style-name="ce46">
            <text:p>66.192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3190105449886662" table:style-name="ce47">
            <text:p>93,2%</text:p>
          </table:table-cell>
          <table:table-cell office:value-type="percentage" office:value="0.79255720392255469" table:style-name="ce47">
            <text:p>79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9" table:style-name="ce46">
            <text:p>2.099</text:p>
          </table:table-cell>
          <table:table-cell office:value-type="percentage" office:value="0.8359219434488252" table:style-name="ce47">
            <text:p>83,6%</text:p>
          </table:table-cell>
          <table:table-cell office:value-type="float" office:value="3432" table:style-name="ce46">
            <text:p>3.432</text:p>
          </table:table-cell>
          <table:table-cell office:value-type="percentage" office:value="0.9024454378122535" table:style-name="ce47">
            <text:p>90,2%</text:p>
          </table:table-cell>
          <table:table-cell office:value-type="float" office:value="7509" table:style-name="ce46">
            <text:p>7.509</text:p>
          </table:table-cell>
          <table:table-cell office:value-type="percentage" office:value="0.93803872579637726" table:style-name="ce47">
            <text:p>93,8%</text:p>
          </table:table-cell>
          <table:table-cell office:value-type="float" office:value="10154" table:style-name="ce46">
            <text:p>10.154</text:p>
          </table:table-cell>
          <table:table-cell office:value-type="percentage" office:value="0.94009813906119799" table:style-name="ce47">
            <text:p>94,0%</text:p>
          </table:table-cell>
          <table:table-cell office:value-type="float" office:value="10655" table:style-name="ce46">
            <text:p>10.655</text:p>
          </table:table-cell>
          <table:table-cell office:value-type="percentage" office:value="0.9754646159479996" table:style-name="ce47">
            <text:p>97,5%</text:p>
          </table:table-cell>
          <table:table-cell office:value-type="float" office:value="9250" table:style-name="ce46">
            <text:p>9.250</text:p>
          </table:table-cell>
          <table:table-cell office:value-type="percentage" office:value="0.84459459459459463" table:style-name="ce47">
            <text:p>84,5%</text:p>
          </table:table-cell>
          <table:table-cell office:value-type="float" office:value="9599" table:style-name="ce46">
            <text:p>9.599</text:p>
          </table:table-cell>
          <table:table-cell office:value-type="percentage" office:value="0.82105893422290654" table:style-name="ce47">
            <text:p>82,1%</text:p>
          </table:table-cell>
          <table:table-cell office:value-type="float" office:value="8687" table:style-name="ce46">
            <text:p>8.687</text:p>
          </table:table-cell>
          <table:table-cell office:value-type="percentage" office:value="0.90678496868475988" table:style-name="ce47">
            <text:p>90,7%</text:p>
          </table:table-cell>
          <table:table-cell office:value-type="float" office:value="61385" table:style-name="ce46">
            <text:p>61.385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9920311721794155" table:style-name="ce47">
            <text:p>89,9%</text:p>
          </table:table-cell>
          <table:table-cell office:value-type="percentage" office:value="0.73058246649686986" table:style-name="ce47">
            <text:p>73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700" table:style-name="ce46">
            <text:p>3.700</text:p>
          </table:table-cell>
          <table:table-cell office:value-type="string" table:style-name="ce47">
            <text:p>-</text:p>
          </table:table-cell>
          <table:table-cell office:value-type="float" office:value="9712" table:style-name="ce46">
            <text:p>9.712</text:p>
          </table:table-cell>
          <table:table-cell office:value-type="string" table:style-name="ce47">
            <text:p>-</text:p>
          </table:table-cell>
          <table:table-cell office:value-type="float" office:value="22766" table:style-name="ce46">
            <text:p>22.766</text:p>
          </table:table-cell>
          <table:table-cell office:value-type="string" table:style-name="ce47">
            <text:p>-</text:p>
          </table:table-cell>
          <table:table-cell office:value-type="float" office:value="32908" table:style-name="ce46">
            <text:p>32.908</text:p>
          </table:table-cell>
          <table:table-cell office:value-type="string" table:style-name="ce47">
            <text:p>-</text:p>
          </table:table-cell>
          <table:table-cell office:value-type="float" office:value="25067" table:style-name="ce46">
            <text:p>25.067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5432" table:style-name="ce46">
            <text:p>95.43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3" table:style-name="ce49">
            <text:p>313</text:p>
          </table:table-cell>
          <table:table-cell office:value-type="string" table:style-name="ce50">
            <text:p>-</text:p>
          </table:table-cell>
          <table:table-cell office:value-type="float" office:value="910" table:style-name="ce49">
            <text:p>910</text:p>
          </table:table-cell>
          <table:table-cell office:value-type="string" table:style-name="ce50">
            <text:p>-</text:p>
          </table:table-cell>
          <table:table-cell office:value-type="float" office:value="1911" table:style-name="ce49">
            <text:p>1.911</text:p>
          </table:table-cell>
          <table:table-cell office:value-type="string" table:style-name="ce50">
            <text:p>-</text:p>
          </table:table-cell>
          <table:table-cell office:value-type="float" office:value="2362" table:style-name="ce49">
            <text:p>2.362</text:p>
          </table:table-cell>
          <table:table-cell office:value-type="string" table:style-name="ce50">
            <text:p>-</text:p>
          </table:table-cell>
          <table:table-cell office:value-type="float" office:value="2084" table:style-name="ce49">
            <text:p>2.084</text:p>
          </table:table-cell>
          <table:table-cell office:value-type="string" table:style-name="ce50">
            <text:p>-</text:p>
          </table:table-cell>
          <table:table-cell office:value-type="float" office:value="266" table:style-name="ce49">
            <text:p>266</text:p>
          </table:table-cell>
          <table:table-cell office:value-type="string" table:style-name="ce50">
            <text:p>-</text:p>
          </table:table-cell>
          <table:table-cell office:value-type="float" office:value="7931" table:style-name="ce49">
            <text:p>7.93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50236" table:style-name="ce53">
            <text:p>2.950.236</text:p>
          </table:table-cell>
          <table:table-cell office:value-type="percentage" office:value="1" table:style-name="ce54">
            <text:p>100,0%</text:p>
          </table:table-cell>
          <table:table-cell office:value-type="float" office:value="3965409" table:style-name="ce53">
            <text:p>3.965.409</text:p>
          </table:table-cell>
          <table:table-cell office:value-type="percentage" office:value="0.99213876800833856" table:style-name="ce54">
            <text:p>99,2%</text:p>
          </table:table-cell>
          <table:table-cell office:value-type="float" office:value="5331320" table:style-name="ce53">
            <text:p>5.331.320</text:p>
          </table:table-cell>
          <table:table-cell office:value-type="percentage" office:value="0.96798277308330583" table:style-name="ce54">
            <text:p>96,8%</text:p>
          </table:table-cell>
          <table:table-cell office:value-type="float" office:value="6762457" table:style-name="ce53">
            <text:p>6.762.457</text:p>
          </table:table-cell>
          <table:table-cell office:value-type="percentage" office:value="0.948489238137743" table:style-name="ce54">
            <text:p>94,8%</text:p>
          </table:table-cell>
          <table:table-cell office:value-type="float" office:value="7121540" table:style-name="ce53">
            <text:p>7.121.540</text:p>
          </table:table-cell>
          <table:table-cell office:value-type="percentage" office:value="0.91105474254964436" table:style-name="ce54">
            <text:p>91,1%</text:p>
          </table:table-cell>
          <table:table-cell office:value-type="float" office:value="5110351" table:style-name="ce53">
            <text:p>5.110.351</text:p>
          </table:table-cell>
          <table:table-cell office:value-type="percentage" office:value="0.8600359810300201" table:style-name="ce54">
            <text:p>86,0%</text:p>
          </table:table-cell>
          <table:table-cell office:value-type="float" office:value="4227440" table:style-name="ce53">
            <text:p>4.227.440</text:p>
          </table:table-cell>
          <table:table-cell office:value-type="percentage" office:value="0.85843230066167742" table:style-name="ce54">
            <text:p>85,8%</text:p>
          </table:table-cell>
          <table:table-cell office:value-type="float" office:value="3619703" table:style-name="ce53">
            <text:p>3.619.703</text:p>
          </table:table-cell>
          <table:table-cell office:value-type="percentage" office:value="0.90856865602633763" table:style-name="ce54">
            <text:p>90,9%</text:p>
          </table:table-cell>
          <table:table-cell office:value-type="float" office:value="39088456" table:style-name="ce53">
            <text:p>39.088.456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659536381066721" table:style-name="ce54">
            <text:p>92,7%</text:p>
          </table:table-cell>
          <table:table-cell office:value-type="percentage" office:value="0.824673640290154" table:style-name="ce54">
            <text:p>82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324" table:style-name="ce43">
            <text:p>430.324</text:p>
          </table:table-cell>
          <table:table-cell office:value-type="percentage" office:value="1" table:style-name="ce44">
            <text:p>100,0%</text:p>
          </table:table-cell>
          <table:table-cell office:value-type="float" office:value="652252" table:style-name="ce43">
            <text:p>652.252</text:p>
          </table:table-cell>
          <table:table-cell office:value-type="percentage" office:value="0.99683489652663904" table:style-name="ce44">
            <text:p>99,7%</text:p>
          </table:table-cell>
          <table:table-cell office:value-type="float" office:value="929531" table:style-name="ce43">
            <text:p>929.531</text:p>
          </table:table-cell>
          <table:table-cell office:value-type="percentage" office:value="0.97005100033499303" table:style-name="ce44">
            <text:p>97,0%</text:p>
          </table:table-cell>
          <table:table-cell office:value-type="float" office:value="1217645" table:style-name="ce43">
            <text:p>1.217.645</text:p>
          </table:table-cell>
          <table:table-cell office:value-type="percentage" office:value="0.9456768492479366" table:style-name="ce44">
            <text:p>94,6%</text:p>
          </table:table-cell>
          <table:table-cell office:value-type="float" office:value="1258601" table:style-name="ce43">
            <text:p>1.258.601</text:p>
          </table:table-cell>
          <table:table-cell office:value-type="percentage" office:value="0.9091730620311832" table:style-name="ce44">
            <text:p>90,9%</text:p>
          </table:table-cell>
          <table:table-cell office:value-type="float" office:value="939899" table:style-name="ce43">
            <text:p>939.899</text:p>
          </table:table-cell>
          <table:table-cell office:value-type="percentage" office:value="0.85307862871934603" table:style-name="ce44">
            <text:p>85,3%</text:p>
          </table:table-cell>
          <table:table-cell office:value-type="float" office:value="779265" table:style-name="ce43">
            <text:p>779.265</text:p>
          </table:table-cell>
          <table:table-cell office:value-type="percentage" office:value="0.84143710479941947" table:style-name="ce44">
            <text:p>84,1%</text:p>
          </table:table-cell>
          <table:table-cell office:value-type="float" office:value="688241" table:style-name="ce43">
            <text:p>688.241</text:p>
          </table:table-cell>
          <table:table-cell office:value-type="percentage" office:value="0.89052799652194614" table:style-name="ce44">
            <text:p>89,1%</text:p>
          </table:table-cell>
          <table:table-cell office:value-type="float" office:value="6895758" table:style-name="ce43">
            <text:p>6.895.758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845410332038935" table:style-name="ce44">
            <text:p>91,8%</text:p>
          </table:table-cell>
          <table:table-cell office:value-type="percentage" office:value="0.81105410506459663" table:style-name="ce44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65" table:style-name="ce46">
            <text:p>100.465</text:p>
          </table:table-cell>
          <table:table-cell office:value-type="percentage" office:value="1" table:style-name="ce47">
            <text:p>100,0%</text:p>
          </table:table-cell>
          <table:table-cell office:value-type="float" office:value="119107" table:style-name="ce46">
            <text:p>119.107</text:p>
          </table:table-cell>
          <table:table-cell office:value-type="percentage" office:value="0.99566980146290496" table:style-name="ce47">
            <text:p>99,6%</text:p>
          </table:table-cell>
          <table:table-cell office:value-type="float" office:value="154212" table:style-name="ce46">
            <text:p>154.212</text:p>
          </table:table-cell>
          <table:table-cell office:value-type="percentage" office:value="0.95599776827227079" table:style-name="ce47">
            <text:p>95,6%</text:p>
          </table:table-cell>
          <table:table-cell office:value-type="float" office:value="186356" table:style-name="ce46">
            <text:p>186.356</text:p>
          </table:table-cell>
          <table:table-cell office:value-type="percentage" office:value="0.92728267900681693" table:style-name="ce47">
            <text:p>92,7%</text:p>
          </table:table-cell>
          <table:table-cell office:value-type="float" office:value="189164" table:style-name="ce46">
            <text:p>189.164</text:p>
          </table:table-cell>
          <table:table-cell office:value-type="percentage" office:value="0.88544587313995238" table:style-name="ce47">
            <text:p>88,5%</text:p>
          </table:table-cell>
          <table:table-cell office:value-type="float" office:value="127765" table:style-name="ce46">
            <text:p>127.765</text:p>
          </table:table-cell>
          <table:table-cell office:value-type="percentage" office:value="0.80721894388354665" table:style-name="ce47">
            <text:p>80,7%</text:p>
          </table:table-cell>
          <table:table-cell office:value-type="float" office:value="106013" table:style-name="ce46">
            <text:p>106.013</text:p>
          </table:table-cell>
          <table:table-cell office:value-type="percentage" office:value="0.81050933500512246" table:style-name="ce47">
            <text:p>81,1%</text:p>
          </table:table-cell>
          <table:table-cell office:value-type="float" office:value="89888" table:style-name="ce46">
            <text:p>89.888</text:p>
          </table:table-cell>
          <table:table-cell office:value-type="percentage" office:value="0.839784373627811" table:style-name="ce47">
            <text:p>84,0%</text:p>
          </table:table-cell>
          <table:table-cell office:value-type="float" office:value="1072970" table:style-name="ce46">
            <text:p>1.072.970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0210424009255019" table:style-name="ce47">
            <text:p>90,2%</text:p>
          </table:table-cell>
          <table:table-cell office:value-type="percentage" office:value="0.80605769671400229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22" table:style-name="ce46">
            <text:p>88.322</text:p>
          </table:table-cell>
          <table:table-cell office:value-type="percentage" office:value="1" table:style-name="ce47">
            <text:p>100,0%</text:p>
          </table:table-cell>
          <table:table-cell office:value-type="float" office:value="114128" table:style-name="ce46">
            <text:p>114.128</text:p>
          </table:table-cell>
          <table:table-cell office:value-type="percentage" office:value="1" table:style-name="ce47">
            <text:p>100,0%</text:p>
          </table:table-cell>
          <table:table-cell office:value-type="float" office:value="147877" table:style-name="ce46">
            <text:p>147.877</text:p>
          </table:table-cell>
          <table:table-cell office:value-type="percentage" office:value="0.97293900914533848" table:style-name="ce47">
            <text:p>97,3%</text:p>
          </table:table-cell>
          <table:table-cell office:value-type="float" office:value="152972" table:style-name="ce46">
            <text:p>152.972</text:p>
          </table:table-cell>
          <table:table-cell office:value-type="percentage" office:value="0.94378805920423492" table:style-name="ce47">
            <text:p>94,4%</text:p>
          </table:table-cell>
          <table:table-cell office:value-type="float" office:value="150743" table:style-name="ce46">
            <text:p>150.743</text:p>
          </table:table-cell>
          <table:table-cell office:value-type="percentage" office:value="0.90852820636451304" table:style-name="ce47">
            <text:p>90,9%</text:p>
          </table:table-cell>
          <table:table-cell office:value-type="float" office:value="90705" table:style-name="ce46">
            <text:p>90.705</text:p>
          </table:table-cell>
          <table:table-cell office:value-type="percentage" office:value="0.83529021742133325" table:style-name="ce47">
            <text:p>83,5%</text:p>
          </table:table-cell>
          <table:table-cell office:value-type="float" office:value="66371" table:style-name="ce46">
            <text:p>66.371</text:p>
          </table:table-cell>
          <table:table-cell office:value-type="percentage" office:value="0.83757350899775374" table:style-name="ce47">
            <text:p>83,8%</text:p>
          </table:table-cell>
          <table:table-cell office:value-type="float" office:value="60576" table:style-name="ce46">
            <text:p>60.576</text:p>
          </table:table-cell>
          <table:table-cell office:value-type="percentage" office:value="0.92828245678558297" table:style-name="ce47">
            <text:p>92,8%</text:p>
          </table:table-cell>
          <table:table-cell office:value-type="float" office:value="871694" table:style-name="ce46">
            <text:p>871.694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685508148234131" table:style-name="ce47">
            <text:p>93,7%</text:p>
          </table:table-cell>
          <table:table-cell office:value-type="percentage" office:value="0.8606017046290364" table:style-name="ce47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314" table:style-name="ce46">
            <text:p>51.314</text:p>
          </table:table-cell>
          <table:table-cell office:value-type="percentage" office:value="0.9567616952249548" table:style-name="ce47">
            <text:p>95,7%</text:p>
          </table:table-cell>
          <table:table-cell office:value-type="float" office:value="79506" table:style-name="ce46">
            <text:p>79.506</text:p>
          </table:table-cell>
          <table:table-cell office:value-type="percentage" office:value="0.91141068849301876" table:style-name="ce47">
            <text:p>91,1%</text:p>
          </table:table-cell>
          <table:table-cell office:value-type="float" office:value="111471" table:style-name="ce46">
            <text:p>111.471</text:p>
          </table:table-cell>
          <table:table-cell office:value-type="percentage" office:value="0.87501668066534266" table:style-name="ce47">
            <text:p>87,5%</text:p>
          </table:table-cell>
          <table:table-cell office:value-type="float" office:value="151944" table:style-name="ce46">
            <text:p>151.944</text:p>
          </table:table-cell>
          <table:table-cell office:value-type="percentage" office:value="0.85598395565270302" table:style-name="ce47">
            <text:p>85,6%</text:p>
          </table:table-cell>
          <table:table-cell office:value-type="float" office:value="171205" table:style-name="ce46">
            <text:p>171.205</text:p>
          </table:table-cell>
          <table:table-cell office:value-type="percentage" office:value="0.79033620622002276" table:style-name="ce47">
            <text:p>79,0%</text:p>
          </table:table-cell>
          <table:table-cell office:value-type="float" office:value="131570" table:style-name="ce46">
            <text:p>131.570</text:p>
          </table:table-cell>
          <table:table-cell office:value-type="percentage" office:value="0.71487174471738202" table:style-name="ce47">
            <text:p>71,5%</text:p>
          </table:table-cell>
          <table:table-cell office:value-type="float" office:value="101240" table:style-name="ce46">
            <text:p>101.240</text:p>
          </table:table-cell>
          <table:table-cell office:value-type="percentage" office:value="0.73783096353844024" table:style-name="ce47">
            <text:p>73,8%</text:p>
          </table:table-cell>
          <table:table-cell office:value-type="float" office:value="78894" table:style-name="ce46">
            <text:p>78.894</text:p>
          </table:table-cell>
          <table:table-cell office:value-type="percentage" office:value="0.79261774634303162" table:style-name="ce47">
            <text:p>79,3%</text:p>
          </table:table-cell>
          <table:table-cell office:value-type="float" office:value="877144" table:style-name="ce46">
            <text:p>877.144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0978076730979964" table:style-name="ce47">
            <text:p>81,0%</text:p>
          </table:table-cell>
          <table:table-cell office:value-type="percentage" office:value="0.71910311327908838" table:style-name="ce47">
            <text:p>7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469" table:style-name="ce46">
            <text:p>92.469</text:p>
          </table:table-cell>
          <table:table-cell office:value-type="percentage" office:value="0.92135469600047826" table:style-name="ce47">
            <text:p>92,1%</text:p>
          </table:table-cell>
          <table:table-cell office:value-type="float" office:value="151209" table:style-name="ce46">
            <text:p>151.209</text:p>
          </table:table-cell>
          <table:table-cell office:value-type="percentage" office:value="0.90303142505643608" table:style-name="ce47">
            <text:p>90,3%</text:p>
          </table:table-cell>
          <table:table-cell office:value-type="float" office:value="222984" table:style-name="ce46">
            <text:p>222.984</text:p>
          </table:table-cell>
          <table:table-cell office:value-type="percentage" office:value="0.88642245234640538" table:style-name="ce47">
            <text:p>88,6%</text:p>
          </table:table-cell>
          <table:table-cell office:value-type="float" office:value="321503" table:style-name="ce46">
            <text:p>321.503</text:p>
          </table:table-cell>
          <table:table-cell office:value-type="percentage" office:value="0.87306346012323255" table:style-name="ce47">
            <text:p>87,3%</text:p>
          </table:table-cell>
          <table:table-cell office:value-type="float" office:value="318793" table:style-name="ce46">
            <text:p>318.793</text:p>
          </table:table-cell>
          <table:table-cell office:value-type="percentage" office:value="0.80890371855216248" table:style-name="ce47">
            <text:p>80,9%</text:p>
          </table:table-cell>
          <table:table-cell office:value-type="float" office:value="229792" table:style-name="ce46">
            <text:p>229.792</text:p>
          </table:table-cell>
          <table:table-cell office:value-type="percentage" office:value="0.73448357422761468" table:style-name="ce47">
            <text:p>73,4%</text:p>
          </table:table-cell>
          <table:table-cell office:value-type="float" office:value="186802" table:style-name="ce46">
            <text:p>186.802</text:p>
          </table:table-cell>
          <table:table-cell office:value-type="percentage" office:value="0.73350322573045224" table:style-name="ce47">
            <text:p>73,4%</text:p>
          </table:table-cell>
          <table:table-cell office:value-type="float" office:value="154481" table:style-name="ce46">
            <text:p>154.481</text:p>
          </table:table-cell>
          <table:table-cell office:value-type="percentage" office:value="0.83836322687433862" table:style-name="ce47">
            <text:p>83,8%</text:p>
          </table:table-cell>
          <table:table-cell office:value-type="float" office:value="1678033" table:style-name="ce46">
            <text:p>1.678.033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518921688722913" table:style-name="ce47">
            <text:p>82,5%</text:p>
          </table:table-cell>
          <table:table-cell office:value-type="percentage" office:value="0.74766359720705466" table:style-name="ce47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202" table:style-name="ce46">
            <text:p>42.202</text:p>
          </table:table-cell>
          <table:table-cell office:value-type="percentage" office:value="1" table:style-name="ce47">
            <text:p>100,0%</text:p>
          </table:table-cell>
          <table:table-cell office:value-type="float" office:value="56008" table:style-name="ce46">
            <text:p>56.008</text:p>
          </table:table-cell>
          <table:table-cell office:value-type="percentage" office:value="1" table:style-name="ce47">
            <text:p>100,0%</text:p>
          </table:table-cell>
          <table:table-cell office:value-type="float" office:value="76778" table:style-name="ce46">
            <text:p>76.778</text:p>
          </table:table-cell>
          <table:table-cell office:value-type="percentage" office:value="0.96872200562726318" table:style-name="ce47">
            <text:p>96,9%</text:p>
          </table:table-cell>
          <table:table-cell office:value-type="float" office:value="84595" table:style-name="ce46">
            <text:p>84.595</text:p>
          </table:table-cell>
          <table:table-cell office:value-type="percentage" office:value="0.92992195229196439" table:style-name="ce47">
            <text:p>93,0%</text:p>
          </table:table-cell>
          <table:table-cell office:value-type="float" office:value="88562" table:style-name="ce46">
            <text:p>88.562</text:p>
          </table:table-cell>
          <table:table-cell office:value-type="percentage" office:value="0.90939149364385019" table:style-name="ce47">
            <text:p>90,9%</text:p>
          </table:table-cell>
          <table:table-cell office:value-type="float" office:value="55814" table:style-name="ce46">
            <text:p>55.814</text:p>
          </table:table-cell>
          <table:table-cell office:value-type="percentage" office:value="0.83108490425563597" table:style-name="ce47">
            <text:p>83,1%</text:p>
          </table:table-cell>
          <table:table-cell office:value-type="float" office:value="42311" table:style-name="ce46">
            <text:p>42.311</text:p>
          </table:table-cell>
          <table:table-cell office:value-type="percentage" office:value="0.83169854343168281" table:style-name="ce47">
            <text:p>83,2%</text:p>
          </table:table-cell>
          <table:table-cell office:value-type="float" office:value="41200" table:style-name="ce46">
            <text:p>41.200</text:p>
          </table:table-cell>
          <table:table-cell office:value-type="percentage" office:value="0.90983371243071354" table:style-name="ce47">
            <text:p>91,0%</text:p>
          </table:table-cell>
          <table:table-cell office:value-type="float" office:value="487470" table:style-name="ce46">
            <text:p>487.470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488170272188097" table:style-name="ce47">
            <text:p>92,5%</text:p>
          </table:table-cell>
          <table:table-cell office:value-type="percentage" office:value="0.83520230273020879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81" table:style-name="ce46">
            <text:p>227.981</text:p>
          </table:table-cell>
          <table:table-cell office:value-type="percentage" office:value="1" table:style-name="ce47">
            <text:p>100,0%</text:p>
          </table:table-cell>
          <table:table-cell office:value-type="float" office:value="250478" table:style-name="ce46">
            <text:p>250.478</text:p>
          </table:table-cell>
          <table:table-cell office:value-type="percentage" office:value="1" table:style-name="ce47">
            <text:p>100,0%</text:p>
          </table:table-cell>
          <table:table-cell office:value-type="float" office:value="322310" table:style-name="ce46">
            <text:p>322.310</text:p>
          </table:table-cell>
          <table:table-cell office:value-type="percentage" office:value="0.98492557518419033" table:style-name="ce47">
            <text:p>98,5%</text:p>
          </table:table-cell>
          <table:table-cell office:value-type="float" office:value="353142" table:style-name="ce46">
            <text:p>353.142</text:p>
          </table:table-cell>
          <table:table-cell office:value-type="percentage" office:value="0.9263883022956273" table:style-name="ce47">
            <text:p>92,6%</text:p>
          </table:table-cell>
          <table:table-cell office:value-type="float" office:value="321126" table:style-name="ce46">
            <text:p>321.126</text:p>
          </table:table-cell>
          <table:table-cell office:value-type="percentage" office:value="0.89151642689379851" table:style-name="ce47">
            <text:p>89,2%</text:p>
          </table:table-cell>
          <table:table-cell office:value-type="float" office:value="213020" table:style-name="ce46">
            <text:p>213.020</text:p>
          </table:table-cell>
          <table:table-cell office:value-type="percentage" office:value="0.82278236552826933" table:style-name="ce47">
            <text:p>82,3%</text:p>
          </table:table-cell>
          <table:table-cell office:value-type="float" office:value="173718" table:style-name="ce46">
            <text:p>173.718</text:p>
          </table:table-cell>
          <table:table-cell office:value-type="percentage" office:value="0.8202796311248991" table:style-name="ce47">
            <text:p>82,0%</text:p>
          </table:table-cell>
          <table:table-cell office:value-type="float" office:value="144151" table:style-name="ce46">
            <text:p>144.151</text:p>
          </table:table-cell>
          <table:table-cell office:value-type="percentage" office:value="0.85703159371692883" table:style-name="ce47">
            <text:p>85,7%</text:p>
          </table:table-cell>
          <table:table-cell office:value-type="float" office:value="2005926" table:style-name="ce46">
            <text:p>2.005.926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347532328583348" table:style-name="ce47">
            <text:p>92,3%</text:p>
          </table:table-cell>
          <table:table-cell office:value-type="percentage" office:value="0.84047800912492787" table:style-name="ce47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77" table:style-name="ce46">
            <text:p>137.377</text:p>
          </table:table-cell>
          <table:table-cell office:value-type="percentage" office:value="1" table:style-name="ce47">
            <text:p>100,0%</text:p>
          </table:table-cell>
          <table:table-cell office:value-type="float" office:value="158348" table:style-name="ce46">
            <text:p>158.348</text:p>
          </table:table-cell>
          <table:table-cell office:value-type="percentage" office:value="1" table:style-name="ce47">
            <text:p>100,0%</text:p>
          </table:table-cell>
          <table:table-cell office:value-type="float" office:value="219899" table:style-name="ce46">
            <text:p>219.899</text:p>
          </table:table-cell>
          <table:table-cell office:value-type="percentage" office:value="0.96435086919150281" table:style-name="ce47">
            <text:p>96,4%</text:p>
          </table:table-cell>
          <table:table-cell office:value-type="float" office:value="282544" table:style-name="ce46">
            <text:p>282.544</text:p>
          </table:table-cell>
          <table:table-cell office:value-type="percentage" office:value="0.90731422222364944" table:style-name="ce47">
            <text:p>90,7%</text:p>
          </table:table-cell>
          <table:table-cell office:value-type="float" office:value="281841" table:style-name="ce46">
            <text:p>281.841</text:p>
          </table:table-cell>
          <table:table-cell office:value-type="percentage" office:value="0.8523047892077259" table:style-name="ce47">
            <text:p>85,2%</text:p>
          </table:table-cell>
          <table:table-cell office:value-type="float" office:value="201422" table:style-name="ce46">
            <text:p>201.422</text:p>
          </table:table-cell>
          <table:table-cell office:value-type="percentage" office:value="0.78145962576284866" table:style-name="ce47">
            <text:p>78,1%</text:p>
          </table:table-cell>
          <table:table-cell office:value-type="float" office:value="169174" table:style-name="ce46">
            <text:p>169.174</text:p>
          </table:table-cell>
          <table:table-cell office:value-type="percentage" office:value="0.77251223788996859" table:style-name="ce47">
            <text:p>77,3%</text:p>
          </table:table-cell>
          <table:table-cell office:value-type="float" office:value="149103" table:style-name="ce46">
            <text:p>149.103</text:p>
          </table:table-cell>
          <table:table-cell office:value-type="percentage" office:value="0.83852409232015113" table:style-name="ce47">
            <text:p>83,9%</text:p>
          </table:table-cell>
          <table:table-cell office:value-type="float" office:value="1599708" table:style-name="ce46">
            <text:p>1.599.708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8085670140445205" table:style-name="ce47">
            <text:p>88,1%</text:p>
          </table:table-cell>
          <table:table-cell office:value-type="percentage" office:value="0.78085730351996629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5025" table:style-name="ce46">
            <text:p>455.025</text:p>
          </table:table-cell>
          <table:table-cell office:value-type="percentage" office:value="1" table:style-name="ce47">
            <text:p>100,0%</text:p>
          </table:table-cell>
          <table:table-cell office:value-type="float" office:value="617529" table:style-name="ce46">
            <text:p>617.529</text:p>
          </table:table-cell>
          <table:table-cell office:value-type="percentage" office:value="0.97136075352032925" table:style-name="ce47">
            <text:p>97,1%</text:p>
          </table:table-cell>
          <table:table-cell office:value-type="float" office:value="794413" table:style-name="ce46">
            <text:p>794.413</text:p>
          </table:table-cell>
          <table:table-cell office:value-type="percentage" office:value="0.93188024643277767" table:style-name="ce47">
            <text:p>93,2%</text:p>
          </table:table-cell>
          <table:table-cell office:value-type="float" office:value="1032735" table:style-name="ce46">
            <text:p>1.032.735</text:p>
          </table:table-cell>
          <table:table-cell office:value-type="percentage" office:value="0.94107350002414791" table:style-name="ce47">
            <text:p>94,1%</text:p>
          </table:table-cell>
          <table:table-cell office:value-type="float" office:value="1145005" table:style-name="ce46">
            <text:p>1.145.005</text:p>
          </table:table-cell>
          <table:table-cell office:value-type="percentage" office:value="0.89766998816178378" table:style-name="ce47">
            <text:p>89,8%</text:p>
          </table:table-cell>
          <table:table-cell office:value-type="float" office:value="803423" table:style-name="ce46">
            <text:p>803.423</text:p>
          </table:table-cell>
          <table:table-cell office:value-type="percentage" office:value="0.83116048779882234" table:style-name="ce47">
            <text:p>83,1%</text:p>
          </table:table-cell>
          <table:table-cell office:value-type="float" office:value="667000" table:style-name="ce46">
            <text:p>667.000</text:p>
          </table:table-cell>
          <table:table-cell office:value-type="percentage" office:value="0.80453628193267224" table:style-name="ce47">
            <text:p>80,5%</text:p>
          </table:table-cell>
          <table:table-cell office:value-type="float" office:value="560995" table:style-name="ce46">
            <text:p>560.995</text:p>
          </table:table-cell>
          <table:table-cell office:value-type="percentage" office:value="0.83560607301862033" table:style-name="ce47">
            <text:p>83,6%</text:p>
          </table:table-cell>
          <table:table-cell office:value-type="float" office:value="6076125" table:style-name="ce46">
            <text:p>6.076.125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586465821756089" table:style-name="ce47">
            <text:p>89,6%</text:p>
          </table:table-cell>
          <table:table-cell office:value-type="percentage" office:value="0.79206421688868822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10" table:style-name="ce46">
            <text:p>293.510</text:p>
          </table:table-cell>
          <table:table-cell office:value-type="percentage" office:value="1" table:style-name="ce47">
            <text:p>100,0%</text:p>
          </table:table-cell>
          <table:table-cell office:value-type="float" office:value="433137" table:style-name="ce46">
            <text:p>433.137</text:p>
          </table:table-cell>
          <table:table-cell office:value-type="percentage" office:value="0.98490367823619296" table:style-name="ce47">
            <text:p>98,5%</text:p>
          </table:table-cell>
          <table:table-cell office:value-type="float" office:value="569856" table:style-name="ce46">
            <text:p>569.856</text:p>
          </table:table-cell>
          <table:table-cell office:value-type="percentage" office:value="0.95430887229125494" table:style-name="ce47">
            <text:p>95,4%</text:p>
          </table:table-cell>
          <table:table-cell office:value-type="float" office:value="714938" table:style-name="ce46">
            <text:p>714.938</text:p>
          </table:table-cell>
          <table:table-cell office:value-type="percentage" office:value="0.93787452643067781" table:style-name="ce47">
            <text:p>93,8%</text:p>
          </table:table-cell>
          <table:table-cell office:value-type="float" office:value="755585" table:style-name="ce46">
            <text:p>755.585</text:p>
          </table:table-cell>
          <table:table-cell office:value-type="percentage" office:value="0.89873240056475201" table:style-name="ce47">
            <text:p>89,9%</text:p>
          </table:table-cell>
          <table:table-cell office:value-type="float" office:value="515574" table:style-name="ce46">
            <text:p>515.574</text:p>
          </table:table-cell>
          <table:table-cell office:value-type="percentage" office:value="0.83980512150586151" table:style-name="ce47">
            <text:p>84,0%</text:p>
          </table:table-cell>
          <table:table-cell office:value-type="float" office:value="430844" table:style-name="ce46">
            <text:p>430.844</text:p>
          </table:table-cell>
          <table:table-cell office:value-type="percentage" office:value="0.84022364672086869" table:style-name="ce47">
            <text:p>84,0%</text:p>
          </table:table-cell>
          <table:table-cell office:value-type="float" office:value="379528" table:style-name="ce46">
            <text:p>379.528</text:p>
          </table:table-cell>
          <table:table-cell office:value-type="percentage" office:value="0.876975938664738" table:style-name="ce47">
            <text:p>87,7%</text:p>
          </table:table-cell>
          <table:table-cell office:value-type="float" office:value="4092972" table:style-name="ce46">
            <text:p>4.092.972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1116391579211697" table:style-name="ce47">
            <text:p>91,1%</text:p>
          </table:table-cell>
          <table:table-cell office:value-type="percentage" office:value="0.81096403935372086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23" table:style-name="ce46">
            <text:p>77.623</text:p>
          </table:table-cell>
          <table:table-cell office:value-type="percentage" office:value="1" table:style-name="ce47">
            <text:p>100,0%</text:p>
          </table:table-cell>
          <table:table-cell office:value-type="float" office:value="95698" table:style-name="ce46">
            <text:p>95.698</text:p>
          </table:table-cell>
          <table:table-cell office:value-type="percentage" office:value="1" table:style-name="ce47">
            <text:p>100,0%</text:p>
          </table:table-cell>
          <table:table-cell office:value-type="float" office:value="132393" table:style-name="ce46">
            <text:p>132.393</text:p>
          </table:table-cell>
          <table:table-cell office:value-type="percentage" office:value="1.0130695948272563" table:style-name="ce47">
            <text:p>101,3%</text:p>
          </table:table-cell>
          <table:table-cell office:value-type="float" office:value="161234" table:style-name="ce46">
            <text:p>161.234</text:p>
          </table:table-cell>
          <table:table-cell office:value-type="percentage" office:value="0.95999476043893228" table:style-name="ce47">
            <text:p>96,0%</text:p>
          </table:table-cell>
          <table:table-cell office:value-type="float" office:value="145536" table:style-name="ce46">
            <text:p>145.536</text:p>
          </table:table-cell>
          <table:table-cell office:value-type="percentage" office:value="0.9238269347958562" table:style-name="ce47">
            <text:p>92,4%</text:p>
          </table:table-cell>
          <table:table-cell office:value-type="float" office:value="112273" table:style-name="ce46">
            <text:p>112.273</text:p>
          </table:table-cell>
          <table:table-cell office:value-type="percentage" office:value="0.86468939172224701" table:style-name="ce47">
            <text:p>86,5%</text:p>
          </table:table-cell>
          <table:table-cell office:value-type="float" office:value="92497" table:style-name="ce46">
            <text:p>92.497</text:p>
          </table:table-cell>
          <table:table-cell office:value-type="percentage" office:value="0.82215170746449073" table:style-name="ce47">
            <text:p>82,2%</text:p>
          </table:table-cell>
          <table:table-cell office:value-type="float" office:value="77799" table:style-name="ce46">
            <text:p>77.799</text:p>
          </table:table-cell>
          <table:table-cell office:value-type="percentage" office:value="0.90771097551015645" table:style-name="ce47">
            <text:p>90,8%</text:p>
          </table:table-cell>
          <table:table-cell office:value-type="float" office:value="895053" table:style-name="ce46">
            <text:p>895.053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227015759719546" table:style-name="ce47">
            <text:p>94,2%</text:p>
          </table:table-cell>
          <table:table-cell office:value-type="percentage" office:value="0.84598662191552165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444" table:style-name="ce46">
            <text:p>241.444</text:p>
          </table:table-cell>
          <table:table-cell office:value-type="percentage" office:value="1" table:style-name="ce47">
            <text:p>100,0%</text:p>
          </table:table-cell>
          <table:table-cell office:value-type="float" office:value="291054" table:style-name="ce46">
            <text:p>291.054</text:p>
          </table:table-cell>
          <table:table-cell office:value-type="percentage" office:value="0.9967978245755833" table:style-name="ce47">
            <text:p>99,7%</text:p>
          </table:table-cell>
          <table:table-cell office:value-type="float" office:value="347200" table:style-name="ce46">
            <text:p>347.200</text:p>
          </table:table-cell>
          <table:table-cell office:value-type="percentage" office:value="0.98199487507282945" table:style-name="ce47">
            <text:p>98,2%</text:p>
          </table:table-cell>
          <table:table-cell office:value-type="float" office:value="391732" table:style-name="ce46">
            <text:p>391.732</text:p>
          </table:table-cell>
          <table:table-cell office:value-type="percentage" office:value="0.95731182795698921" table:style-name="ce47">
            <text:p>95,7%</text:p>
          </table:table-cell>
          <table:table-cell office:value-type="float" office:value="409530" table:style-name="ce46">
            <text:p>409.530</text:p>
          </table:table-cell>
          <table:table-cell office:value-type="percentage" office:value="0.92478722419310044" table:style-name="ce47">
            <text:p>92,5%</text:p>
          </table:table-cell>
          <table:table-cell office:value-type="float" office:value="265239" table:style-name="ce46">
            <text:p>265.239</text:p>
          </table:table-cell>
          <table:table-cell office:value-type="percentage" office:value="0.85949682110707137" table:style-name="ce47">
            <text:p>85,9%</text:p>
          </table:table-cell>
          <table:table-cell office:value-type="float" office:value="199952" table:style-name="ce46">
            <text:p>199.952</text:p>
          </table:table-cell>
          <table:table-cell office:value-type="percentage" office:value="0.86799038035787157" table:style-name="ce47">
            <text:p>86,8%</text:p>
          </table:table-cell>
          <table:table-cell office:value-type="float" office:value="172726" table:style-name="ce46">
            <text:p>172.726</text:p>
          </table:table-cell>
          <table:table-cell office:value-type="percentage" office:value="0.9420870058469325" table:style-name="ce47">
            <text:p>94,2%</text:p>
          </table:table-cell>
          <table:table-cell office:value-type="float" office:value="2318877" table:style-name="ce46">
            <text:p>2.318.877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411933910583612" table:style-name="ce47">
            <text:p>94,4%</text:p>
          </table:table-cell>
          <table:table-cell office:value-type="percentage" office:value="0.85983819797424876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4" table:style-name="ce46">
            <text:p>23.254</text:p>
          </table:table-cell>
          <table:table-cell office:value-type="percentage" office:value="1" table:style-name="ce47">
            <text:p>100,0%</text:p>
          </table:table-cell>
          <table:table-cell office:value-type="float" office:value="28646" table:style-name="ce46">
            <text:p>28.646</text:p>
          </table:table-cell>
          <table:table-cell office:value-type="percentage" office:value="1" table:style-name="ce47">
            <text:p>100,0%</text:p>
          </table:table-cell>
          <table:table-cell office:value-type="float" office:value="38011" table:style-name="ce46">
            <text:p>38.011</text:p>
          </table:table-cell>
          <table:table-cell office:value-type="percentage" office:value="0.98438390221163308" table:style-name="ce47">
            <text:p>98,4%</text:p>
          </table:table-cell>
          <table:table-cell office:value-type="float" office:value="45213" table:style-name="ce46">
            <text:p>45.213</text:p>
          </table:table-cell>
          <table:table-cell office:value-type="percentage" office:value="0.95185263157894739" table:style-name="ce47">
            <text:p>95,2%</text:p>
          </table:table-cell>
          <table:table-cell office:value-type="float" office:value="47501" table:style-name="ce46">
            <text:p>47.501</text:p>
          </table:table-cell>
          <table:table-cell office:value-type="percentage" office:value="0.91835511561364158" table:style-name="ce47">
            <text:p>91,8%</text:p>
          </table:table-cell>
          <table:table-cell office:value-type="float" office:value="31464" table:style-name="ce46">
            <text:p>31.464</text:p>
          </table:table-cell>
          <table:table-cell office:value-type="percentage" office:value="0.84955178745004856" table:style-name="ce47">
            <text:p>85,0%</text:p>
          </table:table-cell>
          <table:table-cell office:value-type="float" office:value="24527" table:style-name="ce46">
            <text:p>24.527</text:p>
          </table:table-cell>
          <table:table-cell office:value-type="percentage" office:value="0.8130676921036929" table:style-name="ce47">
            <text:p>81,3%</text:p>
          </table:table-cell>
          <table:table-cell office:value-type="float" office:value="22775" table:style-name="ce46">
            <text:p>22.775</text:p>
          </table:table-cell>
          <table:table-cell office:value-type="percentage" office:value="0.87646719261112183" table:style-name="ce47">
            <text:p>87,6%</text:p>
          </table:table-cell>
          <table:table-cell office:value-type="float" office:value="261391" table:style-name="ce46">
            <text:p>261.391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863410769542309" table:style-name="ce47">
            <text:p>92,9%</text:p>
          </table:table-cell>
          <table:table-cell office:value-type="percentage" office:value="0.82672625373209863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661" table:style-name="ce46">
            <text:p>372.661</text:p>
          </table:table-cell>
          <table:table-cell office:value-type="percentage" office:value="1" table:style-name="ce47">
            <text:p>100,0%</text:p>
          </table:table-cell>
          <table:table-cell office:value-type="float" office:value="511337" table:style-name="ce46">
            <text:p>511.337</text:p>
          </table:table-cell>
          <table:table-cell office:value-type="percentage" office:value="0.97018688928944119" table:style-name="ce47">
            <text:p>97,0%</text:p>
          </table:table-cell>
          <table:table-cell office:value-type="float" office:value="682968" table:style-name="ce46">
            <text:p>682.968</text:p>
          </table:table-cell>
          <table:table-cell office:value-type="percentage" office:value="0.94796365645186809" table:style-name="ce47">
            <text:p>94,8%</text:p>
          </table:table-cell>
          <table:table-cell office:value-type="float" office:value="943088" table:style-name="ce46">
            <text:p>943.088</text:p>
          </table:table-cell>
          <table:table-cell office:value-type="percentage" office:value="0.95284609687812893" table:style-name="ce47">
            <text:p>95,3%</text:p>
          </table:table-cell>
          <table:table-cell office:value-type="float" office:value="1032554" table:style-name="ce46">
            <text:p>1.032.554</text:p>
          </table:table-cell>
          <table:table-cell office:value-type="percentage" office:value="0.89318730520668532" table:style-name="ce47">
            <text:p>89,3%</text:p>
          </table:table-cell>
          <table:table-cell office:value-type="float" office:value="751725" table:style-name="ce46">
            <text:p>751.725</text:p>
          </table:table-cell>
          <table:table-cell office:value-type="percentage" office:value="0.83446745496445551" table:style-name="ce47">
            <text:p>83,4%</text:p>
          </table:table-cell>
          <table:table-cell office:value-type="float" office:value="604545" table:style-name="ce46">
            <text:p>604.545</text:p>
          </table:table-cell>
          <table:table-cell office:value-type="percentage" office:value="0.82188735883147057" table:style-name="ce47">
            <text:p>82,2%</text:p>
          </table:table-cell>
          <table:table-cell office:value-type="float" office:value="465012" table:style-name="ce46">
            <text:p>465.012</text:p>
          </table:table-cell>
          <table:table-cell office:value-type="percentage" office:value="0.81475277709640115" table:style-name="ce47">
            <text:p>81,5%</text:p>
          </table:table-cell>
          <table:table-cell office:value-type="float" office:value="5363890" table:style-name="ce46">
            <text:p>5.363.890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833740529916051" table:style-name="ce47">
            <text:p>89,8%</text:p>
          </table:table-cell>
          <table:table-cell office:value-type="percentage" office:value="0.79396485523314098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400" table:style-name="ce46">
            <text:p>73.400</text:p>
          </table:table-cell>
          <table:table-cell office:value-type="percentage" office:value="1" table:style-name="ce47">
            <text:p>100,0%</text:p>
          </table:table-cell>
          <table:table-cell office:value-type="float" office:value="102974" table:style-name="ce46">
            <text:p>102.974</text:p>
          </table:table-cell>
          <table:table-cell office:value-type="percentage" office:value="0.9908777737149016" table:style-name="ce47">
            <text:p>99,1%</text:p>
          </table:table-cell>
          <table:table-cell office:value-type="float" office:value="146160" table:style-name="ce46">
            <text:p>146.160</text:p>
          </table:table-cell>
          <table:table-cell office:value-type="percentage" office:value="0.95192814948450255" table:style-name="ce47">
            <text:p>95,2%</text:p>
          </table:table-cell>
          <table:table-cell office:value-type="float" office:value="207547" table:style-name="ce46">
            <text:p>207.547</text:p>
          </table:table-cell>
          <table:table-cell office:value-type="percentage" office:value="0.95160084914008514" table:style-name="ce47">
            <text:p>95,2%</text:p>
          </table:table-cell>
          <table:table-cell office:value-type="float" office:value="232055" table:style-name="ce46">
            <text:p>232.055</text:p>
          </table:table-cell>
          <table:table-cell office:value-type="percentage" office:value="0.91914618882393018" table:style-name="ce47">
            <text:p>91,9%</text:p>
          </table:table-cell>
          <table:table-cell office:value-type="float" office:value="169097" table:style-name="ce46">
            <text:p>169.097</text:p>
          </table:table-cell>
          <table:table-cell office:value-type="percentage" office:value="0.84941780443453185" table:style-name="ce47">
            <text:p>84,9%</text:p>
          </table:table-cell>
          <table:table-cell office:value-type="float" office:value="143390" table:style-name="ce46">
            <text:p>143.390</text:p>
          </table:table-cell>
          <table:table-cell office:value-type="percentage" office:value="0.82436946285766854" table:style-name="ce47">
            <text:p>82,4%</text:p>
          </table:table-cell>
          <table:table-cell office:value-type="float" office:value="123586" table:style-name="ce46">
            <text:p>123.586</text:p>
          </table:table-cell>
          <table:table-cell office:value-type="percentage" office:value="0.85458040604082541" table:style-name="ce47">
            <text:p>85,5%</text:p>
          </table:table-cell>
          <table:table-cell office:value-type="float" office:value="1198209" table:style-name="ce46">
            <text:p>1.198.209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0937786028381606" table:style-name="ce47">
            <text:p>90,9%</text:p>
          </table:table-cell>
          <table:table-cell office:value-type="percentage" office:value="0.79190272002199491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286" table:style-name="ce46">
            <text:p>42.286</text:p>
          </table:table-cell>
          <table:table-cell office:value-type="percentage" office:value="1" table:style-name="ce47">
            <text:p>100,0%</text:p>
          </table:table-cell>
          <table:table-cell office:value-type="float" office:value="55870" table:style-name="ce46">
            <text:p>55.870</text:p>
          </table:table-cell>
          <table:table-cell office:value-type="percentage" office:value="0.98640536723163841" table:style-name="ce47">
            <text:p>98,6%</text:p>
          </table:table-cell>
          <table:table-cell office:value-type="float" office:value="72222" table:style-name="ce46">
            <text:p>72.222</text:p>
          </table:table-cell>
          <table:table-cell office:value-type="percentage" office:value="0.95443372538654681" table:style-name="ce47">
            <text:p>95,4%</text:p>
          </table:table-cell>
          <table:table-cell office:value-type="float" office:value="92077" table:style-name="ce46">
            <text:p>92.077</text:p>
          </table:table-cell>
          <table:table-cell office:value-type="percentage" office:value="0.94246555712501789" table:style-name="ce47">
            <text:p>94,2%</text:p>
          </table:table-cell>
          <table:table-cell office:value-type="float" office:value="95765" table:style-name="ce46">
            <text:p>95.765</text:p>
          </table:table-cell>
          <table:table-cell office:value-type="percentage" office:value="0.90581046697501966" table:style-name="ce47">
            <text:p>90,6%</text:p>
          </table:table-cell>
          <table:table-cell office:value-type="float" office:value="64931" table:style-name="ce46">
            <text:p>64.931</text:p>
          </table:table-cell>
          <table:table-cell office:value-type="percentage" office:value="0.84623805862190304" table:style-name="ce47">
            <text:p>84,6%</text:p>
          </table:table-cell>
          <table:table-cell office:value-type="float" office:value="58394" table:style-name="ce46">
            <text:p>58.394</text:p>
          </table:table-cell>
          <table:table-cell office:value-type="percentage" office:value="0.84872532775210019" table:style-name="ce47">
            <text:p>84,9%</text:p>
          </table:table-cell>
          <table:table-cell office:value-type="float" office:value="51324" table:style-name="ce46">
            <text:p>51.324</text:p>
          </table:table-cell>
          <table:table-cell office:value-type="percentage" office:value="0.89226543349385445" table:style-name="ce47">
            <text:p>89,2%</text:p>
          </table:table-cell>
          <table:table-cell office:value-type="float" office:value="532869" table:style-name="ce46">
            <text:p>532.869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846411593763255" table:style-name="ce47">
            <text:p>91,8%</text:p>
          </table:table-cell>
          <table:table-cell office:value-type="percentage" office:value="0.81025736937660231" table:style-name="ce47">
            <text:p>81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525" table:style-name="ce46">
            <text:p>162.525</text:p>
          </table:table-cell>
          <table:table-cell office:value-type="percentage" office:value="1.0187994433509271" table:style-name="ce47">
            <text:p>101,9%</text:p>
          </table:table-cell>
          <table:table-cell office:value-type="float" office:value="212943" table:style-name="ce46">
            <text:p>212.943</text:p>
          </table:table-cell>
          <table:table-cell office:value-type="percentage" office:value="0.98417958459277333" table:style-name="ce47">
            <text:p>98,4%</text:p>
          </table:table-cell>
          <table:table-cell office:value-type="float" office:value="274947" table:style-name="ce46">
            <text:p>274.947</text:p>
          </table:table-cell>
          <table:table-cell office:value-type="percentage" office:value="0.96756790996716668" table:style-name="ce47">
            <text:p>96,8%</text:p>
          </table:table-cell>
          <table:table-cell office:value-type="float" office:value="323532" table:style-name="ce46">
            <text:p>323.532</text:p>
          </table:table-cell>
          <table:table-cell office:value-type="percentage" office:value="0.95870707358052787" table:style-name="ce47">
            <text:p>95,9%</text:p>
          </table:table-cell>
          <table:table-cell office:value-type="float" office:value="321523" table:style-name="ce46">
            <text:p>321.523</text:p>
          </table:table-cell>
          <table:table-cell office:value-type="percentage" office:value="0.9237467822009745" table:style-name="ce47">
            <text:p>92,4%</text:p>
          </table:table-cell>
          <table:table-cell office:value-type="float" office:value="206031" table:style-name="ce46">
            <text:p>206.031</text:p>
          </table:table-cell>
          <table:table-cell office:value-type="percentage" office:value="0.86700612283544087" table:style-name="ce47">
            <text:p>86,7%</text:p>
          </table:table-cell>
          <table:table-cell office:value-type="float" office:value="169605" table:style-name="ce46">
            <text:p>169.605</text:p>
          </table:table-cell>
          <table:table-cell office:value-type="percentage" office:value="0.85136661395979218" table:style-name="ce47">
            <text:p>85,1%</text:p>
          </table:table-cell>
          <table:table-cell office:value-type="float" office:value="153504" table:style-name="ce46">
            <text:p>153.504</text:p>
          </table:table-cell>
          <table:table-cell office:value-type="percentage" office:value="0.88824594802594647" table:style-name="ce47">
            <text:p>88,8%</text:p>
          </table:table-cell>
          <table:table-cell office:value-type="float" office:value="1824610" table:style-name="ce46">
            <text:p>1.824.610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3318358289183034" table:style-name="ce47">
            <text:p>93,3%</text:p>
          </table:table-cell>
          <table:table-cell office:value-type="percentage" office:value="0.83471491023409949" table:style-name="ce47">
            <text:p>83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83" table:style-name="ce46">
            <text:p>2.483</text:p>
          </table:table-cell>
          <table:table-cell office:value-type="percentage" office:value="0.87522030313711663" table:style-name="ce47">
            <text:p>87,5%</text:p>
          </table:table-cell>
          <table:table-cell office:value-type="float" office:value="4059" table:style-name="ce46">
            <text:p>4.059</text:p>
          </table:table-cell>
          <table:table-cell office:value-type="percentage" office:value="0.92166212534059944" table:style-name="ce47">
            <text:p>92,2%</text:p>
          </table:table-cell>
          <table:table-cell office:value-type="float" office:value="7911" table:style-name="ce46">
            <text:p>7.911</text:p>
          </table:table-cell>
          <table:table-cell office:value-type="percentage" office:value="0.9498139032296794" table:style-name="ce47">
            <text:p>95,0%</text:p>
          </table:table-cell>
          <table:table-cell office:value-type="float" office:value="10824" table:style-name="ce46">
            <text:p>10.824</text:p>
          </table:table-cell>
          <table:table-cell office:value-type="percentage" office:value="0.93657523578783419" table:style-name="ce47">
            <text:p>93,7%</text:p>
          </table:table-cell>
          <table:table-cell office:value-type="float" office:value="11306" table:style-name="ce46">
            <text:p>11.306</text:p>
          </table:table-cell>
          <table:table-cell office:value-type="percentage" office:value="0.91494699360686249" table:style-name="ce47">
            <text:p>91,5%</text:p>
          </table:table-cell>
          <table:table-cell office:value-type="float" office:value="9279" table:style-name="ce46">
            <text:p>9.279</text:p>
          </table:table-cell>
          <table:table-cell office:value-type="percentage" office:value="0.81401877357662955" table:style-name="ce47">
            <text:p>81,4%</text:p>
          </table:table-cell>
          <table:table-cell office:value-type="float" office:value="8997" table:style-name="ce46">
            <text:p>8.997</text:p>
          </table:table-cell>
          <table:table-cell office:value-type="percentage" office:value="0.82807179015186383" table:style-name="ce47">
            <text:p>82,8%</text:p>
          </table:table-cell>
          <table:table-cell office:value-type="float" office:value="8511" table:style-name="ce46">
            <text:p>8.511</text:p>
          </table:table-cell>
          <table:table-cell office:value-type="percentage" office:value="0.91703480228423662" table:style-name="ce47">
            <text:p>91,7%</text:p>
          </table:table-cell>
          <table:table-cell office:value-type="float" office:value="63370" table:style-name="ce46">
            <text:p>63.370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9217080347463718" table:style-name="ce47">
            <text:p>89,2%</text:p>
          </table:table-cell>
          <table:table-cell office:value-type="percentage" office:value="0.75876767604200346" table:style-name="ce47">
            <text:p>75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50" table:style-name="ce46">
            <text:p>2.050</text:p>
          </table:table-cell>
          <table:table-cell office:value-type="percentage" office:value="0.8164078056551175" table:style-name="ce47">
            <text:p>81,6%</text:p>
          </table:table-cell>
          <table:table-cell office:value-type="float" office:value="3363" table:style-name="ce46">
            <text:p>3.363</text:p>
          </table:table-cell>
          <table:table-cell office:value-type="percentage" office:value="0.88430186694714696" table:style-name="ce47">
            <text:p>88,4%</text:p>
          </table:table-cell>
          <table:table-cell office:value-type="float" office:value="7361" table:style-name="ce46">
            <text:p>7.361</text:p>
          </table:table-cell>
          <table:table-cell office:value-type="percentage" office:value="0.91955028107432857" table:style-name="ce47">
            <text:p>92,0%</text:p>
          </table:table-cell>
          <table:table-cell office:value-type="float" office:value="9973" table:style-name="ce46">
            <text:p>9.973</text:p>
          </table:table-cell>
          <table:table-cell office:value-type="percentage" office:value="0.92334043144153322" table:style-name="ce47">
            <text:p>92,3%</text:p>
          </table:table-cell>
          <table:table-cell office:value-type="float" office:value="10442" table:style-name="ce46">
            <text:p>10.442</text:p>
          </table:table-cell>
          <table:table-cell office:value-type="percentage" office:value="0.95596447862308886" table:style-name="ce47">
            <text:p>95,6%</text:p>
          </table:table-cell>
          <table:table-cell office:value-type="float" office:value="8901" table:style-name="ce46">
            <text:p>8.901</text:p>
          </table:table-cell>
          <table:table-cell office:value-type="percentage" office:value="0.8127282688093499" table:style-name="ce47">
            <text:p>81,3%</text:p>
          </table:table-cell>
          <table:table-cell office:value-type="float" office:value="8855" table:style-name="ce46">
            <text:p>8.855</text:p>
          </table:table-cell>
          <table:table-cell office:value-type="percentage" office:value="0.75742023778975276" table:style-name="ce47">
            <text:p>75,7%</text:p>
          </table:table-cell>
          <table:table-cell office:value-type="float" office:value="8131" table:style-name="ce46">
            <text:p>8.131</text:p>
          </table:table-cell>
          <table:table-cell office:value-type="percentage" office:value="0.8487473903966597" table:style-name="ce47">
            <text:p>84,9%</text:p>
          </table:table-cell>
          <table:table-cell office:value-type="float" office:value="59076" table:style-name="ce46">
            <text:p>59.076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537954472211642" table:style-name="ce47">
            <text:p>86,5%</text:p>
          </table:table-cell>
          <table:table-cell office:value-type="percentage" office:value="0.70310156863678563" table:style-name="ce47">
            <text:p>7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601" table:style-name="ce46">
            <text:p>3.601</text:p>
          </table:table-cell>
          <table:table-cell office:value-type="string" table:style-name="ce47">
            <text:p>-</text:p>
          </table:table-cell>
          <table:table-cell office:value-type="float" office:value="9521" table:style-name="ce46">
            <text:p>9.521</text:p>
          </table:table-cell>
          <table:table-cell office:value-type="string" table:style-name="ce47">
            <text:p>-</text:p>
          </table:table-cell>
          <table:table-cell office:value-type="float" office:value="22197" table:style-name="ce46">
            <text:p>22.197</text:p>
          </table:table-cell>
          <table:table-cell office:value-type="string" table:style-name="ce47">
            <text:p>-</text:p>
          </table:table-cell>
          <table:table-cell office:value-type="float" office:value="31990" table:style-name="ce46">
            <text:p>31.990</text:p>
          </table:table-cell>
          <table:table-cell office:value-type="string" table:style-name="ce47">
            <text:p>-</text:p>
          </table:table-cell>
          <table:table-cell office:value-type="float" office:value="23943" table:style-name="ce46">
            <text:p>23.943</text:p>
          </table:table-cell>
          <table:table-cell office:value-type="string" table:style-name="ce47">
            <text:p>-</text:p>
          </table:table-cell>
          <table:table-cell office:value-type="float" office:value="1261" table:style-name="ce46">
            <text:p>1.261</text:p>
          </table:table-cell>
          <table:table-cell office:value-type="string" table:style-name="ce47">
            <text:p>-</text:p>
          </table:table-cell>
          <table:table-cell office:value-type="float" office:value="92554" table:style-name="ce46">
            <text:p>92.55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8" table:style-name="ce49">
            <text:p>48</text:p>
          </table:table-cell>
          <table:table-cell office:value-type="string" table:style-name="ce50">
            <text:p>-</text:p>
          </table:table-cell>
          <table:table-cell office:value-type="float" office:value="283" table:style-name="ce49">
            <text:p>283</text:p>
          </table:table-cell>
          <table:table-cell office:value-type="string" table:style-name="ce50">
            <text:p>-</text:p>
          </table:table-cell>
          <table:table-cell office:value-type="float" office:value="869" table:style-name="ce49">
            <text:p>869</text:p>
          </table:table-cell>
          <table:table-cell office:value-type="string" table:style-name="ce50">
            <text:p>-</text:p>
          </table:table-cell>
          <table:table-cell office:value-type="float" office:value="1804" table:style-name="ce49">
            <text:p>1.804</text:p>
          </table:table-cell>
          <table:table-cell office:value-type="string" table:style-name="ce50">
            <text:p>-</text:p>
          </table:table-cell>
          <table:table-cell office:value-type="float" office:value="2211" table:style-name="ce49">
            <text:p>2.211</text:p>
          </table:table-cell>
          <table:table-cell office:value-type="string" table:style-name="ce50">
            <text:p>-</text:p>
          </table:table-cell>
          <table:table-cell office:value-type="float" office:value="1980" table:style-name="ce49">
            <text:p>1.980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465" table:style-name="ce49">
            <text:p>7.46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6767" table:style-name="ce53">
            <text:p>2.916.767</text:p>
          </table:table-cell>
          <table:table-cell office:value-type="percentage" office:value="1" table:style-name="ce54">
            <text:p>100,0%</text:p>
          </table:table-cell>
          <table:table-cell office:value-type="float" office:value="3937713" table:style-name="ce53">
            <text:p>3.937.713</text:p>
          </table:table-cell>
          <table:table-cell office:value-type="percentage" office:value="0.98520927465248076" table:style-name="ce54">
            <text:p>98,5%</text:p>
          </table:table-cell>
          <table:table-cell office:value-type="float" office:value="5262388" table:style-name="ce53">
            <text:p>5.262.388</text:p>
          </table:table-cell>
          <table:table-cell office:value-type="percentage" office:value="0.95546711307524435" table:style-name="ce54">
            <text:p>95,5%</text:p>
          </table:table-cell>
          <table:table-cell office:value-type="float" office:value="6693984" table:style-name="ce53">
            <text:p>6.693.984</text:p>
          </table:table-cell>
          <table:table-cell office:value-type="percentage" office:value="0.93888534659314526" table:style-name="ce54">
            <text:p>93,9%</text:p>
          </table:table-cell>
          <table:table-cell office:value-type="float" office:value="7010838" table:style-name="ce53">
            <text:p>7.010.838</text:p>
          </table:table-cell>
          <table:table-cell office:value-type="percentage" office:value="0.89689269584208797" table:style-name="ce54">
            <text:p>89,7%</text:p>
          </table:table-cell>
          <table:table-cell office:value-type="float" office:value="4962125" table:style-name="ce53">
            <text:p>4.962.125</text:p>
          </table:table-cell>
          <table:table-cell office:value-type="percentage" office:value="0.83509059208821246" table:style-name="ce54">
            <text:p>83,5%</text:p>
          </table:table-cell>
          <table:table-cell office:value-type="float" office:value="4059423" table:style-name="ce53">
            <text:p>4.059.423</text:p>
          </table:table-cell>
          <table:table-cell office:value-type="percentage" office:value="0.82431443740157839" table:style-name="ce54">
            <text:p>82,4%</text:p>
          </table:table-cell>
          <table:table-cell office:value-type="float" office:value="3431926" table:style-name="ce53">
            <text:p>3.431.926</text:p>
          </table:table-cell>
          <table:table-cell office:value-type="percentage" office:value="0.8614354253378923" table:style-name="ce54">
            <text:p>86,1%</text:p>
          </table:table-cell>
          <table:table-cell office:value-type="float" office:value="38275164" table:style-name="ce53">
            <text:p>38.275.164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731620382992229" table:style-name="ce54">
            <text:p>90,7%</text:p>
          </table:table-cell>
          <table:table-cell office:value-type="percentage" office:value="0.80751510953982553" table:style-name="ce54">
            <text:p>80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69">
            <text:p>60-69 años</text:p>
          </table:table-cell>
          <table:covered-table-cell/>
          <table:table-cell office:value-type="string" table:number-columns-spanned="2" table:number-rows-spanned="1" table:style-name="ce69">
            <text:p>50-59 años</text:p>
          </table:table-cell>
          <table:covered-table-cell/>
          <table:table-cell office:value-type="string" table:number-columns-spanned="2" table:number-rows-spanned="1" table:style-name="ce69">
            <text:p>40-49 años</text:p>
          </table:table-cell>
          <table:covered-table-cell/>
          <table:table-cell office:value-type="string" table:number-columns-spanned="2" table:number-rows-spanned="1" table:style-name="ce69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<text:s/>Janssen</text:p>
          </table:table-cell>
          <table:covered-table-cell/>
          <table:table-cell office:value-type="string" table:number-columns-spanned="2" table:number-rows-spanned="1" table:style-name="ce71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40-49 años</text:p>
          </table:table-cell>
          <table:table-cell office:value-type="string" table:style-name="ce57">
            <text:p>Nº Personas 30-39 años con <text:s/>dosis de recuerdo</text:p>
          </table:table-cell>
          <table:table-cell office:value-type="string" table:style-name="ce57">
            <text:p>% Dosis de recuerdo en 30-39 años</text:p>
          </table:table-cell>
          <table:table-cell office:value-type="string" table:style-name="ce57">
            <text:p>Nº Personas 20-29 años con <text:s/>dosis de recuerdo</text:p>
          </table:table-cell>
          <table:table-cell office:value-type="string" table:style-name="ce57">
            <text:p>% Dosis de recuerdo en 20-2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86053" table:style-name="ce60">
            <text:p>986.053</text:p>
          </table:table-cell>
          <table:table-cell office:value-type="percentage" office:value="0.91083951611711322" table:style-name="ce61">
            <text:p>91,1%</text:p>
          </table:table-cell>
          <table:table-cell office:value-type="float" office:value="828393" table:style-name="ce60">
            <text:p>828.393</text:p>
          </table:table-cell>
          <table:table-cell office:value-type="percentage" office:value="0.8911945916811812" table:style-name="ce61">
            <text:p>89,1%</text:p>
          </table:table-cell>
          <table:table-cell office:value-type="float" office:value="678618" table:style-name="ce60">
            <text:p>678.618</text:p>
          </table:table-cell>
          <table:table-cell office:value-type="percentage" office:value="0.557320072763408" table:style-name="ce61">
            <text:p>55,7%</text:p>
          </table:table-cell>
          <table:table-cell office:value-type="float" office:value="368217" table:style-name="ce60">
            <text:p>368.217</text:p>
          </table:table-cell>
          <table:table-cell office:value-type="percentage" office:value="0.29256054937188197" table:style-name="ce61">
            <text:p>29,3%</text:p>
          </table:table-cell>
          <table:table-cell office:value-type="float" office:value="120108" table:style-name="ce60">
            <text:p>120.108</text:p>
          </table:table-cell>
          <table:table-cell office:value-type="percentage" office:value="0.12778819851920259" table:style-name="ce61">
            <text:p>12,8%</text:p>
          </table:table-cell>
          <table:table-cell office:value-type="float" office:value="62671" table:style-name="ce60">
            <text:p>62.671</text:p>
          </table:table-cell>
          <table:table-cell office:value-type="percentage" office:value="8.0423219315637173E-2" table:style-name="ce61">
            <text:p>8,0%</text:p>
          </table:table-cell>
          <table:table-cell office:value-type="float" office:value="185082" table:style-name="ce60">
            <text:p>185.082</text:p>
          </table:table-cell>
          <table:table-cell office:value-type="percentage" office:value="0.58099937844913641" table:style-name="ce44">
            <text:p>58,1%</text:p>
          </table:table-cell>
          <table:table-cell office:value-type="float" office:value="608639" table:style-name="ce60">
            <text:p>608.639</text:p>
          </table:table-cell>
          <table:table-cell office:value-type="percentage" office:value="0.70368340669161655" table:style-name="ce44">
            <text:p>70,4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200222" table:style-name="ce7">
            <text:p>200.222</text:p>
          </table:table-cell>
          <table:table-cell office:value-type="percentage" office:value="0.91187400943654018" table:style-name="ce47">
            <text:p>91,2%</text:p>
          </table:table-cell>
          <table:table-cell office:value-type="float" office:value="138617" table:style-name="ce7">
            <text:p>138.617</text:p>
          </table:table-cell>
          <table:table-cell office:value-type="percentage" office:value="0.89887298005343297" table:style-name="ce47">
            <text:p>89,9%</text:p>
          </table:table-cell>
          <table:table-cell office:value-type="float" office:value="122222" table:style-name="ce7">
            <text:p>122.222</text:p>
          </table:table-cell>
          <table:table-cell office:value-type="percentage" office:value="0.65585223979909424" table:style-name="ce47">
            <text:p>65,6%</text:p>
          </table:table-cell>
          <table:table-cell office:value-type="float" office:value="81468" table:style-name="ce7">
            <text:p>81.468</text:p>
          </table:table-cell>
          <table:table-cell office:value-type="percentage" office:value="0.43067391258378973" table:style-name="ce47">
            <text:p>43,1%</text:p>
          </table:table-cell>
          <table:table-cell office:value-type="float" office:value="29484" table:style-name="ce7">
            <text:p>29.484</text:p>
          </table:table-cell>
          <table:table-cell office:value-type="percentage" office:value="0.23076742456854382" table:style-name="ce47">
            <text:p>23,1%</text:p>
          </table:table-cell>
          <table:table-cell office:value-type="float" office:value="19680" table:style-name="ce7">
            <text:p>19.680</text:p>
          </table:table-cell>
          <table:table-cell office:value-type="percentage" office:value="0.18563761048173338" table:style-name="ce47">
            <text:p>18,6%</text:p>
          </table:table-cell>
          <table:table-cell office:value-type="float" office:value="35227" table:style-name="ce7">
            <text:p>35.227</text:p>
          </table:table-cell>
          <table:table-cell office:value-type="percentage" office:value="0.59954728027775883" table:style-name="ce47">
            <text:p>60,0%</text:p>
          </table:table-cell>
          <table:table-cell office:value-type="float" office:value="115051" table:style-name="ce7">
            <text:p>115.051</text:p>
          </table:table-cell>
          <table:table-cell office:value-type="percentage" office:value="0.85238747916280788" table:style-name="ce47">
            <text:p>85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0923" table:style-name="ce7">
            <text:p>190.923</text:p>
          </table:table-cell>
          <table:table-cell office:value-type="percentage" office:value="0.94306248456408992" table:style-name="ce47">
            <text:p>94,3%</text:p>
          </table:table-cell>
          <table:table-cell office:value-type="float" office:value="140379" table:style-name="ce7">
            <text:p>140.379</text:p>
          </table:table-cell>
          <table:table-cell office:value-type="percentage" office:value="0.94929569845209194" table:style-name="ce47">
            <text:p>94,9%</text:p>
          </table:table-cell>
          <table:table-cell office:value-type="float" office:value="140061" table:style-name="ce7">
            <text:p>140.061</text:p>
          </table:table-cell>
          <table:table-cell office:value-type="percentage" office:value="0.9155989331380906" table:style-name="ce47">
            <text:p>91,6%</text:p>
          </table:table-cell>
          <table:table-cell office:value-type="float" office:value="117306" table:style-name="ce7">
            <text:p>117.306</text:p>
          </table:table-cell>
          <table:table-cell office:value-type="percentage" office:value="0.77818538837624296" table:style-name="ce47">
            <text:p>77,8%</text:p>
          </table:table-cell>
          <table:table-cell office:value-type="float" office:value="48459" table:style-name="ce7">
            <text:p>48.459</text:p>
          </table:table-cell>
          <table:table-cell office:value-type="percentage" office:value="0.53424838763022986" table:style-name="ce47">
            <text:p>53,4%</text:p>
          </table:table-cell>
          <table:table-cell office:value-type="float" office:value="22247" table:style-name="ce7">
            <text:p>22.247</text:p>
          </table:table-cell>
          <table:table-cell office:value-type="percentage" office:value="0.33519157463349958" table:style-name="ce47">
            <text:p>33,5%</text:p>
          </table:table-cell>
          <table:table-cell office:value-type="float" office:value="41164" table:style-name="ce7">
            <text:p>41.164</text:p>
          </table:table-cell>
          <table:table-cell office:value-type="percentage" office:value="0.90929975701347465" table:style-name="ce47">
            <text:p>90,9%</text:p>
          </table:table-cell>
          <table:table-cell office:value-type="float" office:value="112687" table:style-name="ce7">
            <text:p>112.687</text:p>
          </table:table-cell>
          <table:table-cell office:value-type="percentage" office:value="0.95930772046617352" table:style-name="ce47">
            <text:p>95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8379" table:style-name="ce7">
            <text:p>118.379</text:p>
          </table:table-cell>
          <table:table-cell office:value-type="percentage" office:value="0.90489986240635989" table:style-name="ce47">
            <text:p>90,5%</text:p>
          </table:table-cell>
          <table:table-cell office:value-type="float" office:value="92403" table:style-name="ce7">
            <text:p>92.403</text:p>
          </table:table-cell>
          <table:table-cell office:value-type="percentage" office:value="0.82894205667841858" table:style-name="ce47">
            <text:p>82,9%</text:p>
          </table:table-cell>
          <table:table-cell office:value-type="float" office:value="89608" table:style-name="ce7">
            <text:p>89.608</text:p>
          </table:table-cell>
          <table:table-cell office:value-type="percentage" office:value="0.58974358974358976" table:style-name="ce47">
            <text:p>59,0%</text:p>
          </table:table-cell>
          <table:table-cell office:value-type="float" office:value="61531" table:style-name="ce7">
            <text:p>61.531</text:p>
          </table:table-cell>
          <table:table-cell office:value-type="percentage" office:value="0.35939955024678016" table:style-name="ce47">
            <text:p>35,9%</text:p>
          </table:table-cell>
          <table:table-cell office:value-type="float" office:value="21897" table:style-name="ce7">
            <text:p>21.897</text:p>
          </table:table-cell>
          <table:table-cell office:value-type="percentage" office:value="0.16642851713916545" table:style-name="ce47">
            <text:p>16,6%</text:p>
          </table:table-cell>
          <table:table-cell office:value-type="float" office:value="13004" table:style-name="ce7">
            <text:p>13.004</text:p>
          </table:table-cell>
          <table:table-cell office:value-type="percentage" office:value="0.12844725404978269" table:style-name="ce47">
            <text:p>12,8%</text:p>
          </table:table-cell>
          <table:table-cell office:value-type="float" office:value="32448" table:style-name="ce7">
            <text:p>32.448</text:p>
          </table:table-cell>
          <table:table-cell office:value-type="percentage" office:value="0.63633511139002197" table:style-name="ce47">
            <text:p>63,6%</text:p>
          </table:table-cell>
          <table:table-cell office:value-type="float" office:value="96594" table:style-name="ce7">
            <text:p>96.594</text:p>
          </table:table-cell>
          <table:table-cell office:value-type="percentage" office:value="0.80548027451405513" table:style-name="ce47">
            <text:p>80,5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7906" table:style-name="ce7">
            <text:p>217.906</text:p>
          </table:table-cell>
          <table:table-cell office:value-type="percentage" office:value="0.89423747732663594" table:style-name="ce47">
            <text:p>89,4%</text:p>
          </table:table-cell>
          <table:table-cell office:value-type="float" office:value="186541" table:style-name="ce7">
            <text:p>186.541</text:p>
          </table:table-cell>
          <table:table-cell office:value-type="percentage" office:value="0.83656674918379792" table:style-name="ce47">
            <text:p>83,7%</text:p>
          </table:table-cell>
          <table:table-cell office:value-type="float" office:value="215229" table:style-name="ce7">
            <text:p>215.229</text:p>
          </table:table-cell>
          <table:table-cell office:value-type="percentage" office:value="0.66944631931894882" table:style-name="ce47">
            <text:p>66,9%</text:p>
          </table:table-cell>
          <table:table-cell office:value-type="float" office:value="146948" table:style-name="ce7">
            <text:p>146.948</text:p>
          </table:table-cell>
          <table:table-cell office:value-type="percentage" office:value="0.46095115011935645" table:style-name="ce47">
            <text:p>46,1%</text:p>
          </table:table-cell>
          <table:table-cell office:value-type="float" office:value="43683" table:style-name="ce7">
            <text:p>43.683</text:p>
          </table:table-cell>
          <table:table-cell office:value-type="percentage" office:value="0.19009800167107646" table:style-name="ce47">
            <text:p>19,0%</text:p>
          </table:table-cell>
          <table:table-cell office:value-type="float" office:value="14788" table:style-name="ce7">
            <text:p>14.788</text:p>
          </table:table-cell>
          <table:table-cell office:value-type="percentage" office:value="7.916403464631E-2" table:style-name="ce47">
            <text:p>7,9%</text:p>
          </table:table-cell>
          <table:table-cell office:value-type="float" office:value="92602" table:style-name="ce7">
            <text:p>92.602</text:p>
          </table:table-cell>
          <table:table-cell office:value-type="percentage" office:value="0.68961870717902884" table:style-name="ce47">
            <text:p>69,0%</text:p>
          </table:table-cell>
          <table:table-cell office:value-type="float" office:value="178132" table:style-name="ce7">
            <text:p>178.132</text:p>
          </table:table-cell>
          <table:table-cell office:value-type="percentage" office:value="0.79981321587485465" table:style-name="ce47">
            <text:p>80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1830" table:style-name="ce7">
            <text:p>91.830</text:p>
          </table:table-cell>
          <table:table-cell office:value-type="percentage" office:value="0.93503716525812031" table:style-name="ce47">
            <text:p>93,5%</text:p>
          </table:table-cell>
          <table:table-cell office:value-type="float" office:value="74154" table:style-name="ce7">
            <text:p>74.154</text:p>
          </table:table-cell>
          <table:table-cell office:value-type="percentage" office:value="0.96582354320247987" table:style-name="ce47">
            <text:p>96,6%</text:p>
          </table:table-cell>
          <table:table-cell office:value-type="float" office:value="65627" table:style-name="ce7">
            <text:p>65.627</text:p>
          </table:table-cell>
          <table:table-cell office:value-type="percentage" office:value="0.77577871032566936" table:style-name="ce47">
            <text:p>77,6%</text:p>
          </table:table-cell>
          <table:table-cell office:value-type="float" office:value="47962" table:style-name="ce7">
            <text:p>47.962</text:p>
          </table:table-cell>
          <table:table-cell office:value-type="percentage" office:value="0.54156410198505001" table:style-name="ce47">
            <text:p>54,2%</text:p>
          </table:table-cell>
          <table:table-cell office:value-type="float" office:value="13871" table:style-name="ce7">
            <text:p>13.871</text:p>
          </table:table-cell>
          <table:table-cell office:value-type="percentage" office:value="0.2485218762317698" table:style-name="ce47">
            <text:p>24,9%</text:p>
          </table:table-cell>
          <table:table-cell office:value-type="float" office:value="4523" table:style-name="ce7">
            <text:p>4.523</text:p>
          </table:table-cell>
          <table:table-cell office:value-type="percentage" office:value="0.10689891517572263" table:style-name="ce47">
            <text:p>10,7%</text:p>
          </table:table-cell>
          <table:table-cell office:value-type="float" office:value="19464" table:style-name="ce7">
            <text:p>19.464</text:p>
          </table:table-cell>
          <table:table-cell office:value-type="percentage" office:value="0.87742866158770227" table:style-name="ce47">
            <text:p>87,7%</text:p>
          </table:table-cell>
          <table:table-cell office:value-type="float" office:value="55006" table:style-name="ce7">
            <text:p>55.006</text:p>
          </table:table-cell>
          <table:table-cell office:value-type="percentage" office:value="0.92956365971541555" table:style-name="ce47">
            <text:p>93,0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5532" table:style-name="ce7">
            <text:p>445.532</text:p>
          </table:table-cell>
          <table:table-cell office:value-type="percentage" office:value="0.93118114613791358" table:style-name="ce47">
            <text:p>93,1%</text:p>
          </table:table-cell>
          <table:table-cell office:value-type="float" office:value="292361" table:style-name="ce7">
            <text:p>292.361</text:p>
          </table:table-cell>
          <table:table-cell office:value-type="percentage" office:value="0.90708014023765937" table:style-name="ce47">
            <text:p>90,7%</text:p>
          </table:table-cell>
          <table:table-cell office:value-type="float" office:value="289838" table:style-name="ce7">
            <text:p>289.838</text:p>
          </table:table-cell>
          <table:table-cell office:value-type="percentage" office:value="0.82074066522815181" table:style-name="ce47">
            <text:p>82,1%</text:p>
          </table:table-cell>
          <table:table-cell office:value-type="float" office:value="197861" table:style-name="ce7">
            <text:p>197.861</text:p>
          </table:table-cell>
          <table:table-cell office:value-type="percentage" office:value="0.61614755578807068" table:style-name="ce47">
            <text:p>61,6%</text:p>
          </table:table-cell>
          <table:table-cell office:value-type="float" office:value="49614" table:style-name="ce7">
            <text:p>49.614</text:p>
          </table:table-cell>
          <table:table-cell office:value-type="percentage" office:value="0.23290770819641349" table:style-name="ce47">
            <text:p>23,3%</text:p>
          </table:table-cell>
          <table:table-cell office:value-type="float" office:value="18831" table:style-name="ce7">
            <text:p>18.831</text:p>
          </table:table-cell>
          <table:table-cell office:value-type="percentage" office:value="0.108399820398577" table:style-name="ce47">
            <text:p>10,8%</text:p>
          </table:table-cell>
          <table:table-cell office:value-type="float" office:value="80895" table:style-name="ce7">
            <text:p>80.895</text:p>
          </table:table-cell>
          <table:table-cell office:value-type="percentage" office:value="0.84620856303022063" table:style-name="ce47">
            <text:p>84,6%</text:p>
          </table:table-cell>
          <table:table-cell office:value-type="float" office:value="223919" table:style-name="ce7">
            <text:p>223.919</text:p>
          </table:table-cell>
          <table:table-cell office:value-type="percentage" office:value="0.92028062272929034" table:style-name="ce47">
            <text:p>92,0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70437" table:style-name="ce7">
            <text:p>270.437</text:p>
          </table:table-cell>
          <table:table-cell office:value-type="percentage" office:value="0.91448812241102373" table:style-name="ce47">
            <text:p>91,4%</text:p>
          </table:table-cell>
          <table:table-cell office:value-type="float" office:value="200241" table:style-name="ce7">
            <text:p>200.241</text:p>
          </table:table-cell>
          <table:table-cell office:value-type="percentage" office:value="0.91060441384453772" table:style-name="ce47">
            <text:p>91,1%</text:p>
          </table:table-cell>
          <table:table-cell office:value-type="float" office:value="204052" table:style-name="ce7">
            <text:p>204.052</text:p>
          </table:table-cell>
          <table:table-cell office:value-type="percentage" office:value="0.7221954810578175" table:style-name="ce47">
            <text:p>72,2%</text:p>
          </table:table-cell>
          <table:table-cell office:value-type="float" office:value="134570" table:style-name="ce7">
            <text:p>134.570</text:p>
          </table:table-cell>
          <table:table-cell office:value-type="percentage" office:value="0.47746779212392804" table:style-name="ce47">
            <text:p>47,7%</text:p>
          </table:table-cell>
          <table:table-cell office:value-type="float" office:value="42345" table:style-name="ce7">
            <text:p>42.345</text:p>
          </table:table-cell>
          <table:table-cell office:value-type="percentage" office:value="0.21023026283126967" table:style-name="ce47">
            <text:p>21,0%</text:p>
          </table:table-cell>
          <table:table-cell office:value-type="float" office:value="19231" table:style-name="ce7">
            <text:p>19.231</text:p>
          </table:table-cell>
          <table:table-cell office:value-type="percentage" office:value="0.11367586035679242" table:style-name="ce47">
            <text:p>11,4%</text:p>
          </table:table-cell>
          <table:table-cell office:value-type="float" office:value="63516" table:style-name="ce7">
            <text:p>63.516</text:p>
          </table:table-cell>
          <table:table-cell office:value-type="percentage" office:value="0.82134174727150466" table:style-name="ce47">
            <text:p>82,1%</text:p>
          </table:table-cell>
          <table:table-cell office:value-type="float" office:value="177320" table:style-name="ce7">
            <text:p>177.320</text:p>
          </table:table-cell>
          <table:table-cell office:value-type="percentage" office:value="0.85868001917647685" table:style-name="ce47">
            <text:p>85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63241" table:style-name="ce7">
            <text:p>963.241</text:p>
          </table:table-cell>
          <table:table-cell office:value-type="percentage" office:value="0.89808158843284347" table:style-name="ce47">
            <text:p>89,8%</text:p>
          </table:table-cell>
          <table:table-cell office:value-type="float" office:value="694229" table:style-name="ce7">
            <text:p>694.229</text:p>
          </table:table-cell>
          <table:table-cell office:value-type="percentage" office:value="0.87388927421882567" table:style-name="ce47">
            <text:p>87,4%</text:p>
          </table:table-cell>
          <table:table-cell office:value-type="float" office:value="698763" table:style-name="ce7">
            <text:p>698.763</text:p>
          </table:table-cell>
          <table:table-cell office:value-type="percentage" office:value="0.67661403941959941" table:style-name="ce47">
            <text:p>67,7%</text:p>
          </table:table-cell>
          <table:table-cell office:value-type="float" office:value="550511" table:style-name="ce7">
            <text:p>550.511</text:p>
          </table:table-cell>
          <table:table-cell office:value-type="percentage" office:value="0.48079353365269145" table:style-name="ce47">
            <text:p>48,1%</text:p>
          </table:table-cell>
          <table:table-cell office:value-type="float" office:value="217299" table:style-name="ce7">
            <text:p>217.299</text:p>
          </table:table-cell>
          <table:table-cell office:value-type="percentage" office:value="0.27046649149949653" table:style-name="ce47">
            <text:p>27,0%</text:p>
          </table:table-cell>
          <table:table-cell office:value-type="float" office:value="79470" table:style-name="ce7">
            <text:p>79.470</text:p>
          </table:table-cell>
          <table:table-cell office:value-type="percentage" office:value="0.11914542728635683" table:style-name="ce47">
            <text:p>11,9%</text:p>
          </table:table-cell>
          <table:table-cell office:value-type="float" office:value="201303" table:style-name="ce7">
            <text:p>201.303</text:p>
          </table:table-cell>
          <table:table-cell office:value-type="percentage" office:value="0.57943260778206984" table:style-name="ce47">
            <text:p>57,9%</text:p>
          </table:table-cell>
          <table:table-cell office:value-type="float" office:value="689654" table:style-name="ce7">
            <text:p>689.654</text:p>
          </table:table-cell>
          <table:table-cell office:value-type="percentage" office:value="0.85964437741117228" table:style-name="ce47">
            <text:p>86,0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81903" table:style-name="ce7">
            <text:p>681.903</text:p>
          </table:table-cell>
          <table:table-cell office:value-type="percentage" office:value="0.93842402156755622" table:style-name="ce47">
            <text:p>93,8%</text:p>
          </table:table-cell>
          <table:table-cell office:value-type="float" office:value="541803" table:style-name="ce7">
            <text:p>541.803</text:p>
          </table:table-cell>
          <table:table-cell office:value-type="percentage" office:value="0.95077177392183287" table:style-name="ce47">
            <text:p>95,1%</text:p>
          </table:table-cell>
          <table:table-cell office:value-type="float" office:value="545548" table:style-name="ce7">
            <text:p>545.548</text:p>
          </table:table-cell>
          <table:table-cell office:value-type="percentage" office:value="0.76307036414346419" table:style-name="ce47">
            <text:p>76,3%</text:p>
          </table:table-cell>
          <table:table-cell office:value-type="float" office:value="341752" table:style-name="ce7">
            <text:p>341.752</text:p>
          </table:table-cell>
          <table:table-cell office:value-type="percentage" office:value="0.45230119708570182" table:style-name="ce47">
            <text:p>45,2%</text:p>
          </table:table-cell>
          <table:table-cell office:value-type="float" office:value="97516" table:style-name="ce7">
            <text:p>97.516</text:p>
          </table:table-cell>
          <table:table-cell office:value-type="percentage" office:value="0.18914064712340031" table:style-name="ce47">
            <text:p>18,9%</text:p>
          </table:table-cell>
          <table:table-cell office:value-type="float" office:value="44996" table:style-name="ce7">
            <text:p>44.996</text:p>
          </table:table-cell>
          <table:table-cell office:value-type="percentage" office:value="0.1044368727428025" table:style-name="ce47">
            <text:p>10,4%</text:p>
          </table:table-cell>
          <table:table-cell office:value-type="float" office:value="180458" table:style-name="ce7">
            <text:p>180.458</text:p>
          </table:table-cell>
          <table:table-cell office:value-type="percentage" office:value="0.85510529009268565" table:style-name="ce47">
            <text:p>85,5%</text:p>
          </table:table-cell>
          <table:table-cell office:value-type="float" office:value="421984" table:style-name="ce7">
            <text:p>421.984</text:p>
          </table:table-cell>
          <table:table-cell office:value-type="percentage" office:value="0.90421203076151679" table:style-name="ce47">
            <text:p>90,4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3691" table:style-name="ce7">
            <text:p>153.691</text:p>
          </table:table-cell>
          <table:table-cell office:value-type="percentage" office:value="0.88674194125351224" table:style-name="ce47">
            <text:p>88,7%</text:p>
          </table:table-cell>
          <table:table-cell office:value-type="float" office:value="122882" table:style-name="ce7">
            <text:p>122.882</text:p>
          </table:table-cell>
          <table:table-cell office:value-type="percentage" office:value="0.92816085442583818" table:style-name="ce47">
            <text:p>92,8%</text:p>
          </table:table-cell>
          <table:table-cell office:value-type="float" office:value="121272" table:style-name="ce7">
            <text:p>121.272</text:p>
          </table:table-cell>
          <table:table-cell office:value-type="percentage" office:value="0.75214905044841662" table:style-name="ce47">
            <text:p>75,2%</text:p>
          </table:table-cell>
          <table:table-cell office:value-type="float" office:value="75656" table:style-name="ce7">
            <text:p>75.656</text:p>
          </table:table-cell>
          <table:table-cell office:value-type="percentage" office:value="0.51984388742304311" table:style-name="ce47">
            <text:p>52,0%</text:p>
          </table:table-cell>
          <table:table-cell office:value-type="float" office:value="17414" table:style-name="ce7">
            <text:p>17.414</text:p>
          </table:table-cell>
          <table:table-cell office:value-type="percentage" office:value="0.15510407667025911" table:style-name="ce47">
            <text:p>15,5%</text:p>
          </table:table-cell>
          <table:table-cell office:value-type="float" office:value="5888" table:style-name="ce7">
            <text:p>5.888</text:p>
          </table:table-cell>
          <table:table-cell office:value-type="percentage" office:value="6.3656118576818702E-2" table:style-name="ce47">
            <text:p>6,4%</text:p>
          </table:table-cell>
          <table:table-cell office:value-type="float" office:value="34283" table:style-name="ce7">
            <text:p>34.283</text:p>
          </table:table-cell>
          <table:table-cell office:value-type="percentage" office:value="0.85986957612239778" table:style-name="ce47">
            <text:p>86,0%</text:p>
          </table:table-cell>
          <table:table-cell office:value-type="float" office:value="89901" table:style-name="ce7">
            <text:p>89.901</text:p>
          </table:table-cell>
          <table:table-cell office:value-type="percentage" office:value="0.89160079737382347" table:style-name="ce47">
            <text:p>89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3685" table:style-name="ce7">
            <text:p>503.685</text:p>
          </table:table-cell>
          <table:table-cell office:value-type="percentage" office:value="0.94589087658545201" table:style-name="ce47">
            <text:p>94,6%</text:p>
          </table:table-cell>
          <table:table-cell office:value-type="float" office:value="329160" table:style-name="ce7">
            <text:p>329.160</text:p>
          </table:table-cell>
          <table:table-cell office:value-type="percentage" office:value="0.94804147465437782" table:style-name="ce47">
            <text:p>94,8%</text:p>
          </table:table-cell>
          <table:table-cell office:value-type="float" office:value="362521" table:style-name="ce7">
            <text:p>362.521</text:p>
          </table:table-cell>
          <table:table-cell office:value-type="percentage" office:value="0.92543116212104193" table:style-name="ce47">
            <text:p>92,5%</text:p>
          </table:table-cell>
          <table:table-cell office:value-type="float" office:value="360343" table:style-name="ce7">
            <text:p>360.343</text:p>
          </table:table-cell>
          <table:table-cell office:value-type="percentage" office:value="0.8798940248577638" table:style-name="ce47">
            <text:p>88,0%</text:p>
          </table:table-cell>
          <table:table-cell office:value-type="float" office:value="162494" table:style-name="ce7">
            <text:p>162.494</text:p>
          </table:table-cell>
          <table:table-cell office:value-type="percentage" office:value="0.61263238060767833" table:style-name="ce47">
            <text:p>61,3%</text:p>
          </table:table-cell>
          <table:table-cell office:value-type="float" office:value="54125" table:style-name="ce7">
            <text:p>54.125</text:p>
          </table:table-cell>
          <table:table-cell office:value-type="percentage" office:value="0.27068996559174202" table:style-name="ce47">
            <text:p>27,1%</text:p>
          </table:table-cell>
          <table:table-cell office:value-type="float" office:value="111393" table:style-name="ce7">
            <text:p>111.393</text:p>
          </table:table-cell>
          <table:table-cell office:value-type="percentage" office:value="0.89857702918542182" table:style-name="ce47">
            <text:p>89,9%</text:p>
          </table:table-cell>
          <table:table-cell office:value-type="float" office:value="297871" table:style-name="ce7">
            <text:p>297.871</text:p>
          </table:table-cell>
          <table:table-cell office:value-type="percentage" office:value="0.97929762499671236" table:style-name="ce47">
            <text:p>97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682" table:style-name="ce7">
            <text:p>47.682</text:p>
          </table:table-cell>
          <table:table-cell office:value-type="percentage" office:value="0.91872832369942192" table:style-name="ce47">
            <text:p>91,9%</text:p>
          </table:table-cell>
          <table:table-cell office:value-type="float" office:value="34473" table:style-name="ce7">
            <text:p>34.473</text:p>
          </table:table-cell>
          <table:table-cell office:value-type="percentage" office:value="0.90692168056615186" table:style-name="ce47">
            <text:p>90,7%</text:p>
          </table:table-cell>
          <table:table-cell office:value-type="float" office:value="27463" table:style-name="ce7">
            <text:p>27.463</text:p>
          </table:table-cell>
          <table:table-cell office:value-type="percentage" office:value="0.60741379691681596" table:style-name="ce47">
            <text:p>60,7%</text:p>
          </table:table-cell>
          <table:table-cell office:value-type="float" office:value="18180" table:style-name="ce7">
            <text:p>18.180</text:p>
          </table:table-cell>
          <table:table-cell office:value-type="percentage" office:value="0.38272878465716509" table:style-name="ce47">
            <text:p>38,3%</text:p>
          </table:table-cell>
          <table:table-cell office:value-type="float" office:value="5579" table:style-name="ce7">
            <text:p>5.579</text:p>
          </table:table-cell>
          <table:table-cell office:value-type="percentage" office:value="0.17731375540300026" table:style-name="ce47">
            <text:p>17,7%</text:p>
          </table:table-cell>
          <table:table-cell office:value-type="float" office:value="2149" table:style-name="ce7">
            <text:p>2.149</text:p>
          </table:table-cell>
          <table:table-cell office:value-type="percentage" office:value="8.7617727402454437E-2" table:style-name="ce47">
            <text:p>8,8%</text:p>
          </table:table-cell>
          <table:table-cell office:value-type="float" office:value="12236" table:style-name="ce7">
            <text:p>12.236</text:p>
          </table:table-cell>
          <table:table-cell office:value-type="percentage" office:value="0.85722292279669332" table:style-name="ce47">
            <text:p>85,7%</text:p>
          </table:table-cell>
          <table:table-cell office:value-type="float" office:value="24219" table:style-name="ce7">
            <text:p>24.219</text:p>
          </table:table-cell>
          <table:table-cell office:value-type="percentage" office:value="0.81680213146268255" table:style-name="ce47">
            <text:p>81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97376" table:style-name="ce7">
            <text:p>797.376</text:p>
          </table:table-cell>
          <table:table-cell office:value-type="percentage" office:value="0.90201109052282924" table:style-name="ce47">
            <text:p>90,2%</text:p>
          </table:table-cell>
          <table:table-cell office:value-type="float" office:value="569041" table:style-name="ce7">
            <text:p>569.041</text:p>
          </table:table-cell>
          <table:table-cell office:value-type="percentage" office:value="0.83318837778636778" table:style-name="ce47">
            <text:p>83,3%</text:p>
          </table:table-cell>
          <table:table-cell office:value-type="float" office:value="617151" table:style-name="ce7">
            <text:p>617.151</text:p>
          </table:table-cell>
          <table:table-cell office:value-type="percentage" office:value="0.65439386356310336" table:style-name="ce47">
            <text:p>65,4%</text:p>
          </table:table-cell>
          <table:table-cell office:value-type="float" office:value="441530" table:style-name="ce7">
            <text:p>441.530</text:p>
          </table:table-cell>
          <table:table-cell office:value-type="percentage" office:value="0.4276095971736103" table:style-name="ce47">
            <text:p>42,8%</text:p>
          </table:table-cell>
          <table:table-cell office:value-type="float" office:value="199218" table:style-name="ce7">
            <text:p>199.218</text:p>
          </table:table-cell>
          <table:table-cell office:value-type="percentage" office:value="0.26501446672652901" table:style-name="ce47">
            <text:p>26,5%</text:p>
          </table:table-cell>
          <table:table-cell office:value-type="float" office:value="117592" table:style-name="ce7">
            <text:p>117.592</text:p>
          </table:table-cell>
          <table:table-cell office:value-type="percentage" office:value="0.19451322895731502" table:style-name="ce47">
            <text:p>19,5%</text:p>
          </table:table-cell>
          <table:table-cell office:value-type="float" office:value="170941" table:style-name="ce7">
            <text:p>170.941</text:p>
          </table:table-cell>
          <table:table-cell office:value-type="percentage" office:value="0.71437048924104329" table:style-name="ce47">
            <text:p>71,4%</text:p>
          </table:table-cell>
          <table:table-cell office:value-type="float" office:value="520776" table:style-name="ce7">
            <text:p>520.776</text:p>
          </table:table-cell>
          <table:table-cell office:value-type="percentage" office:value="0.78719985488734878" table:style-name="ce47">
            <text:p>78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6263" table:style-name="ce7">
            <text:p>156.263</text:p>
          </table:table-cell>
          <table:table-cell office:value-type="percentage" office:value="0.88597525712406588" table:style-name="ce47">
            <text:p>88,6%</text:p>
          </table:table-cell>
          <table:table-cell office:value-type="float" office:value="122356" table:style-name="ce7">
            <text:p>122.356</text:p>
          </table:table-cell>
          <table:table-cell office:value-type="percentage" office:value="0.83713738368910784" table:style-name="ce47">
            <text:p>83,7%</text:p>
          </table:table-cell>
          <table:table-cell office:value-type="float" office:value="131133" table:style-name="ce7">
            <text:p>131.133</text:p>
          </table:table-cell>
          <table:table-cell office:value-type="percentage" office:value="0.63182315330985273" table:style-name="ce47">
            <text:p>63,2%</text:p>
          </table:table-cell>
          <table:table-cell office:value-type="float" office:value="96880" table:style-name="ce7">
            <text:p>96.880</text:p>
          </table:table-cell>
          <table:table-cell office:value-type="percentage" office:value="0.41748723362995843" table:style-name="ce47">
            <text:p>41,7%</text:p>
          </table:table-cell>
          <table:table-cell office:value-type="float" office:value="30405" table:style-name="ce7">
            <text:p>30.405</text:p>
          </table:table-cell>
          <table:table-cell office:value-type="percentage" office:value="0.17980803917278249" table:style-name="ce47">
            <text:p>18,0%</text:p>
          </table:table-cell>
          <table:table-cell office:value-type="float" office:value="20248" table:style-name="ce7">
            <text:p>20.248</text:p>
          </table:table-cell>
          <table:table-cell office:value-type="percentage" office:value="0.1412092893507218" table:style-name="ce47">
            <text:p>14,1%</text:p>
          </table:table-cell>
          <table:table-cell office:value-type="float" office:value="47693" table:style-name="ce7">
            <text:p>47.693</text:p>
          </table:table-cell>
          <table:table-cell office:value-type="percentage" office:value="0.71516614683301338" table:style-name="ce47">
            <text:p>71,5%</text:p>
          </table:table-cell>
          <table:table-cell office:value-type="float" office:value="104697" table:style-name="ce7">
            <text:p>104.697</text:p>
          </table:table-cell>
          <table:table-cell office:value-type="percentage" office:value="0.79429035292689587" table:style-name="ce47">
            <text:p>79,4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2016" table:style-name="ce7">
            <text:p>92.016</text:p>
          </table:table-cell>
          <table:table-cell office:value-type="percentage" office:value="0.93744651371286525" table:style-name="ce47">
            <text:p>93,7%</text:p>
          </table:table-cell>
          <table:table-cell office:value-type="float" office:value="68517" table:style-name="ce7">
            <text:p>68.517</text:p>
          </table:table-cell>
          <table:table-cell office:value-type="percentage" office:value="0.94869984215336045" table:style-name="ce47">
            <text:p>94,9%</text:p>
          </table:table-cell>
          <table:table-cell office:value-type="float" office:value="65896" table:style-name="ce7">
            <text:p>65.896</text:p>
          </table:table-cell>
          <table:table-cell office:value-type="percentage" office:value="0.71566189167761762" table:style-name="ce47">
            <text:p>71,6%</text:p>
          </table:table-cell>
          <table:table-cell office:value-type="float" office:value="46260" table:style-name="ce7">
            <text:p>46.260</text:p>
          </table:table-cell>
          <table:table-cell office:value-type="percentage" office:value="0.48305748446718527" table:style-name="ce47">
            <text:p>48,3%</text:p>
          </table:table-cell>
          <table:table-cell office:value-type="float" office:value="15072" table:style-name="ce7">
            <text:p>15.072</text:p>
          </table:table-cell>
          <table:table-cell office:value-type="percentage" office:value="0.23212333092051562" table:style-name="ce47">
            <text:p>23,2%</text:p>
          </table:table-cell>
          <table:table-cell office:value-type="float" office:value="6372" table:style-name="ce7">
            <text:p>6.372</text:p>
          </table:table-cell>
          <table:table-cell office:value-type="percentage" office:value="0.10912080008220022" table:style-name="ce47">
            <text:p>10,9%</text:p>
          </table:table-cell>
          <table:table-cell office:value-type="float" office:value="19749" table:style-name="ce7">
            <text:p>19.749</text:p>
          </table:table-cell>
          <table:table-cell office:value-type="percentage" office:value="0.82919763194356977" table:style-name="ce47">
            <text:p>82,9%</text:p>
          </table:table-cell>
          <table:table-cell office:value-type="float" office:value="59575" table:style-name="ce7">
            <text:p>59.575</text:p>
          </table:table-cell>
          <table:table-cell office:value-type="percentage" office:value="0.88329923197817517" table:style-name="ce47">
            <text:p>88,3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41725" table:style-name="ce7">
            <text:p>341.725</text:p>
          </table:table-cell>
          <table:table-cell office:value-type="percentage" office:value="0.91013082339906459" table:style-name="ce47">
            <text:p>91,0%</text:p>
          </table:table-cell>
          <table:table-cell office:value-type="float" office:value="246187" table:style-name="ce7">
            <text:p>246.187</text:p>
          </table:table-cell>
          <table:table-cell office:value-type="percentage" office:value="0.89539802216427167" table:style-name="ce47">
            <text:p>89,5%</text:p>
          </table:table-cell>
          <table:table-cell office:value-type="float" office:value="240635" table:style-name="ce7">
            <text:p>240.635</text:p>
          </table:table-cell>
          <table:table-cell office:value-type="percentage" office:value="0.74377495889123801" table:style-name="ce47">
            <text:p>74,4%</text:p>
          </table:table-cell>
          <table:table-cell office:value-type="float" office:value="152723" table:style-name="ce7">
            <text:p>152.723</text:p>
          </table:table-cell>
          <table:table-cell office:value-type="percentage" office:value="0.47499867816610319" table:style-name="ce47">
            <text:p>47,5%</text:p>
          </table:table-cell>
          <table:table-cell office:value-type="float" office:value="45601" table:style-name="ce7">
            <text:p>45.601</text:p>
          </table:table-cell>
          <table:table-cell office:value-type="percentage" office:value="0.22133077061218942" table:style-name="ce47">
            <text:p>22,1%</text:p>
          </table:table-cell>
          <table:table-cell office:value-type="float" office:value="21849" table:style-name="ce7">
            <text:p>21.849</text:p>
          </table:table-cell>
          <table:table-cell office:value-type="percentage" office:value="0.12882285309984964" table:style-name="ce47">
            <text:p>12,9%</text:p>
          </table:table-cell>
          <table:table-cell office:value-type="float" office:value="78979" table:style-name="ce7">
            <text:p>78.979</text:p>
          </table:table-cell>
          <table:table-cell office:value-type="percentage" office:value="0.79781602925429829" table:style-name="ce47">
            <text:p>79,8%</text:p>
          </table:table-cell>
          <table:table-cell office:value-type="float" office:value="190288" table:style-name="ce7">
            <text:p>190.288</text:p>
          </table:table-cell>
          <table:table-cell office:value-type="percentage" office:value="0.86231930031268411" table:style-name="ce47">
            <text:p>86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513" table:style-name="ce7">
            <text:p>5.513</text:p>
          </table:table-cell>
          <table:table-cell office:value-type="percentage" office:value="0.8427086517884439" table:style-name="ce47">
            <text:p>84,3%</text:p>
          </table:table-cell>
          <table:table-cell office:value-type="float" office:value="6435" table:style-name="ce7">
            <text:p>6.435</text:p>
          </table:table-cell>
          <table:table-cell office:value-type="percentage" office:value="0.81342434584755408" table:style-name="ce47">
            <text:p>81,3%</text:p>
          </table:table-cell>
          <table:table-cell office:value-type="float" office:value="6763" table:style-name="ce7">
            <text:p>6.763</text:p>
          </table:table-cell>
          <table:table-cell office:value-type="percentage" office:value="0.62481522542498147" table:style-name="ce47">
            <text:p>62,5%</text:p>
          </table:table-cell>
          <table:table-cell office:value-type="float" office:value="5357" table:style-name="ce7">
            <text:p>5.357</text:p>
          </table:table-cell>
          <table:table-cell office:value-type="percentage" office:value="0.4738192110383867" table:style-name="ce47">
            <text:p>47,4%</text:p>
          </table:table-cell>
          <table:table-cell office:value-type="float" office:value="2388" table:style-name="ce7">
            <text:p>2.388</text:p>
          </table:table-cell>
          <table:table-cell office:value-type="percentage" office:value="0.25735531846104104" table:style-name="ce47">
            <text:p>25,7%</text:p>
          </table:table-cell>
          <table:table-cell office:value-type="float" office:value="634" table:style-name="ce7">
            <text:p>634</text:p>
          </table:table-cell>
          <table:table-cell office:value-type="percentage" office:value="7.0467933755696349E-2" table:style-name="ce47">
            <text:p>7,0%</text:p>
          </table:table-cell>
          <table:table-cell office:value-type="float" office:value="1501" table:style-name="ce7">
            <text:p>1.501</text:p>
          </table:table-cell>
          <table:table-cell office:value-type="percentage" office:value="0.38896087069188912" table:style-name="ce47">
            <text:p>38,9%</text:p>
          </table:table-cell>
          <table:table-cell office:value-type="float" office:value="7408" table:style-name="ce7">
            <text:p>7.408</text:p>
          </table:table-cell>
          <table:table-cell office:value-type="percentage" office:value="0.82993502128613039" table:style-name="ce47">
            <text:p>83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113" table:style-name="ce7">
            <text:p>4.113</text:p>
          </table:table-cell>
          <table:table-cell office:value-type="percentage" office:value="0.75983742841307966" table:style-name="ce47">
            <text:p>76,0%</text:p>
          </table:table-cell>
          <table:table-cell office:value-type="float" office:value="4965" table:style-name="ce7">
            <text:p>4.965</text:p>
          </table:table-cell>
          <table:table-cell office:value-type="percentage" office:value="0.67450074718108954" table:style-name="ce47">
            <text:p>67,5%</text:p>
          </table:table-cell>
          <table:table-cell office:value-type="float" office:value="6018" table:style-name="ce7">
            <text:p>6.018</text:p>
          </table:table-cell>
          <table:table-cell office:value-type="percentage" office:value="0.60342925899929811" table:style-name="ce47">
            <text:p>60,3%</text:p>
          </table:table-cell>
          <table:table-cell office:value-type="float" office:value="5042" table:style-name="ce7">
            <text:p>5.042</text:p>
          </table:table-cell>
          <table:table-cell office:value-type="percentage" office:value="0.48285769009768242" table:style-name="ce47">
            <text:p>48,3%</text:p>
          </table:table-cell>
          <table:table-cell office:value-type="float" office:value="2280" table:style-name="ce7">
            <text:p>2.280</text:p>
          </table:table-cell>
          <table:table-cell office:value-type="percentage" office:value="0.25615099427030669" table:style-name="ce47">
            <text:p>25,6%</text:p>
          </table:table-cell>
          <table:table-cell office:value-type="float" office:value="905" table:style-name="ce7">
            <text:p>905</text:p>
          </table:table-cell>
          <table:table-cell office:value-type="percentage" office:value="0.10220214568040654" table:style-name="ce47">
            <text:p>10,2%</text:p>
          </table:table-cell>
          <table:table-cell office:value-type="float" office:value="1235" table:style-name="ce7">
            <text:p>1.235</text:p>
          </table:table-cell>
          <table:table-cell office:value-type="percentage" office:value="0.2749944333110666" table:style-name="ce47">
            <text:p>27,5%</text:p>
          </table:table-cell>
          <table:table-cell office:value-type="float" office:value="5962" table:style-name="ce7">
            <text:p>5.962</text:p>
          </table:table-cell>
          <table:table-cell office:value-type="percentage" office:value="0.84042853115308713" table:style-name="ce47">
            <text:p>84,0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1" table:style-name="ce7">
            <text:p>11</text:p>
          </table:table-cell>
          <table:table-cell office:value-type="percentage" office:value="0.26829268292682928" table:style-name="ce47">
            <text:p>26,8%</text:p>
          </table:table-cell>
          <table:table-cell office:value-type="float" office:value="2366" table:style-name="ce7">
            <text:p>2.366</text:p>
          </table:table-cell>
          <table:table-cell office:value-type="percentage" office:value="0.65703971119133575" table:style-name="ce47">
            <text:p>65,7%</text:p>
          </table:table-cell>
          <table:table-cell office:value-type="float" office:value="6631" table:style-name="ce7">
            <text:p>6.631</text:p>
          </table:table-cell>
          <table:table-cell office:value-type="percentage" office:value="0.69646045583447114" table:style-name="ce47">
            <text:p>69,6%</text:p>
          </table:table-cell>
          <table:table-cell office:value-type="float" office:value="14460" table:style-name="ce7">
            <text:p>14.460</text:p>
          </table:table-cell>
          <table:table-cell office:value-type="percentage" office:value="0.65143938370050003" table:style-name="ce47">
            <text:p>65,1%</text:p>
          </table:table-cell>
          <table:table-cell office:value-type="float" office:value="16966" table:style-name="ce7">
            <text:p>16.966</text:p>
          </table:table-cell>
          <table:table-cell office:value-type="percentage" office:value="0.53035323538605816" table:style-name="ce47">
            <text:p>53,0%</text:p>
          </table:table-cell>
          <table:table-cell office:value-type="float" office:value="12263" table:style-name="ce7">
            <text:p>12.263</text:p>
          </table:table-cell>
          <table:table-cell office:value-type="percentage" office:value="0.51217474836068999" table:style-name="ce47">
            <text:p>51,2%</text:p>
          </table:table-cell>
          <table:table-cell office:value-type="float" office:value="1107" table:style-name="ce7">
            <text:p>1.107</text:p>
          </table:table-cell>
          <table:table-cell office:value-type="percentage" office:value="0.87302839116719244" table:style-name="ce47">
            <text:p>87,3%</text:p>
          </table:table-cell>
          <table:table-cell office:value-type="float" office:value="21691" table:style-name="ce7">
            <text:p>21.691</text:p>
          </table:table-cell>
          <table:table-cell office:value-type="percentage" office:value="0.40170750226864455" table:style-name="ce47">
            <text:p>40,2%</text:p>
          </table:table-cell>
          <table:table-cell table:number-columns-repeated="16367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16" table:style-name="ce7">
            <text:p>16</text:p>
          </table:table-cell>
          <table:table-cell office:value-type="percentage" office:value="0.20512820512820512" table:style-name="ce50">
            <text:p>20,5%</text:p>
          </table:table-cell>
          <table:table-cell office:value-type="float" office:value="166" table:style-name="ce7">
            <text:p>166</text:p>
          </table:table-cell>
          <table:table-cell office:value-type="percentage" office:value="0.58657243816254412" table:style-name="ce50">
            <text:p>58,7%</text:p>
          </table:table-cell>
          <table:table-cell office:value-type="float" office:value="378" table:style-name="ce7">
            <text:p>378</text:p>
          </table:table-cell>
          <table:table-cell office:value-type="percentage" office:value="0.43498273878020716" table:style-name="ce50">
            <text:p>43,5%</text:p>
          </table:table-cell>
          <table:table-cell office:value-type="float" office:value="440" table:style-name="ce7">
            <text:p>440</text:p>
          </table:table-cell>
          <table:table-cell office:value-type="percentage" office:value="0.24390243902439024" table:style-name="ce50">
            <text:p>24,4%</text:p>
          </table:table-cell>
          <table:table-cell office:value-type="float" office:value="376" table:style-name="ce7">
            <text:p>376</text:p>
          </table:table-cell>
          <table:table-cell office:value-type="percentage" office:value="0.17005879692446857" table:style-name="ce50">
            <text:p>17,0%</text:p>
          </table:table-cell>
          <table:table-cell office:value-type="float" office:value="321" table:style-name="ce7">
            <text:p>321</text:p>
          </table:table-cell>
          <table:table-cell office:value-type="percentage" office:value="0.16212121212121211" table:style-name="ce50">
            <text:p>16,2%</text:p>
          </table:table-cell>
          <table:table-cell office:value-type="float" office:value="621" table:style-name="ce7">
            <text:p>621</text:p>
          </table:table-cell>
          <table:table-cell office:value-type="percentage" office:value="0.13961330935251798" table:style-name="ce50">
            <text:p>14,0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268517" table:style-name="ce65">
            <text:p>6.268.517</text:p>
          </table:table-cell>
          <table:table-cell office:value-type="percentage" office:value="0.91451386538439094" table:style-name="ce66">
            <text:p>91,45%</text:p>
          </table:table-cell>
          <table:table-cell office:value-type="float" office:value="4695669" table:style-name="ce65">
            <text:p>4.695.669</text:p>
          </table:table-cell>
          <table:table-cell office:value-type="percentage" office:value="0.89230763676110536" table:style-name="ce66">
            <text:p>89,23%</text:p>
          </table:table-cell>
          <table:table-cell office:value-type="float" office:value="4635427" table:style-name="ce65">
            <text:p>4.635.427</text:p>
          </table:table-cell>
          <table:table-cell office:value-type="percentage" office:value="0.69247655805571096" table:style-name="ce66">
            <text:p>69,25%</text:p>
          </table:table-cell>
          <table:table-cell office:value-type="float" office:value="3264997" table:style-name="ce65">
            <text:p>3.264.997</text:p>
          </table:table-cell>
          <table:table-cell office:value-type="percentage" office:value="0.46570709521458065" table:style-name="ce66">
            <text:p>46,57%</text:p>
          </table:table-cell>
          <table:table-cell office:value-type="float" office:value="1182069" table:style-name="ce65">
            <text:p>1.182.069</text:p>
          </table:table-cell>
          <table:table-cell office:value-type="percentage" office:value="0.2382183036501499" table:style-name="ce66">
            <text:p>23,82%</text:p>
          </table:table-cell>
          <table:table-cell office:value-type="float" office:value="541787" table:style-name="ce65">
            <text:p>541.787</text:p>
          </table:table-cell>
          <table:table-cell office:value-type="percentage" office:value="0.13346404156452776" table:style-name="ce66">
            <text:p>13,35%</text:p>
          </table:table-cell>
          <table:table-cell office:value-type="float" office:value="1411897" table:style-name="ce65">
            <text:p>1.411.897</text:p>
          </table:table-cell>
          <table:table-cell office:value-type="percentage" office:value="0.71222246771812903" table:style-name="ce66">
            <text:p>71,22%</text:p>
          </table:table-cell>
          <table:table-cell office:value-type="float" office:value="4001374" table:style-name="ce65">
            <text:p>4.001.374</text:p>
          </table:table-cell>
          <table:table-cell office:value-type="percentage" office:value="0.82945537176068973" table:style-name="ce66">
            <text:p>82,95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88"/>
          <table:table-cell office:value-type="string" table:number-columns-spanned="1" table:number-rows-spanned="2" table:style-name="ce89">
            <text:p>Población a vacunar 5-11 años</text:p>
          </table:table-cell>
          <table:table-cell office:value-type="string" table:number-columns-spanned="1" table:number-rows-spanned="2" table:style-name="ce89">
            <text:p>Nº Personas con al menos 1 dosis</text:p>
          </table:table-cell>
          <table:table-cell office:value-type="string" table:number-columns-spanned="1" table:number-rows-spanned="2" table:style-name="ce89">
            <text:p>% Personas con al menos 1 dosis</text:p>
          </table:table-cell>
          <table:table-cell office:value-type="string" table:number-columns-spanned="1" table:number-rows-spanned="2" table:style-name="ce89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2">
            <text:p>Andalucía</text:p>
          </table:table-cell>
          <table:table-cell office:value-type="float" office:value="625633" table:style-name="ce73">
            <text:p>625.633</text:p>
          </table:table-cell>
          <table:table-cell office:value-type="float" office:value="389251" table:style-name="ce73">
            <text:p>389.251</text:p>
          </table:table-cell>
          <table:table-cell office:value-type="percentage" office:value="0.62217146474051077" table:style-name="ce74">
            <text:p>62,22%</text:p>
          </table:table-cell>
          <table:table-cell office:value-type="date" office:date-value="2022-01-25T00:00:00" table:style-name="ce75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ragón</text:p>
          </table:table-cell>
          <table:table-cell office:value-type="float" office:value="89551" table:style-name="ce77">
            <text:p>89.551</text:p>
          </table:table-cell>
          <table:table-cell office:value-type="float" office:value="47384" table:style-name="ce77">
            <text:p>47.384</text:p>
          </table:table-cell>
          <table:table-cell office:value-type="percentage" office:value="0.5291286529463658" table:style-name="ce78">
            <text:p>52,91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sturias<text:s/></text:p>
          </table:table-cell>
          <table:table-cell office:value-type="float" office:value="53486" table:style-name="ce77">
            <text:p>53.486</text:p>
          </table:table-cell>
          <table:table-cell office:value-type="float" office:value="38603" table:style-name="ce77">
            <text:p>38.603</text:p>
          </table:table-cell>
          <table:table-cell office:value-type="percentage" office:value="0.72174026848147177" table:style-name="ce78">
            <text:p>72,17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Baleares</text:p>
          </table:table-cell>
          <table:table-cell office:value-type="float" office:value="84404" table:style-name="ce77">
            <text:p>84.404</text:p>
          </table:table-cell>
          <table:table-cell office:value-type="float" office:value="27483" table:style-name="ce77">
            <text:p>27.483</text:p>
          </table:table-cell>
          <table:table-cell office:value-type="percentage" office:value="0.32561253021183828" table:style-name="ce78">
            <text:p>32,56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arias</text:p>
          </table:table-cell>
          <table:table-cell office:value-type="float" office:value="133490" table:style-name="ce77">
            <text:p>133.490</text:p>
          </table:table-cell>
          <table:table-cell office:value-type="float" office:value="67204" table:style-name="ce77">
            <text:p>67.204</text:p>
          </table:table-cell>
          <table:table-cell office:value-type="percentage" office:value="0.50343845980972357" table:style-name="ce78">
            <text:p>50,34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tabria</text:p>
          </table:table-cell>
          <table:table-cell office:value-type="float" office:value="36806" table:style-name="ce77">
            <text:p>36.806</text:p>
          </table:table-cell>
          <table:table-cell office:value-type="float" office:value="22270" table:style-name="ce77">
            <text:p>22.270</text:p>
          </table:table-cell>
          <table:table-cell office:value-type="percentage" office:value="0.60506439167527037" table:style-name="ce78">
            <text:p>60,51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stilla y León</text:p>
          </table:table-cell>
          <table:table-cell office:value-type="float" office:value="136938" table:style-name="ce77">
            <text:p>136.938</text:p>
          </table:table-cell>
          <table:table-cell office:value-type="float" office:value="91490" table:style-name="ce77">
            <text:p>91.490</text:p>
          </table:table-cell>
          <table:table-cell office:value-type="percentage" office:value="0.66811257649447198" table:style-name="ce78">
            <text:p>66,81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Castilla - La Mancha</text:p>
          </table:table-cell>
          <table:table-cell office:value-type="float" office:value="147544" table:style-name="ce77">
            <text:p>147.544</text:p>
          </table:table-cell>
          <table:table-cell office:value-type="float" office:value="88003" table:style-name="ce77">
            <text:p>88.003</text:p>
          </table:table-cell>
          <table:table-cell office:value-type="percentage" office:value="0.5964525836360679" table:style-name="ce78">
            <text:p>59,65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taluña</text:p>
          </table:table-cell>
          <table:table-cell office:value-type="float" office:value="559033" table:style-name="ce77">
            <text:p>559.033</text:p>
          </table:table-cell>
          <table:table-cell office:value-type="float" office:value="215916" table:style-name="ce77">
            <text:p>215.916</text:p>
          </table:table-cell>
          <table:table-cell office:value-type="percentage" office:value="0.38623122427477447" table:style-name="ce78">
            <text:p>38,62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. Valenciana</text:p>
          </table:table-cell>
          <table:table-cell office:value-type="float" office:value="352220" table:style-name="ce77">
            <text:p>352.220</text:p>
          </table:table-cell>
          <table:table-cell office:value-type="float" office:value="219666" table:style-name="ce77">
            <text:p>219.666</text:p>
          </table:table-cell>
          <table:table-cell office:value-type="percentage" office:value="0.62366134802112316" table:style-name="ce78">
            <text:p>62,37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Extremadura</text:p>
          </table:table-cell>
          <table:table-cell office:value-type="float" office:value="67546" table:style-name="ce77">
            <text:p>67.546</text:p>
          </table:table-cell>
          <table:table-cell office:value-type="float" office:value="46666" table:style-name="ce77">
            <text:p>46.666</text:p>
          </table:table-cell>
          <table:table-cell office:value-type="percentage" office:value="0.69087732804311142" table:style-name="ce78">
            <text:p>69,09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Galicia*</text:p>
          </table:table-cell>
          <table:table-cell office:value-type="float" office:value="153059" table:style-name="ce77">
            <text:p>153.059</text:p>
          </table:table-cell>
          <table:table-cell office:value-type="float" office:value="124669" table:style-name="ce77">
            <text:p>124.669</text:p>
          </table:table-cell>
          <table:table-cell office:value-type="percentage" office:value="0.8145159709654447" table:style-name="ce78">
            <text:p>81,45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La Rioja</text:p>
          </table:table-cell>
          <table:table-cell office:value-type="float" office:value="21936" table:style-name="ce77">
            <text:p>21.936</text:p>
          </table:table-cell>
          <table:table-cell office:value-type="float" office:value="13473" table:style-name="ce77">
            <text:p>13.473</text:p>
          </table:table-cell>
          <table:table-cell office:value-type="percentage" office:value="0.61419584245076586" table:style-name="ce78">
            <text:p>61,42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adrid</text:p>
          </table:table-cell>
          <table:table-cell office:value-type="float" office:value="491254" table:style-name="ce77">
            <text:p>491.254</text:p>
          </table:table-cell>
          <table:table-cell office:value-type="float" office:value="217403" table:style-name="ce77">
            <text:p>217.403</text:p>
          </table:table-cell>
          <table:table-cell office:value-type="percentage" office:value="0.442547032695917" table:style-name="ce78">
            <text:p>44,25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urcia<text:s text:c="2"/></text:p>
          </table:table-cell>
          <table:table-cell office:value-type="float" office:value="120647" table:style-name="ce77">
            <text:p>120.647</text:p>
          </table:table-cell>
          <table:table-cell office:value-type="float" office:value="62043" table:style-name="ce77">
            <text:p>62.043</text:p>
          </table:table-cell>
          <table:table-cell office:value-type="percentage" office:value="0.51425232289240508" table:style-name="ce78">
            <text:p>51,43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Navarra<text:s/></text:p>
          </table:table-cell>
          <table:table-cell office:value-type="float" office:value="48816" table:style-name="ce77">
            <text:p>48.816</text:p>
          </table:table-cell>
          <table:table-cell office:value-type="float" office:value="25231" table:style-name="ce77">
            <text:p>25.231</text:p>
          </table:table-cell>
          <table:table-cell office:value-type="percentage" office:value="0.51685922648312033" table:style-name="ce78">
            <text:p>51,69%</text:p>
          </table:table-cell>
          <table:table-cell office:value-type="date" office:date-value="2022-01-24T00:00:00" table:style-name="ce79">
            <text:p>2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País Vasco</text:p>
          </table:table-cell>
          <table:table-cell office:value-type="float" office:value="147320" table:style-name="ce77">
            <text:p>147.320</text:p>
          </table:table-cell>
          <table:table-cell office:value-type="float" office:value="77701" table:style-name="ce77">
            <text:p>77.701</text:p>
          </table:table-cell>
          <table:table-cell office:value-type="percentage" office:value="0.52743008417051318" table:style-name="ce78">
            <text:p>52,74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euta</text:p>
          </table:table-cell>
          <table:table-cell office:value-type="float" office:value="7952" table:style-name="ce77">
            <text:p>7.952</text:p>
          </table:table-cell>
          <table:table-cell office:value-type="float" office:value="2762" table:style-name="ce77">
            <text:p>2.762</text:p>
          </table:table-cell>
          <table:table-cell office:value-type="percentage" office:value="0.34733400402414488" table:style-name="ce78">
            <text:p>34,73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elilla</text:p>
          </table:table-cell>
          <table:table-cell office:value-type="float" office:value="9776" table:style-name="ce77">
            <text:p>9.776</text:p>
          </table:table-cell>
          <table:table-cell office:value-type="float" office:value="2902" table:style-name="ce77">
            <text:p>2.902</text:p>
          </table:table-cell>
          <table:table-cell office:value-type="percentage" office:value="0.2968494271685761" table:style-name="ce78">
            <text:p>29,68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Fuerzas Armadas*</text:p>
          </table:table-cell>
          <table:table-cell office:value-type="string" table:style-name="ce80">
            <text:p>-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1">
            <text:p>Sanidad Exterior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1-25T00:00:00" table:style-name="ce83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Totales</text:p>
          </table:table-cell>
          <table:table-cell office:value-type="float" office:value="3287411" table:style-name="ce85">
            <text:p>3.287.411</text:p>
          </table:table-cell>
          <table:table-cell office:value-type="float" office:value="1780120" table:style-name="ce85">
            <text:p>1.780.120</text:p>
          </table:table-cell>
          <table:table-cell office:value-type="percentage" office:value="0.54149602833354271" table:style-name="ce86">
            <text:p>54,15%</text:p>
          </table:table-cell>
          <table:table-cell table:style-name="ce87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27T18:26:18Z</dc:date>
  </office:meta>
</office:document-meta>
</file>